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order-top="none" fo:border-bottom="none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1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4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5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fo:border-top="thin dotted #BFBFBF" fo:border-bottom="thin solid #040404" fo:border-left="none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0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Default" style:data-style-name="N14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1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70C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B05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7030A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BF8F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5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6" style:family="table-cell" style:parent-style-name="Default" style:data-style-name="N14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4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BFBFBF" style:vertical-align="automatic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6" style:family="table-cell" style:parent-style-name="Default" style:data-style-name="N19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Normal_32_4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60" style:family="table-cell" style:parent-style-name="Normal_32_4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Normal_32_4_32_4" style:data-style-name="N0">
      <style:table-cell-properties style:vertical-align="automatic" fo:background-color="transparent"/>
    </style:style>
    <style:style style:name="ce62" style:family="table-cell" style:parent-style-name="Normal_32_4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6" style:family="table-cell" style:parent-style-name="Normal_32_4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8" style:family="table-cell" style:parent-style-name="Normal_32_4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0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_32_4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73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4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5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6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7" style:family="table-cell" style:parent-style-name="Normal_32_4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78" style:family="table-cell" style:parent-style-name="Normal_32_4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Normal_32_4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Porcentaje_32_4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Normal_32_4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Porcentaje_32_4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Normal_32_4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Normal_32_4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Porcentaje_32_4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Normal_32_4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88" style:family="table-cell" style:parent-style-name="Normal_32_4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Normal_32_4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Porcentaje_32_4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1" style:family="table-cell" style:parent-style-name="Porcentaje_32_4" style:data-style-name="N36"/>
    <style:style style:name="ce92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4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6" style:family="table-cell" style:parent-style-name="Normal_32_4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7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8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9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0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2" style:family="table-cell" style:parent-style-name="Default" style:data-style-name="N3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3" style:family="table-cell" style:parent-style-name="Default" style:data-style-name="N14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4" style:family="table-cell" style:parent-style-name="Default" style:data-style-name="N3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5" style:family="table-cell" style:parent-style-name="Default" style:data-style-name="N14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6" style:family="table-cell" style:parent-style-name="Default" style:data-style-name="N0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7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08" style:family="table-cell" style:parent-style-name="Default" style:data-style-name="N0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9" style:family="table-cell" style:parent-style-name="Default" style:data-style-name="N14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1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2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3" style:family="table-cell" style:parent-style-name="Normal_32_5" style:data-style-name="N0">
      <style:table-cell-properties style:vertical-align="automatic" fo:background-color="transparent"/>
    </style:style>
    <style:style style:name="ce114" style:family="table-cell" style:parent-style-name="Normal_32_5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5" style:family="table-cell" style:parent-style-name="Normal_32_5" style:data-style-name="N0">
      <style:table-cell-properties fo:border-top="none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16" style:family="table-cell" style:parent-style-name="Normal_32_4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7" style:family="table-cell" style:parent-style-name="Porcentaje_32_4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18" style:family="table-cell" style:parent-style-name="Normal_32_5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19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0" style:family="table-cell" style:parent-style-name="Normal_32_5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21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2" style:family="table-cell" style:parent-style-name="Normal_32_5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3" style:family="table-cell" style:parent-style-name="Normal_32_5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125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6" style:family="table-cell" style:parent-style-name="Normal_32_5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7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8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32_5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5" style:data-style-name="N0">
      <style:table-cell-properties style:vertical-align="top" fo:wrap-option="wra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31" style:family="table-cell" style:parent-style-name="Normal_32_5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2" style:family="table-cell" style:parent-style-name="Normal_32_5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3" style:family="table-cell" style:parent-style-name="Normal_32_5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4" style:family="table-cell" style:parent-style-name="Normal_32_5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5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6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7" style:family="table-cell" style:parent-style-name="Normal_32_5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8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9" style:family="table-cell" style:parent-style-name="Normal_32_5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40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40404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7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65.25pt" style:use-optimal-row-height="true" fo:break-before="auto"/>
    </style:style>
    <style:style style:name="ro9" style:family="table-row">
      <style:table-row-properties style:row-height="29.25pt" style:use-optimal-row-height="false" fo:break-before="auto"/>
    </style:style>
    <style:style style:name="ro10" style:family="table-row">
      <style:table-row-properties style:row-height="33pt" style:use-optimal-row-height="tru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23.25pt" style:use-optimal-row-height="false" fo:break-before="auto"/>
    </style:style>
    <style:style style:name="ro13" style:family="table-row">
      <style:table-row-properties style:row-height="45pt" style:use-optimal-row-height="true" fo:break-before="auto"/>
    </style:style>
    <style:style style:name="ro14" style:family="table-row">
      <style:table-row-properties style:row-height="15pt" style:use-optimal-row-height="false" fo:break-before="auto"/>
    </style:style>
    <style:style style:name="ro15" style:family="table-row">
      <style:table-row-properties style:row-height="48.75pt" style:use-optimal-row-height="true" fo:break-before="auto"/>
    </style:style>
    <style:style style:name="ro16" style:family="table-row">
      <style:table-row-properties style:row-height="24pt" style:use-optimal-row-height="true" fo:break-before="auto"/>
    </style:style>
    <style:style style:name="ro17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66000" table:style-name="ce7">
            <text:p>966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974470" table:style-name="ce9">
            <text:p>16.974.470</text:p>
          </table:table-cell>
          <table:table-cell office:value-type="float" office:value="17345965.5" table:style-name="ce9">
            <text:p>17.345.966</text:p>
          </table:table-cell>
          <table:table-cell office:value-type="percentage" office:value="1" table:style-name="ce10">
            <text:p>100,0%</text:p>
          </table:table-cell>
          <table:table-cell office:value-type="float" office:value="7489790" table:style-name="ce8">
            <text:p>7.489.790</text:p>
          </table:table-cell>
          <table:table-cell office:value-type="float" office:value="7354043" table:style-name="ce8">
            <text:p>7.354.043</text:p>
          </table:table-cell>
          <table:table-cell office:value-type="float" office:value="4230763" table:style-name="ce8">
            <text:p>4.230.763</text:p>
          </table:table-cell>
          <table:table-cell office:value-type="date" office:date-value="2022-09-28T00:00:00" table:style-name="ce11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23230" table:style-name="ce7">
            <text:p>423.23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3514" table:style-name="ce14">
            <text:p>2.743.514</text:p>
          </table:table-cell>
          <table:table-cell office:value-type="float" office:value="2688866.5" table:style-name="ce14">
            <text:p>2.688.867</text:p>
          </table:table-cell>
          <table:table-cell office:value-type="percentage" office:value="0.98008120242871" table:style-name="ce15">
            <text:p>98,0%</text:p>
          </table:table-cell>
          <table:table-cell office:value-type="float" office:value="1152357" table:style-name="ce13">
            <text:p>1.152.357</text:p>
          </table:table-cell>
          <table:table-cell office:value-type="float" office:value="1132336" table:style-name="ce13">
            <text:p>1.132.336</text:p>
          </table:table-cell>
          <table:table-cell office:value-type="float" office:value="733164" table:style-name="ce13">
            <text:p>733.16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3602.5" table:style-name="ce14">
            <text:p>2.303.603</text:p>
          </table:table-cell>
          <table:table-cell office:value-type="percentage" office:value="0.93898231645006702" table:style-name="ce15">
            <text:p>93,9%</text:p>
          </table:table-cell>
          <table:table-cell office:value-type="float" office:value="929877" table:style-name="ce13">
            <text:p>929.877</text:p>
          </table:table-cell>
          <table:table-cell office:value-type="float" office:value="920754" table:style-name="ce13">
            <text:p>920.754</text:p>
          </table:table-cell>
          <table:table-cell office:value-type="float" office:value="730328" table:style-name="ce13">
            <text:p>730.328</text:p>
          </table:table-cell>
          <table:table-cell office:value-type="date" office:date-value="2022-09-27T00:00:00" table:style-name="ce16">
            <text:p>2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972" table:style-name="ce7">
            <text:p>1.284.972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642" table:style-name="ce14">
            <text:p>2.119.642</text:p>
          </table:table-cell>
          <table:table-cell office:value-type="float" office:value="2061099.5" table:style-name="ce14">
            <text:p>2.061.100</text:p>
          </table:table-cell>
          <table:table-cell office:value-type="percentage" office:value="0.97238094923576712" table:style-name="ce15">
            <text:p>97,2%</text:p>
          </table:table-cell>
          <table:table-cell office:value-type="float" office:value="929415" table:style-name="ce13">
            <text:p>929.415</text:p>
          </table:table-cell>
          <table:table-cell office:value-type="float" office:value="914426" table:style-name="ce13">
            <text:p>914.426</text:p>
          </table:table-cell>
          <table:table-cell office:value-type="float" office:value="495504" table:style-name="ce13">
            <text:p>495.50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4748" table:style-name="ce7">
            <text:p>2.834.748</text:p>
          </table:table-cell>
          <table:table-cell office:value-type="float" office:value="230540" table:style-name="ce7">
            <text:p>230.540</text:p>
          </table:table-cell>
          <table:table-cell office:value-type="float" office:value="796470" table:style-name="ce7">
            <text:p>796.47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50128" table:style-name="ce14">
            <text:p>4.450.128</text:p>
          </table:table-cell>
          <table:table-cell office:value-type="float" office:value="4199799" table:style-name="ce14">
            <text:p>4.199.799</text:p>
          </table:table-cell>
          <table:table-cell office:value-type="percentage" office:value="0.94374791017247139" table:style-name="ce15">
            <text:p>94,4%</text:p>
          </table:table-cell>
          <table:table-cell office:value-type="float" office:value="1824946" table:style-name="ce13">
            <text:p>1.824.946</text:p>
          </table:table-cell>
          <table:table-cell office:value-type="float" office:value="1769849" table:style-name="ce13">
            <text:p>1.769.849</text:p>
          </table:table-cell>
          <table:table-cell office:value-type="float" office:value="1026047" table:style-name="ce13">
            <text:p>1.026.04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70078" table:style-name="ce14">
            <text:p>1.270.078</text:p>
          </table:table-cell>
          <table:table-cell office:value-type="percentage" office:value="0.97907679499236833" table:style-name="ce15">
            <text:p>97,9%</text:p>
          </table:table-cell>
          <table:table-cell office:value-type="float" office:value="520251" table:style-name="ce13">
            <text:p>520.251</text:p>
          </table:table-cell>
          <table:table-cell office:value-type="float" office:value="517331" table:style-name="ce13">
            <text:p>517.331</text:p>
          </table:table-cell>
          <table:table-cell office:value-type="float" office:value="355898" table:style-name="ce13">
            <text:p>355.898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695" table:style-name="ce7">
            <text:p>4.084.695</text:p>
          </table:table-cell>
          <table:table-cell office:value-type="float" office:value="280480" table:style-name="ce7">
            <text:p>280.480</text:p>
          </table:table-cell>
          <table:table-cell office:value-type="float" office:value="691850" table:style-name="ce7">
            <text:p>691.85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23830" table:style-name="ce14">
            <text:p>5.623.830</text:p>
          </table:table-cell>
          <table:table-cell office:value-type="float" office:value="5358041" table:style-name="ce14">
            <text:p>5.358.041</text:p>
          </table:table-cell>
          <table:table-cell office:value-type="percentage" office:value="0.95273879189093558" table:style-name="ce15">
            <text:p>95,3%</text:p>
          </table:table-cell>
          <table:table-cell office:value-type="float" office:value="2152901" table:style-name="ce13">
            <text:p>2.152.901</text:p>
          </table:table-cell>
          <table:table-cell office:value-type="float" office:value="2127808" table:style-name="ce13">
            <text:p>2.127.808</text:p>
          </table:table-cell>
          <table:table-cell office:value-type="float" office:value="1541575" table:style-name="ce13">
            <text:p>1.541.575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2769" table:style-name="ce7">
            <text:p>2.762.769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7914" table:style-name="ce14">
            <text:p>4.207.914</text:p>
          </table:table-cell>
          <table:table-cell office:value-type="float" office:value="4044428.5" table:style-name="ce14">
            <text:p>4.044.429</text:p>
          </table:table-cell>
          <table:table-cell office:value-type="percentage" office:value="0.96114808905315086" table:style-name="ce15">
            <text:p>96,1%</text:p>
          </table:table-cell>
          <table:table-cell office:value-type="float" office:value="1769298" table:style-name="ce13">
            <text:p>1.769.298</text:p>
          </table:table-cell>
          <table:table-cell office:value-type="float" office:value="1718991" table:style-name="ce13">
            <text:p>1.718.991</text:p>
          </table:table-cell>
          <table:table-cell office:value-type="float" office:value="1112154" table:style-name="ce13">
            <text:p>1.112.15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410872.5" table:style-name="ce14">
            <text:p>14.410.873</text:p>
          </table:table-cell>
          <table:table-cell office:value-type="percentage" office:value="1" table:style-name="ce15">
            <text:p>100,0%</text:p>
          </table:table-cell>
          <table:table-cell office:value-type="float" office:value="6502940" table:style-name="ce13">
            <text:p>6.502.940</text:p>
          </table:table-cell>
          <table:table-cell office:value-type="float" office:value="6369201" table:style-name="ce13">
            <text:p>6.369.201</text:p>
          </table:table-cell>
          <table:table-cell office:value-type="float" office:value="3916209" table:style-name="ce13">
            <text:p>3.916.20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08172" table:style-name="ce7">
            <text:p>6.708.172</text:p>
          </table:table-cell>
          <table:table-cell office:value-type="float" office:value="543670" table:style-name="ce7">
            <text:p>543.670</text:p>
          </table:table-cell>
          <table:table-cell office:value-type="float" office:value="2120240" table:style-name="ce7">
            <text:p>2.120.240</text:p>
          </table:table-cell>
          <table:table-cell office:value-type="float" office:value="857060" table:style-name="ce7">
            <text:p>857.060</text:p>
          </table:table-cell>
          <table:table-cell office:value-type="float" office:value="208530" table:style-name="ce13">
            <text:p>208.530</text:p>
          </table:table-cell>
          <table:table-cell office:value-type="float" office:value="10437672" table:style-name="ce14">
            <text:p>10.437.672</text:p>
          </table:table-cell>
          <table:table-cell office:value-type="float" office:value="10223978" table:style-name="ce14">
            <text:p>10.223.978</text:p>
          </table:table-cell>
          <table:table-cell office:value-type="percentage" office:value="0.97952666073430938" table:style-name="ce15">
            <text:p>98,0%</text:p>
          </table:table-cell>
          <table:table-cell office:value-type="float" office:value="4454726" table:style-name="ce13">
            <text:p>4.454.726</text:p>
          </table:table-cell>
          <table:table-cell office:value-type="float" office:value="4394597" table:style-name="ce13">
            <text:p>4.394.597</text:p>
          </table:table-cell>
          <table:table-cell office:value-type="float" office:value="3008334" table:style-name="ce13">
            <text:p>3.008.33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481" table:style-name="ce7">
            <text:p>1.639.481</text:p>
          </table:table-cell>
          <table:table-cell office:value-type="float" office:value="155680" table:style-name="ce7">
            <text:p>155.680</text:p>
          </table:table-cell>
          <table:table-cell office:value-type="float" office:value="303980" table:style-name="ce7">
            <text:p>303.98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8971" table:style-name="ce14">
            <text:p>2.318.971</text:p>
          </table:table-cell>
          <table:table-cell office:value-type="float" office:value="2356949" table:style-name="ce14">
            <text:p>2.356.949</text:p>
          </table:table-cell>
          <table:table-cell office:value-type="percentage" office:value="1" table:style-name="ce15">
            <text:p>100,0%</text:p>
          </table:table-cell>
          <table:table-cell office:value-type="float" office:value="970673" table:style-name="ce13">
            <text:p>970.673</text:p>
          </table:table-cell>
          <table:table-cell office:value-type="float" office:value="953469" table:style-name="ce13">
            <text:p>953.469</text:p>
          </table:table-cell>
          <table:table-cell office:value-type="float" office:value="658800" table:style-name="ce13">
            <text:p>658.80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53800" table:style-name="ce7">
            <text:p>253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7174" table:style-name="ce14">
            <text:p>6.057.174</text:p>
          </table:table-cell>
          <table:table-cell office:value-type="float" office:value="6180832" table:style-name="ce14">
            <text:p>6.180.832</text:p>
          </table:table-cell>
          <table:table-cell office:value-type="percentage" office:value="1" table:style-name="ce15">
            <text:p>100,0%</text:p>
          </table:table-cell>
          <table:table-cell office:value-type="float" office:value="2483258" table:style-name="ce13">
            <text:p>2.483.258</text:p>
          </table:table-cell>
          <table:table-cell office:value-type="float" office:value="2459083" table:style-name="ce13">
            <text:p>2.459.083</text:p>
          </table:table-cell>
          <table:table-cell office:value-type="float" office:value="2003827" table:style-name="ce13">
            <text:p>2.003.82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40" table:style-name="ce7">
            <text:p>47.140</text:p>
          </table:table-cell>
          <table:table-cell office:value-type="float" office:value="108710" table:style-name="ce7">
            <text:p>108.71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8047" table:style-name="ce14">
            <text:p>688.047</text:p>
          </table:table-cell>
          <table:table-cell office:value-type="float" office:value="659498" table:style-name="ce14">
            <text:p>659.498</text:p>
          </table:table-cell>
          <table:table-cell office:value-type="percentage" office:value="0.95850719500266701" table:style-name="ce15">
            <text:p>95,9%</text:p>
          </table:table-cell>
          <table:table-cell office:value-type="float" office:value="284790" table:style-name="ce13">
            <text:p>284.790</text:p>
          </table:table-cell>
          <table:table-cell office:value-type="float" office:value="287017" table:style-name="ce13">
            <text:p>287.017</text:p>
          </table:table-cell>
          <table:table-cell office:value-type="float" office:value="188315" table:style-name="ce13">
            <text:p>188.315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93663" table:style-name="ce14">
            <text:p>13.493.663</text:p>
          </table:table-cell>
          <table:table-cell office:value-type="percentage" office:value="0.98659126544420561" table:style-name="ce15">
            <text:p>98,7%</text:p>
          </table:table-cell>
          <table:table-cell office:value-type="float" office:value="5779341" table:style-name="ce13">
            <text:p>5.779.341</text:p>
          </table:table-cell>
          <table:table-cell office:value-type="float" office:value="5736895" table:style-name="ce13">
            <text:p>5.736.895</text:p>
          </table:table-cell>
          <table:table-cell office:value-type="float" office:value="3524967" table:style-name="ce13">
            <text:p>3.524.96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4465" table:style-name="ce7">
            <text:p>1.784.46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5275" table:style-name="ce14">
            <text:p>2.935.275</text:p>
          </table:table-cell>
          <table:table-cell office:value-type="float" office:value="2852721" table:style-name="ce14">
            <text:p>2.852.721</text:p>
          </table:table-cell>
          <table:table-cell office:value-type="percentage" office:value="0.97187520760405754" table:style-name="ce15">
            <text:p>97,2%</text:p>
          </table:table-cell>
          <table:table-cell office:value-type="float" office:value="1301883" table:style-name="ce13">
            <text:p>1.301.883</text:p>
          </table:table-cell>
          <table:table-cell office:value-type="float" office:value="1283075" table:style-name="ce13">
            <text:p>1.283.075</text:p>
          </table:table-cell>
          <table:table-cell office:value-type="float" office:value="716214" table:style-name="ce13">
            <text:p>716.21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5749" table:style-name="ce7">
            <text:p>895.749</text:p>
          </table:table-cell>
          <table:table-cell office:value-type="float" office:value="77800" table:style-name="ce7">
            <text:p>77.800</text:p>
          </table:table-cell>
          <table:table-cell office:value-type="float" office:value="273760" table:style-name="ce7">
            <text:p>273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6169" table:style-name="ce14">
            <text:p>1.406.169</text:p>
          </table:table-cell>
          <table:table-cell office:value-type="float" office:value="1337155" table:style-name="ce14">
            <text:p>1.337.155</text:p>
          </table:table-cell>
          <table:table-cell office:value-type="percentage" office:value="0.95092055080150395" table:style-name="ce15">
            <text:p>95,1%</text:p>
          </table:table-cell>
          <table:table-cell office:value-type="float" office:value="568981" table:style-name="ce13">
            <text:p>568.981</text:p>
          </table:table-cell>
          <table:table-cell office:value-type="float" office:value="563709" table:style-name="ce13">
            <text:p>563.709</text:p>
          </table:table-cell>
          <table:table-cell office:value-type="float" office:value="371490" table:style-name="ce13">
            <text:p>371.49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6528" table:style-name="ce7">
            <text:p>2.976.52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9933" table:style-name="ce14">
            <text:p>4.519.933</text:p>
          </table:table-cell>
          <table:table-cell office:value-type="float" office:value="4462662" table:style-name="ce14">
            <text:p>4.462.662</text:p>
          </table:table-cell>
          <table:table-cell office:value-type="percentage" office:value="0.98732923695992836" table:style-name="ce15">
            <text:p>98,7%</text:p>
          </table:table-cell>
          <table:table-cell office:value-type="float" office:value="1953544" table:style-name="ce13">
            <text:p>1.953.544</text:p>
          </table:table-cell>
          <table:table-cell office:value-type="float" office:value="1918126" table:style-name="ce13">
            <text:p>1.918.126</text:p>
          </table:table-cell>
          <table:table-cell office:value-type="float" office:value="1234422" table:style-name="ce13">
            <text:p>1.234.422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60367.5" table:style-name="ce14">
            <text:p>160.368</text:p>
          </table:table-cell>
          <table:table-cell office:value-type="percentage" office:value="0.91853245585396726" table:style-name="ce15">
            <text:p>91,9%</text:p>
          </table:table-cell>
          <table:table-cell office:value-type="float" office:value="68574" table:style-name="ce13">
            <text:p>68.574</text:p>
          </table:table-cell>
          <table:table-cell office:value-type="float" office:value="65735" table:style-name="ce13">
            <text:p>65.735</text:p>
          </table:table-cell>
          <table:table-cell office:value-type="float" office:value="43939" table:style-name="ce13">
            <text:p>43.93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1336.5" table:style-name="ce14">
            <text:p>151.337</text:p>
          </table:table-cell>
          <table:table-cell office:value-type="percentage" office:value="0.95516599343600106" table:style-name="ce15">
            <text:p>95,5%</text:p>
          </table:table-cell>
          <table:table-cell office:value-type="float" office:value="66602" table:style-name="ce13">
            <text:p>66.602</text:p>
          </table:table-cell>
          <table:table-cell office:value-type="float" office:value="63364" table:style-name="ce13">
            <text:p>63.364</text:p>
          </table:table-cell>
          <table:table-cell office:value-type="float" office:value="37033" table:style-name="ce13">
            <text:p>37.033</text:p>
          </table:table-cell>
          <table:table-cell office:value-type="date" office:date-value="2022-09-28T00:00:00" table:style-name="ce17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742" table:style-name="ce14">
            <text:p>207.742</text:p>
          </table:table-cell>
          <table:table-cell office:value-type="percentage" office:value="0.93034357982229865" table:style-name="ce15">
            <text:p>93,0%</text:p>
          </table:table-cell>
          <table:table-cell office:value-type="float" office:value="95153" table:style-name="ce13">
            <text:p>95.153</text:p>
          </table:table-cell>
          <table:table-cell office:value-type="float" office:value="94785" table:style-name="ce13">
            <text:p>94.785</text:p>
          </table:table-cell>
          <table:table-cell office:value-type="float" office:value="51251" table:style-name="ce13">
            <text:p>51.251</text:p>
          </table:table-cell>
          <table:table-cell office:value-type="date" office:date-value="2022-08-01T00:00:00" table:style-name="ce17">
            <text:p>0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68.5" table:style-name="ce14">
            <text:p>13.469</text:p>
          </table:table-cell>
          <table:table-cell office:value-type="percentage" office:value="1" table:style-name="ce15">
            <text:p>100,0%</text:p>
          </table:table-cell>
          <table:table-cell office:value-type="float" office:value="8128" table:style-name="ce13">
            <text:p>8.128</text:p>
          </table:table-cell>
          <table:table-cell office:value-type="float" office:value="8140" table:style-name="ce13">
            <text:p>8.140</text:p>
          </table:table-cell>
          <table:table-cell office:value-type="float" office:value="4121" table:style-name="ce13">
            <text:p>4.121</text:p>
          </table:table-cell>
          <table:table-cell office:value-type="date" office:date-value="2022-09-21T00:00:00" table:style-name="ce17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57457" table:style-name="ce19">
            <text:p>63.857.457</text:p>
          </table:table-cell>
          <table:table-cell office:value-type="float" office:value="4932650" table:style-name="ce19">
            <text:p>4.932.650</text:p>
          </table:table-cell>
          <table:table-cell office:value-type="float" office:value="17097890" table:style-name="ce20">
            <text:p>17.097.890</text:p>
          </table:table-cell>
          <table:table-cell office:value-type="float" office:value="8962110" table:style-name="ce21">
            <text:p>8.962.110</text:p>
          </table:table-cell>
          <table:table-cell office:value-type="float" office:value="2023960" table:style-name="ce22">
            <text:p>2.023.960</text:p>
          </table:table-cell>
          <table:table-cell office:value-type="float" office:value="96874067" table:style-name="ce23">
            <text:p>96.874.067</text:p>
          </table:table-cell>
          <table:table-cell office:value-type="float" office:value="95783125.5" table:style-name="ce23">
            <text:p>95.783.126</text:p>
          </table:table-cell>
          <table:table-cell office:value-type="percentage" office:value="0.98873855992853077" table:style-name="ce24">
            <text:p>98,9%</text:p>
          </table:table-cell>
          <table:table-cell office:value-type="float" office:value="41307428" table:style-name="ce23">
            <text:p>41.307.428</text:p>
          </table:table-cell>
          <table:table-cell office:value-type="float" office:value="40652734" table:style-name="ce23">
            <text:p>40.652.734</text:p>
          </table:table-cell>
          <table:table-cell office:value-type="float" office:value="25984355" table:style-name="ce23">
            <text:p>25.984.35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Comunicacion_1" table:style-name="ta2">
        <table:table-column table:style-name="co4" table:number-columns-repeated="16384" table:default-cell-style-name="ce1"/>
        <table:table-row table:style-name="ro6">
          <table:table-cell table:number-columns-spanned="1" table:number-rows-spanned="2" table:style-name="ce47"/>
          <table:table-cell office:value-type="string" table:number-columns-spanned="1" table:number-rows-spanned="2" table:style-name="ce48">
            <text:p>Dosis entregadas Pfizer<text:s/><text:span text:style-name="T2">(1)</text:span></text:p>
          </table:table-cell>
          <table:table-cell office:value-type="string" table:number-columns-spanned="1" table:number-rows-spanned="2" table:style-name="ce48">
            <text:p>Dosis entregadas Pfizer pediátrica<text:span text:style-name="T2">(1)</text:span></text:p>
          </table:table-cell>
          <table:table-cell office:value-type="string" table:style-name="ce27">
            <text:p>Dosis entregadas Pfizer</text:p>
          </table:table-cell>
          <table:table-cell office:value-type="string" table:number-columns-spanned="1" table:number-rows-spanned="2" table:style-name="ce48">
            <text:p>Dosis entregadas Moderna<text:s/><text:span text:style-name="T2">(1)</text:span></text:p>
          </table:table-cell>
          <table:table-cell office:value-type="string" table:number-columns-spanned="1" table:number-rows-spanned="2" table:style-name="ce48">
            <text:p>Dosis entregadas Moderna adaptada<text:s/><text:span text:style-name="T2">(1)</text:span></text:p>
          </table:table-cell>
          <table:table-cell office:value-type="string" table:number-columns-spanned="1" table:number-rows-spanned="2" table:style-name="ce48">
            <text:p>Dosis entregadas AstraZeneca<text:s/><text:span text:style-name="T2">(1)</text:span></text:p>
          </table:table-cell>
          <table:table-cell office:value-type="string" table:number-columns-spanned="1" table:number-rows-spanned="2" table:style-name="ce48">
            <text:p>Dosis entregadas Janssen<text:s/><text:span text:style-name="T2">(1)</text:span></text:p>
          </table:table-cell>
          <table:table-cell office:value-type="string" table:number-columns-spanned="1" table:number-rows-spanned="2" table:style-name="ce48">
            <text:p>Dosis entregadas total<text:s/><text:span text:style-name="T2">(1)</text:span></text:p>
          </table:table-cell>
          <table:table-cell office:value-type="string" table:number-columns-spanned="1" table:number-rows-spanned="2" table:style-name="ce48">
            <text:p>Dosis administradas<text:s/><text:span text:style-name="T2">(2)*</text:span></text:p>
          </table:table-cell>
          <table:table-cell office:value-type="string" table:number-columns-spanned="1" table:number-rows-spanned="2" table:style-name="ce48">
            <text:p>% sobre entregadas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table-cell office:value-type="string" table:style-name="ce28">
            <text:p>adaptada<text:s/><text:span text:style-name="T2">(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11421630" table:style-name="ce30">
            <text:p>11.421.630</text:p>
          </table:table-cell>
          <table:table-cell office:value-type="float" office:value="997000" table:style-name="ce30">
            <text:p>997.000</text:p>
          </table:table-cell>
          <table:table-cell office:value-type="float" office:value="1866240" table:style-name="ce30">
            <text:p>1.866.240</text:p>
          </table:table-cell>
          <table:table-cell office:value-type="float" office:value="2716140" table:style-name="ce30">
            <text:p>2.716.140</text:p>
          </table:table-cell>
          <table:table-cell office:value-type="float" office:value="163500" table:style-name="ce30">
            <text:p>163.500</text:p>
          </table:table-cell>
          <table:table-cell office:value-type="float" office:value="1537200" table:style-name="ce30">
            <text:p>1.537.200</text:p>
          </table:table-cell>
          <table:table-cell office:value-type="float" office:value="333500" table:style-name="ce30">
            <text:p>333.500</text:p>
          </table:table-cell>
          <table:table-cell office:value-type="float" office:value="19035210" table:style-name="ce30">
            <text:p>19.035.210</text:p>
          </table:table-cell>
          <table:table-cell office:value-type="float" office:value="18871078" table:style-name="ce30">
            <text:p>18.871.078</text:p>
          </table:table-cell>
          <table:table-cell office:value-type="percentage" office:value="0.99137745262594945" table:style-name="ce31">
            <text:p>99,14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864317" table:style-name="ce33">
            <text:p>1.864.317</text:p>
          </table:table-cell>
          <table:table-cell office:value-type="float" office:value="152930" table:style-name="ce33">
            <text:p>152.930</text:p>
          </table:table-cell>
          <table:table-cell office:value-type="float" office:value="411954" table:style-name="ce33">
            <text:p>411.954</text:p>
          </table:table-cell>
          <table:table-cell office:value-type="float" office:value="423230" table:style-name="ce33">
            <text:p>423.230</text:p>
          </table:table-cell>
          <table:table-cell office:value-type="float" office:value="33000" table:style-name="ce33">
            <text:p>33.000</text:p>
          </table:table-cell>
          <table:table-cell office:value-type="float" office:value="252500" table:style-name="ce33">
            <text:p>252.500</text:p>
          </table:table-cell>
          <table:table-cell office:value-type="float" office:value="58035" table:style-name="ce33">
            <text:p>58.035</text:p>
          </table:table-cell>
          <table:table-cell office:value-type="float" office:value="3195966" table:style-name="ce33">
            <text:p>3.195.966</text:p>
          </table:table-cell>
          <table:table-cell office:value-type="float" office:value="3009806.5" table:style-name="ce33">
            <text:p>3.009.807</text:p>
          </table:table-cell>
          <table:table-cell office:value-type="percentage" office:value="0.94175172702087573" table:style-name="ce34">
            <text:p>94,1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1497221" table:style-name="ce33">
            <text:p>1.497.221</text:p>
          </table:table-cell>
          <table:table-cell office:value-type="float" office:value="116000" table:style-name="ce33">
            <text:p>116.000</text:p>
          </table:table-cell>
          <table:table-cell office:value-type="float" office:value="506880" table:style-name="ce33">
            <text:p>506.880</text:p>
          </table:table-cell>
          <table:table-cell office:value-type="float" office:value="369610" table:style-name="ce33">
            <text:p>369.610</text:p>
          </table:table-cell>
          <table:table-cell office:value-type="float" office:value="30600" table:style-name="ce33">
            <text:p>30.600</text:p>
          </table:table-cell>
          <table:table-cell office:value-type="float" office:value="219760" table:style-name="ce33">
            <text:p>219.760</text:p>
          </table:table-cell>
          <table:table-cell office:value-type="float" office:value="42940" table:style-name="ce33">
            <text:p>42.940</text:p>
          </table:table-cell>
          <table:table-cell office:value-type="float" office:value="2783011" table:style-name="ce33">
            <text:p>2.783.011</text:p>
          </table:table-cell>
          <table:table-cell office:value-type="float" office:value="2645639" table:style-name="ce33">
            <text:p>2.645.639</text:p>
          </table:table-cell>
          <table:table-cell office:value-type="percentage" office:value="0.95063907401012793" table:style-name="ce34">
            <text:p>95,06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1291146" table:style-name="ce33">
            <text:p>1.291.146</text:p>
          </table:table-cell>
          <table:table-cell office:value-type="float" office:value="99860" table:style-name="ce33">
            <text:p>99.860</text:p>
          </table:table-cell>
          <table:table-cell office:value-type="float" office:value="252198" table:style-name="ce33">
            <text:p>252.198</text:p>
          </table:table-cell>
          <table:table-cell office:value-type="float" office:value="433590" table:style-name="ce33">
            <text:p>433.590</text:p>
          </table:table-cell>
          <table:table-cell office:value-type="float" office:value="22200" table:style-name="ce33">
            <text:p>22.200</text:p>
          </table:table-cell>
          <table:table-cell office:value-type="float" office:value="225400" table:style-name="ce33">
            <text:p>225.400</text:p>
          </table:table-cell>
          <table:table-cell office:value-type="float" office:value="50040" table:style-name="ce33">
            <text:p>50.040</text:p>
          </table:table-cell>
          <table:table-cell office:value-type="float" office:value="2374434" table:style-name="ce33">
            <text:p>2.374.434</text:p>
          </table:table-cell>
          <table:table-cell office:value-type="float" office:value="2228073" table:style-name="ce33">
            <text:p>2.228.073</text:p>
          </table:table-cell>
          <table:table-cell office:value-type="percentage" office:value="0.93835962591506017" table:style-name="ce34">
            <text:p>93,84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2834358" table:style-name="ce33">
            <text:p>2.834.358</text:p>
          </table:table-cell>
          <table:table-cell office:value-type="float" office:value="231950" table:style-name="ce33">
            <text:p>231.950</text:p>
          </table:table-cell>
          <table:table-cell office:value-type="float" office:value="603648" table:style-name="ce33">
            <text:p>603.648</text:p>
          </table:table-cell>
          <table:table-cell office:value-type="float" office:value="796470" table:style-name="ce33">
            <text:p>796.470</text:p>
          </table:table-cell>
          <table:table-cell office:value-type="float" office:value="43200" table:style-name="ce33">
            <text:p>43.200</text:p>
          </table:table-cell>
          <table:table-cell office:value-type="float" office:value="455710" table:style-name="ce33">
            <text:p>455.710</text:p>
          </table:table-cell>
          <table:table-cell office:value-type="float" office:value="132660" table:style-name="ce33">
            <text:p>132.660</text:p>
          </table:table-cell>
          <table:table-cell office:value-type="float" office:value="5097996" table:style-name="ce33">
            <text:p>5.097.996</text:p>
          </table:table-cell>
          <table:table-cell office:value-type="float" office:value="4457379" table:style-name="ce33">
            <text:p>4.457.379</text:p>
          </table:table-cell>
          <table:table-cell office:value-type="percentage" office:value="0.87433944632361427" table:style-name="ce34">
            <text:p>87,4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919185" table:style-name="ce33">
            <text:p>919.185</text:p>
          </table:table-cell>
          <table:table-cell office:value-type="float" office:value="60000" table:style-name="ce33">
            <text:p>60.000</text:p>
          </table:table-cell>
          <table:table-cell office:value-type="float" office:value="144000" table:style-name="ce33">
            <text:p>144.000</text:p>
          </table:table-cell>
          <table:table-cell office:value-type="float" office:value="175400" table:style-name="ce33">
            <text:p>175.400</text:p>
          </table:table-cell>
          <table:table-cell office:value-type="float" office:value="15600" table:style-name="ce33">
            <text:p>15.600</text:p>
          </table:table-cell>
          <table:table-cell office:value-type="float" office:value="120490" table:style-name="ce33">
            <text:p>120.490</text:p>
          </table:table-cell>
          <table:table-cell office:value-type="float" office:value="22145" table:style-name="ce33">
            <text:p>22.145</text:p>
          </table:table-cell>
          <table:table-cell office:value-type="float" office:value="1456820" table:style-name="ce33">
            <text:p>1.456.820</text:p>
          </table:table-cell>
          <table:table-cell office:value-type="float" office:value="1400124" table:style-name="ce33">
            <text:p>1.400.124</text:p>
          </table:table-cell>
          <table:table-cell office:value-type="percentage" office:value="0.96108235746351645" table:style-name="ce34">
            <text:p>96,1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4084281" table:style-name="ce33">
            <text:p>4.084.281</text:p>
          </table:table-cell>
          <table:table-cell office:value-type="float" office:value="283630" table:style-name="ce33">
            <text:p>283.630</text:p>
          </table:table-cell>
          <table:table-cell office:value-type="float" office:value="852090" table:style-name="ce33">
            <text:p>852.090</text:p>
          </table:table-cell>
          <table:table-cell office:value-type="float" office:value="576550" table:style-name="ce33">
            <text:p>576.550</text:p>
          </table:table-cell>
          <table:table-cell office:value-type="float" office:value="0" table:style-name="ce35">
            <text:p>0</text:p>
          </table:table-cell>
          <table:table-cell office:value-type="float" office:value="472170" table:style-name="ce33">
            <text:p>472.170</text:p>
          </table:table-cell>
          <table:table-cell office:value-type="float" office:value="94635" table:style-name="ce33">
            <text:p>94.635</text:p>
          </table:table-cell>
          <table:table-cell office:value-type="float" office:value="6363356" table:style-name="ce33">
            <text:p>6.363.356</text:p>
          </table:table-cell>
          <table:table-cell office:value-type="float" office:value="6011350.5" table:style-name="ce33">
            <text:p>6.011.351</text:p>
          </table:table-cell>
          <table:table-cell office:value-type="percentage" office:value="0.94468241286516108" table:style-name="ce34">
            <text:p>94,47%</text:p>
          </table:table-cell>
          <table:table-cell table:number-columns-repeated="16373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2762673" table:style-name="ce33">
            <text:p>2.762.673</text:p>
          </table:table-cell>
          <table:table-cell office:value-type="float" office:value="265150" table:style-name="ce33">
            <text:p>265.150</text:p>
          </table:table-cell>
          <table:table-cell office:value-type="float" office:value="782520" table:style-name="ce33">
            <text:p>782.520</text:p>
          </table:table-cell>
          <table:table-cell office:value-type="float" office:value="712830" table:style-name="ce33">
            <text:p>712.830</text:p>
          </table:table-cell>
          <table:table-cell office:value-type="float" office:value="91200" table:style-name="ce33">
            <text:p>91.200</text:p>
          </table:table-cell>
          <table:table-cell office:value-type="float" office:value="381270" table:style-name="ce33">
            <text:p>381.270</text:p>
          </table:table-cell>
          <table:table-cell office:value-type="float" office:value="93045" table:style-name="ce33">
            <text:p>93.045</text:p>
          </table:table-cell>
          <table:table-cell office:value-type="float" office:value="5088688" table:style-name="ce33">
            <text:p>5.088.688</text:p>
          </table:table-cell>
          <table:table-cell office:value-type="float" office:value="4451331.5" table:style-name="ce33">
            <text:p>4.451.332</text:p>
          </table:table-cell>
          <table:table-cell office:value-type="percentage" office:value="0.8747503285719227" table:style-name="ce34">
            <text:p>87,4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8920694" table:style-name="ce33">
            <text:p>8.920.694</text:p>
          </table:table-cell>
          <table:table-cell office:value-type="float" office:value="513870" table:style-name="ce33">
            <text:p>513.870</text:p>
          </table:table-cell>
          <table:table-cell office:value-type="float" office:value="1785600" table:style-name="ce33">
            <text:p>1.785.600</text:p>
          </table:table-cell>
          <table:table-cell office:value-type="float" office:value="3139230" table:style-name="ce33">
            <text:p>3.139.230</text:p>
          </table:table-cell>
          <table:table-cell office:value-type="float" office:value="0" table:style-name="ce35">
            <text:p>0</text:p>
          </table:table-cell>
          <table:table-cell office:value-type="float" office:value="1484370" table:style-name="ce33">
            <text:p>1.484.370</text:p>
          </table:table-cell>
          <table:table-cell office:value-type="float" office:value="352320" table:style-name="ce33">
            <text:p>352.320</text:p>
          </table:table-cell>
          <table:table-cell office:value-type="float" office:value="16196084" table:style-name="ce33">
            <text:p>16.196.084</text:p>
          </table:table-cell>
          <table:table-cell office:value-type="float" office:value="15797048.5" table:style-name="ce33">
            <text:p>15.797.049</text:p>
          </table:table-cell>
          <table:table-cell office:value-type="percentage" office:value="0.97536222336214107" table:style-name="ce34">
            <text:p>97,54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6709972" table:style-name="ce33">
            <text:p>6.709.972</text:p>
          </table:table-cell>
          <table:table-cell office:value-type="float" office:value="554670" table:style-name="ce33">
            <text:p>554.670</text:p>
          </table:table-cell>
          <table:table-cell office:value-type="float" office:value="1618560" table:style-name="ce33">
            <text:p>1.618.560</text:p>
          </table:table-cell>
          <table:table-cell office:value-type="float" office:value="2120240" table:style-name="ce33">
            <text:p>2.120.240</text:p>
          </table:table-cell>
          <table:table-cell office:value-type="float" office:value="0" table:style-name="ce35">
            <text:p>0</text:p>
          </table:table-cell>
          <table:table-cell office:value-type="float" office:value="857060" table:style-name="ce33">
            <text:p>857.060</text:p>
          </table:table-cell>
          <table:table-cell office:value-type="float" office:value="208530" table:style-name="ce33">
            <text:p>208.530</text:p>
          </table:table-cell>
          <table:table-cell office:value-type="float" office:value="12069032" table:style-name="ce33">
            <text:p>12.069.032</text:p>
          </table:table-cell>
          <table:table-cell office:value-type="float" office:value="11262600" table:style-name="ce33">
            <text:p>11.262.600</text:p>
          </table:table-cell>
          <table:table-cell office:value-type="percentage" office:value="0.93318171664471516" table:style-name="ce34">
            <text:p>93,3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1639217" table:style-name="ce33">
            <text:p>1.639.217</text:p>
          </table:table-cell>
          <table:table-cell office:value-type="float" office:value="166600" table:style-name="ce33">
            <text:p>166.600</text:p>
          </table:table-cell>
          <table:table-cell office:value-type="float" office:value="330702" table:style-name="ce33">
            <text:p>330.702</text:p>
          </table:table-cell>
          <table:table-cell office:value-type="float" office:value="282430" table:style-name="ce33">
            <text:p>282.430</text:p>
          </table:table-cell>
          <table:table-cell office:value-type="float" office:value="10200" table:style-name="ce33">
            <text:p>10.200</text:p>
          </table:table-cell>
          <table:table-cell office:value-type="float" office:value="182380" table:style-name="ce33">
            <text:p>182.380</text:p>
          </table:table-cell>
          <table:table-cell office:value-type="float" office:value="37450" table:style-name="ce33">
            <text:p>37.450</text:p>
          </table:table-cell>
          <table:table-cell office:value-type="float" office:value="2648979" table:style-name="ce33">
            <text:p>2.648.979</text:p>
          </table:table-cell>
          <table:table-cell office:value-type="float" office:value="2590102.5" table:style-name="ce33">
            <text:p>2.590.103</text:p>
          </table:table-cell>
          <table:table-cell office:value-type="percentage" office:value="0.97777388948723265" table:style-name="ce34">
            <text:p>97,7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4138999" table:style-name="ce33">
            <text:p>4.138.999</text:p>
          </table:table-cell>
          <table:table-cell office:value-type="float" office:value="261800" table:style-name="ce33">
            <text:p>261.800</text:p>
          </table:table-cell>
          <table:table-cell office:value-type="float" office:value="1042560" table:style-name="ce33">
            <text:p>1.042.560</text:p>
          </table:table-cell>
          <table:table-cell office:value-type="float" office:value="1077580" table:style-name="ce33">
            <text:p>1.077.580</text:p>
          </table:table-cell>
          <table:table-cell office:value-type="float" office:value="76800" table:style-name="ce33">
            <text:p>76.800</text:p>
          </table:table-cell>
          <table:table-cell office:value-type="float" office:value="571870" table:style-name="ce33">
            <text:p>571.870</text:p>
          </table:table-cell>
          <table:table-cell office:value-type="float" office:value="122525" table:style-name="ce33">
            <text:p>122.525</text:p>
          </table:table-cell>
          <table:table-cell office:value-type="float" office:value="7292134" table:style-name="ce33">
            <text:p>7.292.134</text:p>
          </table:table-cell>
          <table:table-cell office:value-type="float" office:value="7067192.5" table:style-name="ce33">
            <text:p>7.067.193</text:p>
          </table:table-cell>
          <table:table-cell office:value-type="percentage" office:value="0.96915285703745979" table:style-name="ce34">
            <text:p>96,9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449249" table:style-name="ce33">
            <text:p>449.249</text:p>
          </table:table-cell>
          <table:table-cell office:value-type="float" office:value="31590" table:style-name="ce33">
            <text:p>31.590</text:p>
          </table:table-cell>
          <table:table-cell office:value-type="float" office:value="96576" table:style-name="ce33">
            <text:p>96.576</text:p>
          </table:table-cell>
          <table:table-cell office:value-type="float" office:value="108710" table:style-name="ce33">
            <text:p>108.710</text:p>
          </table:table-cell>
          <table:table-cell office:value-type="float" office:value="7200" table:style-name="ce33">
            <text:p>7.200</text:p>
          </table:table-cell>
          <table:table-cell office:value-type="float" office:value="53270" table:style-name="ce33">
            <text:p>53.270</text:p>
          </table:table-cell>
          <table:table-cell office:value-type="float" office:value="15200" table:style-name="ce33">
            <text:p>15.200</text:p>
          </table:table-cell>
          <table:table-cell office:value-type="float" office:value="761795" table:style-name="ce33">
            <text:p>761.795</text:p>
          </table:table-cell>
          <table:table-cell office:value-type="float" office:value="733739.5" table:style-name="ce33">
            <text:p>733.740</text:p>
          </table:table-cell>
          <table:table-cell office:value-type="percentage" office:value="0.96317185069474076" table:style-name="ce34">
            <text:p>96,3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9313515" table:style-name="ce33">
            <text:p>9.313.515</text:p>
          </table:table-cell>
          <table:table-cell office:value-type="float" office:value="564460" table:style-name="ce33">
            <text:p>564.460</text:p>
          </table:table-cell>
          <table:table-cell office:value-type="float" office:value="1480320" table:style-name="ce33">
            <text:p>1.480.320</text:p>
          </table:table-cell>
          <table:table-cell office:value-type="float" office:value="2168580" table:style-name="ce33">
            <text:p>2.168.580</text:p>
          </table:table-cell>
          <table:table-cell office:value-type="float" office:value="140400" table:style-name="ce33">
            <text:p>140.400</text:p>
          </table:table-cell>
          <table:table-cell office:value-type="float" office:value="1182300" table:style-name="ce33">
            <text:p>1.182.300</text:p>
          </table:table-cell>
          <table:table-cell office:value-type="float" office:value="253150" table:style-name="ce33">
            <text:p>253.150</text:p>
          </table:table-cell>
          <table:table-cell office:value-type="float" office:value="15102725" table:style-name="ce33">
            <text:p>15.102.725</text:p>
          </table:table-cell>
          <table:table-cell office:value-type="float" office:value="14762127" table:style-name="ce33">
            <text:p>14.762.127</text:p>
          </table:table-cell>
          <table:table-cell office:value-type="percentage" office:value="0.97744791089025329" table:style-name="ce34">
            <text:p>97,74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785635" table:style-name="ce33">
            <text:p>1.785.635</text:p>
          </table:table-cell>
          <table:table-cell office:value-type="float" office:value="209800" table:style-name="ce33">
            <text:p>209.800</text:p>
          </table:table-cell>
          <table:table-cell office:value-type="float" office:value="339840" table:style-name="ce33">
            <text:p>339.840</text:p>
          </table:table-cell>
          <table:table-cell office:value-type="float" office:value="625500" table:style-name="ce33">
            <text:p>625.500</text:p>
          </table:table-cell>
          <table:table-cell office:value-type="float" office:value="0" table:style-name="ce35">
            <text:p>0</text:p>
          </table:table-cell>
          <table:table-cell office:value-type="float" office:value="253010" table:style-name="ce33">
            <text:p>253.010</text:p>
          </table:table-cell>
          <table:table-cell office:value-type="float" office:value="68300" table:style-name="ce33">
            <text:p>68.300</text:p>
          </table:table-cell>
          <table:table-cell office:value-type="float" office:value="3282085" table:style-name="ce33">
            <text:p>3.282.085</text:p>
          </table:table-cell>
          <table:table-cell office:value-type="float" office:value="3076070" table:style-name="ce33">
            <text:p>3.076.070</text:p>
          </table:table-cell>
          <table:table-cell office:value-type="percentage" office:value="0.93723044954655343" table:style-name="ce34">
            <text:p>93,7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893181" table:style-name="ce33">
            <text:p>893.181</text:p>
          </table:table-cell>
          <table:table-cell office:value-type="float" office:value="60130" table:style-name="ce33">
            <text:p>60.130</text:p>
          </table:table-cell>
          <table:table-cell office:value-type="float" office:value="170976" table:style-name="ce33">
            <text:p>170.976</text:p>
          </table:table-cell>
          <table:table-cell office:value-type="float" office:value="273600" table:style-name="ce33">
            <text:p>273.600</text:p>
          </table:table-cell>
          <table:table-cell office:value-type="float" office:value="0" table:style-name="ce35">
            <text:p>0</text:p>
          </table:table-cell>
          <table:table-cell office:value-type="float" office:value="135150" table:style-name="ce33">
            <text:p>135.150</text:p>
          </table:table-cell>
          <table:table-cell office:value-type="float" office:value="23710" table:style-name="ce33">
            <text:p>23.710</text:p>
          </table:table-cell>
          <table:table-cell office:value-type="float" office:value="1556747" table:style-name="ce33">
            <text:p>1.556.747</text:p>
          </table:table-cell>
          <table:table-cell office:value-type="float" office:value="1485253.5" table:style-name="ce33">
            <text:p>1.485.254</text:p>
          </table:table-cell>
          <table:table-cell office:value-type="percentage" office:value="0.95407506807464537" table:style-name="ce34">
            <text:p>95,4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2978868" table:style-name="ce33">
            <text:p>2.978.868</text:p>
          </table:table-cell>
          <table:table-cell office:value-type="float" office:value="181500" table:style-name="ce33">
            <text:p>181.500</text:p>
          </table:table-cell>
          <table:table-cell office:value-type="float" office:value="685440" table:style-name="ce33">
            <text:p>685.440</text:p>
          </table:table-cell>
          <table:table-cell office:value-type="float" office:value="817900" table:style-name="ce33">
            <text:p>817.900</text:p>
          </table:table-cell>
          <table:table-cell office:value-type="float" office:value="0" table:style-name="ce35">
            <text:p>0</text:p>
          </table:table-cell>
          <table:table-cell office:value-type="float" office:value="444200" table:style-name="ce33">
            <text:p>444.200</text:p>
          </table:table-cell>
          <table:table-cell office:value-type="float" office:value="101305" table:style-name="ce33">
            <text:p>101.305</text:p>
          </table:table-cell>
          <table:table-cell office:value-type="float" office:value="5209213" table:style-name="ce33">
            <text:p>5.209.213</text:p>
          </table:table-cell>
          <table:table-cell office:value-type="float" office:value="4980423" table:style-name="ce33">
            <text:p>4.980.423</text:p>
          </table:table-cell>
          <table:table-cell office:value-type="percentage" office:value="0.95607973795657808" table:style-name="ce34">
            <text:p>95,6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108450" table:style-name="ce33">
            <text:p>108.450</text:p>
          </table:table-cell>
          <table:table-cell office:value-type="float" office:value="7210" table:style-name="ce33">
            <text:p>7.210</text:p>
          </table:table-cell>
          <table:table-cell office:value-type="float" office:value="20160" table:style-name="ce33">
            <text:p>20.160</text:p>
          </table:table-cell>
          <table:table-cell office:value-type="float" office:value="24620" table:style-name="ce33">
            <text:p>24.620</text:p>
          </table:table-cell>
          <table:table-cell office:value-type="float" office:value="1800" table:style-name="ce33">
            <text:p>1.800</text:p>
          </table:table-cell>
          <table:table-cell office:value-type="float" office:value="17540" table:style-name="ce33">
            <text:p>17.540</text:p>
          </table:table-cell>
          <table:table-cell office:value-type="float" office:value="3935" table:style-name="ce33">
            <text:p>3.935</text:p>
          </table:table-cell>
          <table:table-cell office:value-type="float" office:value="183715" table:style-name="ce33">
            <text:p>183.715</text:p>
          </table:table-cell>
          <table:table-cell office:value-type="float" office:value="165091" table:style-name="ce33">
            <text:p>165.091</text:p>
          </table:table-cell>
          <table:table-cell office:value-type="percentage" office:value="0.89862558854747843" table:style-name="ce34">
            <text:p>89,86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111258" table:style-name="ce33">
            <text:p>111.258</text:p>
          </table:table-cell>
          <table:table-cell office:value-type="float" office:value="11600" table:style-name="ce33">
            <text:p>11.600</text:p>
          </table:table-cell>
          <table:table-cell office:value-type="float" office:value="14400" table:style-name="ce33">
            <text:p>14.400</text:p>
          </table:table-cell>
          <table:table-cell office:value-type="float" office:value="17860" table:style-name="ce33">
            <text:p>17.860</text:p>
          </table:table-cell>
          <table:table-cell office:value-type="float" office:value="1800" table:style-name="ce33">
            <text:p>1.800</text:p>
          </table:table-cell>
          <table:table-cell office:value-type="float" office:value="12660" table:style-name="ce33">
            <text:p>12.660</text:p>
          </table:table-cell>
          <table:table-cell office:value-type="float" office:value="3830" table:style-name="ce33">
            <text:p>3.830</text:p>
          </table:table-cell>
          <table:table-cell office:value-type="float" office:value="173408" table:style-name="ce33">
            <text:p>173.408</text:p>
          </table:table-cell>
          <table:table-cell office:value-type="float" office:value="156393.5" table:style-name="ce33">
            <text:p>156.394</text:p>
          </table:table-cell>
          <table:table-cell office:value-type="percentage" office:value="0.90188168942609337" table:style-name="ce34">
            <text:p>90,19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58986" table:style-name="ce33">
            <text:p>58.986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58710" table:style-name="ce33">
            <text:p>58.710</text:p>
          </table:table-cell>
          <table:table-cell office:value-type="float" office:value="2000" table:style-name="ce33">
            <text:p>2.000</text:p>
          </table:table-cell>
          <table:table-cell office:value-type="float" office:value="103800" table:style-name="ce33">
            <text:p>103.800</text:p>
          </table:table-cell>
          <table:table-cell office:value-type="float" office:value="2000" table:style-name="ce33">
            <text:p>2.000</text:p>
          </table:table-cell>
          <table:table-cell office:value-type="float" office:value="225496" table:style-name="ce33">
            <text:p>225.496</text:p>
          </table:table-cell>
          <table:table-cell office:value-type="float" office:value="209021" table:style-name="ce33">
            <text:p>209.021</text:p>
          </table:table-cell>
          <table:table-cell office:value-type="percentage" office:value="0.92693883705254199" table:style-name="ce34">
            <text:p>92,69%</text:p>
          </table:table-cell>
          <table:table-cell table:number-columns-repeated="16373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2742" table:style-name="ce37">
            <text:p>2742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8400" table:style-name="ce38">
            <text:p>8.400</text:p>
          </table:table-cell>
          <table:table-cell office:value-type="float" office:value="0" table:style-name="ce37">
            <text:p>0</text:p>
          </table:table-cell>
          <table:table-cell office:value-type="float" office:value="3370" table:style-name="ce37">
            <text:p>3370</text:p>
          </table:table-cell>
          <table:table-cell office:value-type="float" office:value="4705" table:style-name="ce38">
            <text:p>4.705</text:p>
          </table:table-cell>
          <table:table-cell office:value-type="float" office:value="19217" table:style-name="ce38">
            <text:p>19.217</text:p>
          </table:table-cell>
          <table:table-cell office:value-type="float" office:value="13841" table:style-name="ce38">
            <text:p>13.841</text:p>
          </table:table-cell>
          <table:table-cell office:value-type="percentage" office:value="0.72024769735130356" table:style-name="ce39">
            <text:p>72,02%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63785577" table:style-name="ce41">
            <text:p>63.785.577</text:p>
          </table:table-cell>
          <table:table-cell office:value-type="float" office:value="4769750" table:style-name="ce41">
            <text:p>4.769.750</text:p>
          </table:table-cell>
          <table:table-cell office:value-type="float" office:value="13004664" table:style-name="ce41">
            <text:p>13.004.664</text:p>
          </table:table-cell>
          <table:table-cell office:value-type="float" office:value="16927180" table:style-name="ce42">
            <text:p>16.927.180</text:p>
          </table:table-cell>
          <table:table-cell office:value-type="float" office:value="639500" table:style-name="ce42">
            <text:p>639.500</text:p>
          </table:table-cell>
          <table:table-cell office:value-type="float" office:value="8965480" table:style-name="ce43">
            <text:p>8.965.480</text:p>
          </table:table-cell>
          <table:table-cell office:value-type="float" office:value="2023960" table:style-name="ce44">
            <text:p>2.023.960</text:p>
          </table:table-cell>
          <table:table-cell office:value-type="float" office:value="110116111" table:style-name="ce45">
            <text:p>110.116.111</text:p>
          </table:table-cell>
          <table:table-cell office:value-type="float" office:value="105373684.5" table:style-name="ce45">
            <text:p>105.373.685</text:p>
          </table:table-cell>
          <table:table-cell office:value-type="percentage" office:value="0.95693249192209484" table:style-name="ce46">
            <text:p>95,69%</text:p>
          </table:table-cell>
          <table:table-cell table:number-columns-repeated="16373"/>
        </table:table-row>
        <table:table-row table:number-rows-repeated="1048552" table:style-name="ro5">
          <table:table-cell table:number-columns-repeated="16384"/>
        </table:table-row>
      </table:table>
      <table:table table:name="Comunicacion_2" table:style-name="ta2">
        <table:table-column table:style-name="co4" table:number-columns-repeated="16384" table:default-cell-style-name="ce1"/>
        <table:table-row table:style-name="ro6">
          <table:table-cell table:style-name="ce49"/>
          <table:table-cell office:value-type="string" table:style-name="ce50">
            <text:p>Nº Personas con al menos 1 dosis</text:p>
          </table:table-cell>
          <table:table-cell office:value-type="string" table:style-name="ce50">
            <text:p>Nº Personas con pauta completa</text:p>
          </table:table-cell>
          <table:table-cell office:value-type="string" table:style-name="ce50">
            <text:p>% Pautas incompletas</text:p>
          </table:table-cell>
          <table:table-cell office:value-type="string" table:style-name="ce50">
            <text:p>Nº Personas con 1ª dosis de recuerdo<text:span text:style-name="T3">(2)</text:span></text:p>
          </table:table-cell>
          <table:table-cell office:value-type="string" table:style-name="ce50">
            <text:p>Fecha de la última vacuna registrada<text:span text:style-name="T3">(1)</text:span></text:p>
          </table:table-cell>
          <table:table-cell table:number-columns-repeated="16378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7492861" table:style-name="ce51">
            <text:p>7.492.861</text:p>
          </table:table-cell>
          <table:table-cell office:value-type="float" office:value="7341161" table:style-name="ce51">
            <text:p>7.341.161</text:p>
          </table:table-cell>
          <table:table-cell office:value-type="percentage" office:value="2.024593810027972E-2" table:style-name="ce31">
            <text:p>2,02%</text:p>
          </table:table-cell>
          <table:table-cell office:value-type="float" office:value="4340670" table:style-name="ce51">
            <text:p>4.340.670</text:p>
          </table:table-cell>
          <table:table-cell office:value-type="date" office:date-value="2023-02-08T00:00:00" table:style-name="ce52">
            <text:p>08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153054" table:style-name="ce53">
            <text:p>1.153.054</text:p>
          </table:table-cell>
          <table:table-cell office:value-type="float" office:value="1133121" table:style-name="ce53">
            <text:p>1.133.121</text:p>
          </table:table-cell>
          <table:table-cell office:value-type="percentage" office:value="1.7287134860986562E-2" table:style-name="ce34">
            <text:p>1,73%</text:p>
          </table:table-cell>
          <table:table-cell office:value-type="float" office:value="748443" table:style-name="ce53">
            <text:p>748.443</text:p>
          </table:table-cell>
          <table:table-cell office:value-type="date" office:date-value="2023-02-08T00:00:00" table:style-name="ce54">
            <text:p>08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930581" table:style-name="ce53">
            <text:p>930.581</text:p>
          </table:table-cell>
          <table:table-cell office:value-type="float" office:value="921240" table:style-name="ce53">
            <text:p>921.240</text:p>
          </table:table-cell>
          <table:table-cell office:value-type="percentage" office:value="1.0037815085414381E-2" table:style-name="ce34">
            <text:p>1,00%</text:p>
          </table:table-cell>
          <table:table-cell office:value-type="float" office:value="740307" table:style-name="ce53">
            <text:p>740.307</text:p>
          </table:table-cell>
          <table:table-cell office:value-type="date" office:date-value="2023-02-08T00:00:00" table:style-name="ce54">
            <text:p>08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929925" table:style-name="ce53">
            <text:p>929.925</text:p>
          </table:table-cell>
          <table:table-cell office:value-type="float" office:value="915367" table:style-name="ce53">
            <text:p>915.367</text:p>
          </table:table-cell>
          <table:table-cell office:value-type="percentage" office:value="1.5655025942952389E-2" table:style-name="ce34">
            <text:p>1,57%</text:p>
          </table:table-cell>
          <table:table-cell office:value-type="float" office:value="507492" table:style-name="ce53">
            <text:p>507.492</text:p>
          </table:table-cell>
          <table:table-cell office:value-type="date" office:date-value="2023-02-08T00:00:00" table:style-name="ce54">
            <text:p>08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1827618" table:style-name="ce53">
            <text:p>1.827.618</text:p>
          </table:table-cell>
          <table:table-cell office:value-type="float" office:value="1774543" table:style-name="ce53">
            <text:p>1.774.543</text:p>
          </table:table-cell>
          <table:table-cell office:value-type="percentage" office:value="2.9040532540169774E-2" table:style-name="ce34">
            <text:p>2,90%</text:p>
          </table:table-cell>
          <table:table-cell office:value-type="float" office:value="1039688" table:style-name="ce53">
            <text:p>1.039.688</text:p>
          </table:table-cell>
          <table:table-cell office:value-type="date" office:date-value="2023-02-08T00:00:00" table:style-name="ce54">
            <text:p>08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520482" table:style-name="ce53">
            <text:p>520.482</text:p>
          </table:table-cell>
          <table:table-cell office:value-type="float" office:value="517058" table:style-name="ce53">
            <text:p>517.058</text:p>
          </table:table-cell>
          <table:table-cell office:value-type="percentage" office:value="6.5785176048355175E-3" table:style-name="ce34">
            <text:p>0,66%</text:p>
          </table:table-cell>
          <table:table-cell office:value-type="float" office:value="367946" table:style-name="ce53">
            <text:p>367.946</text:p>
          </table:table-cell>
          <table:table-cell office:value-type="date" office:date-value="2023-02-08T00:00:00" table:style-name="ce54">
            <text:p>08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2154218" table:style-name="ce53">
            <text:p>2.154.218</text:p>
          </table:table-cell>
          <table:table-cell office:value-type="float" office:value="2176567" table:style-name="ce53">
            <text:p>2.176.567</text:p>
          </table:table-cell>
          <table:table-cell office:value-type="percentage" office:value="0" table:style-name="ce34">
            <text:p>0,00%</text:p>
          </table:table-cell>
          <table:table-cell office:value-type="float" office:value="1581117" table:style-name="ce53">
            <text:p>1.581.117</text:p>
          </table:table-cell>
          <table:table-cell office:value-type="date" office:date-value="2023-02-08T00:00:00" table:style-name="ce54">
            <text:p>08/02/2023</text:p>
          </table:table-cell>
          <table:table-cell table:number-columns-repeated="16378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1771463" table:style-name="ce53">
            <text:p>1.771.463</text:p>
          </table:table-cell>
          <table:table-cell office:value-type="float" office:value="1721292" table:style-name="ce53">
            <text:p>1.721.292</text:p>
          </table:table-cell>
          <table:table-cell office:value-type="percentage" office:value="2.8321788262018456E-2" table:style-name="ce34">
            <text:p>2,83%</text:p>
          </table:table-cell>
          <table:table-cell office:value-type="float" office:value="1130007" table:style-name="ce53">
            <text:p>1.130.007</text:p>
          </table:table-cell>
          <table:table-cell office:value-type="date" office:date-value="2023-02-08T00:00:00" table:style-name="ce54">
            <text:p>08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6506335" table:style-name="ce53">
            <text:p>6.506.335</text:p>
          </table:table-cell>
          <table:table-cell office:value-type="float" office:value="6373179" table:style-name="ce53">
            <text:p>6.373.179</text:p>
          </table:table-cell>
          <table:table-cell office:value-type="percentage" office:value="2.0465592380349305E-2" table:style-name="ce34">
            <text:p>2,05%</text:p>
          </table:table-cell>
          <table:table-cell office:value-type="float" office:value="3995470" table:style-name="ce53">
            <text:p>3.995.470</text:p>
          </table:table-cell>
          <table:table-cell office:value-type="date" office:date-value="2023-02-08T00:00:00" table:style-name="ce54">
            <text:p>08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4457266" table:style-name="ce53">
            <text:p>4.457.266</text:p>
          </table:table-cell>
          <table:table-cell office:value-type="float" office:value="4399854" table:style-name="ce53">
            <text:p>4.399.854</text:p>
          </table:table-cell>
          <table:table-cell office:value-type="percentage" office:value="1.2880541569652787E-2" table:style-name="ce34">
            <text:p>1,29%</text:p>
          </table:table-cell>
          <table:table-cell office:value-type="float" office:value="3070252" table:style-name="ce53">
            <text:p>3.070.252</text:p>
          </table:table-cell>
          <table:table-cell office:value-type="date" office:date-value="2023-02-08T00:00:00" table:style-name="ce54">
            <text:p>08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971672" table:style-name="ce53">
            <text:p>971.672</text:p>
          </table:table-cell>
          <table:table-cell office:value-type="float" office:value="954375" table:style-name="ce53">
            <text:p>954.375</text:p>
          </table:table-cell>
          <table:table-cell office:value-type="percentage" office:value="1.7801274504153666E-2" table:style-name="ce34">
            <text:p>1,78%</text:p>
          </table:table-cell>
          <table:table-cell office:value-type="float" office:value="666646" table:style-name="ce53">
            <text:p>666.646</text:p>
          </table:table-cell>
          <table:table-cell office:value-type="date" office:date-value="2023-02-08T00:00:00" table:style-name="ce54">
            <text:p>08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486753" table:style-name="ce53">
            <text:p>2.486.753</text:p>
          </table:table-cell>
          <table:table-cell office:value-type="float" office:value="2462267" table:style-name="ce53">
            <text:p>2.462.267</text:p>
          </table:table-cell>
          <table:table-cell office:value-type="percentage" office:value="9.846575031778387E-3" table:style-name="ce34">
            <text:p>0,98%</text:p>
          </table:table-cell>
          <table:table-cell office:value-type="float" office:value="2018255" table:style-name="ce53">
            <text:p>2.018.255</text:p>
          </table:table-cell>
          <table:table-cell office:value-type="date" office:date-value="2023-02-08T00:00:00" table:style-name="ce54">
            <text:p>08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285058" table:style-name="ce53">
            <text:p>285.058</text:p>
          </table:table-cell>
          <table:table-cell office:value-type="float" office:value="287320" table:style-name="ce53">
            <text:p>287.320</text:p>
          </table:table-cell>
          <table:table-cell office:value-type="percentage" office:value="0" table:style-name="ce34">
            <text:p>0,00%</text:p>
          </table:table-cell>
          <table:table-cell office:value-type="float" office:value="190353" table:style-name="ce53">
            <text:p>190.353</text:p>
          </table:table-cell>
          <table:table-cell office:value-type="date" office:date-value="2023-02-08T00:00:00" table:style-name="ce54">
            <text:p>08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5786854" table:style-name="ce53">
            <text:p>5.786.854</text:p>
          </table:table-cell>
          <table:table-cell office:value-type="float" office:value="5747376" table:style-name="ce53">
            <text:p>5.747.376</text:p>
          </table:table-cell>
          <table:table-cell office:value-type="percentage" office:value="6.8220141721218475E-3" table:style-name="ce34">
            <text:p>0,68%</text:p>
          </table:table-cell>
          <table:table-cell office:value-type="float" office:value="3598930" table:style-name="ce53">
            <text:p>3.598.930</text:p>
          </table:table-cell>
          <table:table-cell office:value-type="date" office:date-value="2023-02-08T00:00:00" table:style-name="ce54">
            <text:p>08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302500" table:style-name="ce53">
            <text:p>1.302.500</text:p>
          </table:table-cell>
          <table:table-cell office:value-type="float" office:value="1283976" table:style-name="ce53">
            <text:p>1.283.976</text:p>
          </table:table-cell>
          <table:table-cell office:value-type="percentage" office:value="1.4221880998080614E-2" table:style-name="ce34">
            <text:p>1,42%</text:p>
          </table:table-cell>
          <table:table-cell office:value-type="float" office:value="728921" table:style-name="ce53">
            <text:p>728.921</text:p>
          </table:table-cell>
          <table:table-cell office:value-type="date" office:date-value="2023-02-08T00:00:00" table:style-name="ce54">
            <text:p>08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569220" table:style-name="ce53">
            <text:p>569.220</text:p>
          </table:table-cell>
          <table:table-cell office:value-type="float" office:value="564427" table:style-name="ce53">
            <text:p>564.427</text:p>
          </table:table-cell>
          <table:table-cell office:value-type="percentage" office:value="8.4202944380028805E-3" table:style-name="ce34">
            <text:p>0,84%</text:p>
          </table:table-cell>
          <table:table-cell office:value-type="float" office:value="375428" table:style-name="ce53">
            <text:p>375.428</text:p>
          </table:table-cell>
          <table:table-cell office:value-type="date" office:date-value="2023-02-08T00:00:00" table:style-name="ce54">
            <text:p>08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956772" table:style-name="ce53">
            <text:p>1.956.772</text:p>
          </table:table-cell>
          <table:table-cell office:value-type="float" office:value="1923250" table:style-name="ce53">
            <text:p>1.923.250</text:p>
          </table:table-cell>
          <table:table-cell office:value-type="percentage" office:value="1.7131275386197267E-2" table:style-name="ce34">
            <text:p>1,71%</text:p>
          </table:table-cell>
          <table:table-cell office:value-type="float" office:value="1264394" table:style-name="ce53">
            <text:p>1.264.394</text:p>
          </table:table-cell>
          <table:table-cell office:value-type="date" office:date-value="2023-02-08T00:00:00" table:style-name="ce54">
            <text:p>08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68739" table:style-name="ce53">
            <text:p>68.739</text:p>
          </table:table-cell>
          <table:table-cell office:value-type="float" office:value="65902" table:style-name="ce53">
            <text:p>65.902</text:p>
          </table:table-cell>
          <table:table-cell office:value-type="percentage" office:value="4.1272058074746508E-2" table:style-name="ce34">
            <text:p>4,13%</text:p>
          </table:table-cell>
          <table:table-cell office:value-type="float" office:value="44200" table:style-name="ce53">
            <text:p>44.200</text:p>
          </table:table-cell>
          <table:table-cell office:value-type="date" office:date-value="2023-02-08T00:00:00" table:style-name="ce54">
            <text:p>08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66607" table:style-name="ce53">
            <text:p>66.607</text:p>
          </table:table-cell>
          <table:table-cell office:value-type="float" office:value="63336" table:style-name="ce53">
            <text:p>63.336</text:p>
          </table:table-cell>
          <table:table-cell office:value-type="percentage" office:value="4.9108952512498687E-2" table:style-name="ce34">
            <text:p>4,91%</text:p>
          </table:table-cell>
          <table:table-cell office:value-type="float" office:value="37350" table:style-name="ce53">
            <text:p>37.350</text:p>
          </table:table-cell>
          <table:table-cell office:value-type="date" office:date-value="2023-02-08T00:00:00" table:style-name="ce54">
            <text:p>08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95177" table:style-name="ce53">
            <text:p>95.177</text:p>
          </table:table-cell>
          <table:table-cell office:value-type="float" office:value="94855" table:style-name="ce53">
            <text:p>94.855</text:p>
          </table:table-cell>
          <table:table-cell office:value-type="percentage" office:value="3.3831703037498556E-3" table:style-name="ce34">
            <text:p>0,34%</text:p>
          </table:table-cell>
          <table:table-cell office:value-type="float" office:value="52011" table:style-name="ce53">
            <text:p>52.011</text:p>
          </table:table-cell>
          <table:table-cell office:value-type="date" office:date-value="2023-02-08T00:00:00" table:style-name="ce54">
            <text:p>08/02/2023</text:p>
          </table:table-cell>
          <table:table-cell table:number-columns-repeated="16378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8133" table:style-name="ce55">
            <text:p>8.133</text:p>
          </table:table-cell>
          <table:table-cell office:value-type="float" office:value="8151" table:style-name="ce55">
            <text:p>8.151</text:p>
          </table:table-cell>
          <table:table-cell office:value-type="percentage" office:value="0" table:style-name="ce39">
            <text:p>0,00%</text:p>
          </table:table-cell>
          <table:table-cell office:value-type="float" office:value="4209" table:style-name="ce55">
            <text:p>4.209</text:p>
          </table:table-cell>
          <table:table-cell office:value-type="date" office:date-value="2023-02-03T00:00:00" table:style-name="ce56">
            <text:p>03/02/2023</text:p>
          </table:table-cell>
          <table:table-cell table:number-columns-repeated="16378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41341288" table:style-name="ce57">
            <text:p>41.341.288</text:p>
          </table:table-cell>
          <table:table-cell office:value-type="float" office:value="40728617" table:style-name="ce57">
            <text:p>40.728.617</text:p>
          </table:table-cell>
          <table:table-cell office:value-type="percentage" office:value="1.4819833383033446E-2" table:style-name="ce46">
            <text:p>1,48%</text:p>
          </table:table-cell>
          <table:table-cell office:value-type="float" office:value="26502089" table:style-name="ce57">
            <text:p>26.502.089</text:p>
          </table:table-cell>
          <table:table-cell table:style-name="ce58"/>
          <table:table-cell table:number-columns-repeated="16378"/>
        </table:table-row>
        <table:table-row table:number-rows-repeated="1048553" table:style-name="ro5">
          <table:table-cell table:number-columns-repeated="16384"/>
        </table:table-row>
      </table:table>
      <table:table table:name="Mayores_de_12_años" table:style-name="ta3">
        <table:table-column table:style-name="co5" table:default-cell-style-name="ce61"/>
        <table:table-column table:style-name="co6" table:number-columns-repeated="5" table:default-cell-style-name="ce61"/>
        <table:table-column table:style-name="co4" table:number-columns-repeated="2" table:default-cell-style-name="ce61"/>
        <table:table-column table:style-name="co3" table:number-columns-repeated="7" table:default-cell-style-name="ce61"/>
        <table:table-column table:style-name="co4" table:number-columns-repeated="16369" table:default-cell-style-name="ce61"/>
        <table:table-row table:style-name="ro8">
          <table:table-cell table:style-name="ce59"/>
          <table:table-cell office:value-type="string" table:style-name="ce60">
            <text:p>Población a vacunar mayor de 12 años</text:p>
          </table:table-cell>
          <table:table-cell office:value-type="string" table:style-name="ce60">
            <text:p>Nº Personas con 1 dosis</text:p>
          </table:table-cell>
          <table:table-cell office:value-type="string" table:style-name="ce60">
            <text:p>% 1ª dosis</text:p>
          </table:table-cell>
          <table:table-cell office:value-type="string" table:style-name="ce60">
            <text:p>Nº Personas con pauta completa</text:p>
          </table:table-cell>
          <table:table-cell office:value-type="string" table:style-name="ce60">
            <text:p>% personas con pauta completa</text:p>
          </table:table-cell>
          <table:table-cell office:value-type="string" table:style-name="ce60">
            <text:p>Fecha de la última vacuna registrada<text:s/><text:span text:style-name="T4">(2)</text:span></text:p>
          </table:table-cell>
          <table:table-cell table:number-columns-repeated="16377"/>
        </table:table-row>
        <table:table-row table:style-name="ro2">
          <table:table-cell office:value-type="string" table:style-name="ce62">
            <text:p>Andalucía</text:p>
          </table:table-cell>
          <table:table-cell office:value-type="float" office:value="7549680.891117" table:style-name="ce63">
            <text:p>7.549.681</text:p>
          </table:table-cell>
          <table:table-cell office:value-type="float" office:value="7047508" table:style-name="ce63">
            <text:p>7.047.508</text:p>
          </table:table-cell>
          <table:table-cell office:value-type="percentage" office:value="0.93348422292816913" table:style-name="ce64">
            <text:p>93,3%</text:p>
          </table:table-cell>
          <table:table-cell office:value-type="float" office:value="7019433" table:style-name="ce63">
            <text:p>7.019.433</text:p>
          </table:table-cell>
          <table:table-cell office:value-type="percentage" office:value="0.92976552270694079" table:style-name="ce64">
            <text:p>93,0%</text:p>
          </table:table-cell>
          <table:table-cell office:value-type="date" office:date-value="2023-02-08T00:00:00" table:style-name="ce65">
            <text:p>08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ragón</text:p>
          </table:table-cell>
          <table:table-cell office:value-type="float" office:value="1176072.6972430001" table:style-name="ce63">
            <text:p>1.176.073</text:p>
          </table:table-cell>
          <table:table-cell office:value-type="float" office:value="1098843" table:style-name="ce63">
            <text:p>1.098.843</text:p>
          </table:table-cell>
          <table:table-cell office:value-type="percentage" office:value="0.93433254812900146" table:style-name="ce64">
            <text:p>93,4%</text:p>
          </table:table-cell>
          <table:table-cell office:value-type="float" office:value="1092751" table:style-name="ce63">
            <text:p>1.092.751</text:p>
          </table:table-cell>
          <table:table-cell office:value-type="percentage" office:value="0.92915259623123092" table:style-name="ce67">
            <text:p>92,9%</text:p>
          </table:table-cell>
          <table:table-cell office:value-type="date" office:date-value="2023-02-08T00:00:00" table:style-name="ce65">
            <text:p>08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sturias<text:s/></text:p>
          </table:table-cell>
          <table:table-cell office:value-type="float" office:value="926948.79131500016" table:style-name="ce63">
            <text:p>926.949</text:p>
          </table:table-cell>
          <table:table-cell office:value-type="float" office:value="886357" table:style-name="ce63">
            <text:p>886.357</text:p>
          </table:table-cell>
          <table:table-cell office:value-type="percentage" office:value="0.95620924079590708" table:style-name="ce64">
            <text:p>95,6%</text:p>
          </table:table-cell>
          <table:table-cell office:value-type="float" office:value="886944" table:style-name="ce63">
            <text:p>886.944</text:p>
          </table:table-cell>
          <table:table-cell office:value-type="percentage" office:value="0.95684250123650516" table:style-name="ce67">
            <text:p>95,7%</text:p>
          </table:table-cell>
          <table:table-cell office:value-type="date" office:date-value="2023-02-08T00:00:00" table:style-name="ce65">
            <text:p>08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Baleares</text:p>
          </table:table-cell>
          <table:table-cell office:value-type="float" office:value="1089409.0493709997" table:style-name="ce63">
            <text:p>1.089.409</text:p>
          </table:table-cell>
          <table:table-cell office:value-type="float" office:value="898083" table:style-name="ce63">
            <text:p>898.083</text:p>
          </table:table-cell>
          <table:table-cell office:value-type="percentage" office:value="0.82437629880028351" table:style-name="ce64">
            <text:p>82,4%</text:p>
          </table:table-cell>
          <table:table-cell office:value-type="float" office:value="892861" table:style-name="ce63">
            <text:p>892.861</text:p>
          </table:table-cell>
          <table:table-cell office:value-type="percentage" office:value="0.81958287432578047" table:style-name="ce67">
            <text:p>82,0%</text:p>
          </table:table-cell>
          <table:table-cell office:value-type="date" office:date-value="2023-02-08T00:00:00" table:style-name="ce65">
            <text:p>08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arias</text:p>
          </table:table-cell>
          <table:table-cell office:value-type="float" office:value="2048188.859992" table:style-name="ce63">
            <text:p>2.048.189</text:p>
          </table:table-cell>
          <table:table-cell office:value-type="float" office:value="1751037" table:style-name="ce63">
            <text:p>1.751.037</text:p>
          </table:table-cell>
          <table:table-cell office:value-type="percentage" office:value="0.85491969720352801" table:style-name="ce64">
            <text:p>85,5%</text:p>
          </table:table-cell>
          <table:table-cell office:value-type="float" office:value="1720274" table:style-name="ce63">
            <text:p>1.720.274</text:p>
          </table:table-cell>
          <table:table-cell office:value-type="percentage" office:value="0.83990008617013923" table:style-name="ce67">
            <text:p>84,0%</text:p>
          </table:table-cell>
          <table:table-cell office:value-type="date" office:date-value="2023-02-08T00:00:00" table:style-name="ce65">
            <text:p>08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tabria</text:p>
          </table:table-cell>
          <table:table-cell office:value-type="float" office:value="529709.28377600014" table:style-name="ce63">
            <text:p>529.709</text:p>
          </table:table-cell>
          <table:table-cell office:value-type="float" office:value="495260" table:style-name="ce63">
            <text:p>495.260</text:p>
          </table:table-cell>
          <table:table-cell office:value-type="percentage" office:value="0.93496567866352931" table:style-name="ce64">
            <text:p>93,5%</text:p>
          </table:table-cell>
          <table:table-cell office:value-type="float" office:value="496686" table:style-name="ce63">
            <text:p>496.686</text:p>
          </table:table-cell>
          <table:table-cell office:value-type="percentage" office:value="0.93765772134368552" table:style-name="ce67">
            <text:p>93,8%</text:p>
          </table:table-cell>
          <table:table-cell office:value-type="date" office:date-value="2023-02-08T00:00:00" table:style-name="ce65">
            <text:p>08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y Leon<text:s/></text:p>
          </table:table-cell>
          <table:table-cell office:value-type="float" office:value="2168005.04715" table:style-name="ce63">
            <text:p>2.168.005</text:p>
          </table:table-cell>
          <table:table-cell office:value-type="float" office:value="2050148" table:style-name="ce63">
            <text:p>2.050.148</text:p>
          </table:table-cell>
          <table:table-cell office:value-type="percentage" office:value="0.94563801993683938" table:style-name="ce64">
            <text:p>94,6%</text:p>
          </table:table-cell>
          <table:table-cell office:value-type="float" office:value="2089229" table:style-name="ce63">
            <text:p>2.089.229</text:p>
          </table:table-cell>
          <table:table-cell office:value-type="percentage" office:value="0.96366426948426309" table:style-name="ce67">
            <text:p>96,4%</text:p>
          </table:table-cell>
          <table:table-cell office:value-type="date" office:date-value="2023-02-08T00:00:00" table:style-name="ce65">
            <text:p>08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- La Mancha</text:p>
          </table:table-cell>
          <table:table-cell office:value-type="float" office:value="1822885.5576560001" table:style-name="ce63">
            <text:p>1.822.886</text:p>
          </table:table-cell>
          <table:table-cell office:value-type="float" office:value="1665924" table:style-name="ce63">
            <text:p>1.665.924</text:p>
          </table:table-cell>
          <table:table-cell office:value-type="percentage" office:value="0.91389390464103915" table:style-name="ce64">
            <text:p>91,4%</text:p>
          </table:table-cell>
          <table:table-cell office:value-type="float" office:value="1644030" table:style-name="ce63">
            <text:p>1.644.030</text:p>
          </table:table-cell>
          <table:table-cell office:value-type="percentage" office:value="0.90188327681635394" table:style-name="ce67">
            <text:p>90,2%</text:p>
          </table:table-cell>
          <table:table-cell office:value-type="date" office:date-value="2023-02-08T00:00:00" table:style-name="ce65">
            <text:p>08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taluña</text:p>
          </table:table-cell>
          <table:table-cell office:value-type="float" office:value="6811841.3897879999" table:style-name="ce63">
            <text:p>6.811.841</text:p>
          </table:table-cell>
          <table:table-cell office:value-type="float" office:value="6261736" table:style-name="ce63">
            <text:p>6.261.736</text:p>
          </table:table-cell>
          <table:table-cell office:value-type="percentage" office:value="0.91924277764119811" table:style-name="ce64">
            <text:p>91,9%</text:p>
          </table:table-cell>
          <table:table-cell office:value-type="float" office:value="6195320" table:style-name="ce63">
            <text:p>6.195.320</text:p>
          </table:table-cell>
          <table:table-cell office:value-type="percentage" office:value="0.90949269742066208" table:style-name="ce67">
            <text:p>90,9%</text:p>
          </table:table-cell>
          <table:table-cell office:value-type="date" office:date-value="2023-02-08T00:00:00" table:style-name="ce65">
            <text:p>08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. Valenciana</text:p>
          </table:table-cell>
          <table:table-cell office:value-type="float" office:value="4528081.8524599997" table:style-name="ce63">
            <text:p>4.528.082</text:p>
          </table:table-cell>
          <table:table-cell office:value-type="float" office:value="4199014" table:style-name="ce63">
            <text:p>4.199.014</text:p>
          </table:table-cell>
          <table:table-cell office:value-type="percentage" office:value="0.92732731801629753" table:style-name="ce64">
            <text:p>92,7%</text:p>
          </table:table-cell>
          <table:table-cell office:value-type="float" office:value="4223643" table:style-name="ce63">
            <text:p>4.223.643</text:p>
          </table:table-cell>
          <table:table-cell office:value-type="percentage" office:value="0.932766486477137" table:style-name="ce67">
            <text:p>93,3%</text:p>
          </table:table-cell>
          <table:table-cell office:value-type="date" office:date-value="2023-02-08T00:00:00" table:style-name="ce65">
            <text:p>08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Extremadura</text:p>
          </table:table-cell>
          <table:table-cell office:value-type="float" office:value="948307.09296600008" table:style-name="ce63">
            <text:p>948.307</text:p>
          </table:table-cell>
          <table:table-cell office:value-type="float" office:value="910437" table:style-name="ce63">
            <text:p>910.437</text:p>
          </table:table-cell>
          <table:table-cell office:value-type="percentage" office:value="0.9600655808156463" table:style-name="ce64">
            <text:p>96,0%</text:p>
          </table:table-cell>
          <table:table-cell office:value-type="float" office:value="908030" table:style-name="ce63">
            <text:p>908.030</text:p>
          </table:table-cell>
          <table:table-cell office:value-type="percentage" office:value="0.95752737350089168" table:style-name="ce67">
            <text:p>95,8%</text:p>
          </table:table-cell>
          <table:table-cell office:value-type="date" office:date-value="2023-02-08T00:00:00" table:style-name="ce65">
            <text:p>08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Galicia</text:p>
          </table:table-cell>
          <table:table-cell office:value-type="float" office:value="2457737.9663919997" table:style-name="ce63">
            <text:p>2.457.738</text:p>
          </table:table-cell>
          <table:table-cell office:value-type="float" office:value="2343274" table:style-name="ce63">
            <text:p>2.343.274</text:p>
          </table:table-cell>
          <table:table-cell office:value-type="percentage" office:value="0.95342710738198233" table:style-name="ce64">
            <text:p>95,3%</text:p>
          </table:table-cell>
          <table:table-cell office:value-type="float" office:value="2349764" table:style-name="ce63">
            <text:p>2.349.764</text:p>
          </table:table-cell>
          <table:table-cell office:value-type="percentage" office:value="0.95606774690041207" table:style-name="ce67">
            <text:p>95,6%</text:p>
          </table:table-cell>
          <table:table-cell office:value-type="date" office:date-value="2023-02-08T00:00:00" table:style-name="ce65">
            <text:p>08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La Rioja</text:p>
          </table:table-cell>
          <table:table-cell office:value-type="float" office:value="281978.88969400001" table:style-name="ce63">
            <text:p>281.979</text:p>
          </table:table-cell>
          <table:table-cell office:value-type="float" office:value="269625" table:style-name="ce63">
            <text:p>269.625</text:p>
          </table:table-cell>
          <table:table-cell office:value-type="percentage" office:value="0.95618860082963553" table:style-name="ce64">
            <text:p>95,6%</text:p>
          </table:table-cell>
          <table:table-cell office:value-type="float" office:value="274438" table:style-name="ce63">
            <text:p>274.438</text:p>
          </table:table-cell>
          <table:table-cell office:value-type="percentage" office:value="0.97325725446261846" table:style-name="ce67">
            <text:p>97,3%</text:p>
          </table:table-cell>
          <table:table-cell office:value-type="date" office:date-value="2023-02-08T00:00:00" table:style-name="ce65">
            <text:p>08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adrid</text:p>
          </table:table-cell>
          <table:table-cell office:value-type="float" office:value="6006507.0008920003" table:style-name="ce63">
            <text:p>6.006.507</text:p>
          </table:table-cell>
          <table:table-cell office:value-type="float" office:value="5529922" table:style-name="ce63">
            <text:p>5.529.922</text:p>
          </table:table-cell>
          <table:table-cell office:value-type="percentage" office:value="0.92065521594810018" table:style-name="ce64">
            <text:p>92,1%</text:p>
          </table:table-cell>
          <table:table-cell office:value-type="float" office:value="5542621" table:style-name="ce63">
            <text:p>5.542.621</text:p>
          </table:table-cell>
          <table:table-cell office:value-type="percentage" office:value="0.92276942309014032" table:style-name="ce67">
            <text:p>92,3%</text:p>
          </table:table-cell>
          <table:table-cell office:value-type="date" office:date-value="2023-02-08T00:00:00" table:style-name="ce65">
            <text:p>08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urcia<text:s/></text:p>
          </table:table-cell>
          <table:table-cell office:value-type="float" office:value="1329419.0966020001" table:style-name="ce63">
            <text:p>1.329.419</text:p>
          </table:table-cell>
          <table:table-cell office:value-type="float" office:value="1233303" table:style-name="ce63">
            <text:p>1.233.303</text:p>
          </table:table-cell>
          <table:table-cell office:value-type="percentage" office:value="0.92770068005817496" table:style-name="ce64">
            <text:p>92,8%</text:p>
          </table:table-cell>
          <table:table-cell office:value-type="float" office:value="1238944" table:style-name="ce63">
            <text:p>1.238.944</text:p>
          </table:table-cell>
          <table:table-cell office:value-type="percentage" office:value="0.93194388674477846" table:style-name="ce67">
            <text:p>93,2%</text:p>
          </table:table-cell>
          <table:table-cell office:value-type="date" office:date-value="2023-02-08T00:00:00" table:style-name="ce65">
            <text:p>08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Navarra</text:p>
          </table:table-cell>
          <table:table-cell office:value-type="float" office:value="583256.26343299996" table:style-name="ce63">
            <text:p>583.256</text:p>
          </table:table-cell>
          <table:table-cell office:value-type="float" office:value="540409" table:style-name="ce63">
            <text:p>540.409</text:p>
          </table:table-cell>
          <table:table-cell office:value-type="percentage" office:value="0.92653784259288641" table:style-name="ce64">
            <text:p>92,7%</text:p>
          </table:table-cell>
          <table:table-cell office:value-type="float" office:value="541821" table:style-name="ce63">
            <text:p>541.821</text:p>
          </table:table-cell>
          <table:table-cell office:value-type="percentage" office:value="0.92895873386919958" table:style-name="ce67">
            <text:p>92,9%</text:p>
          </table:table-cell>
          <table:table-cell office:value-type="date" office:date-value="2023-02-08T00:00:00" table:style-name="ce65">
            <text:p>08/02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País Vasco</text:p>
          </table:table-cell>
          <table:table-cell office:value-type="float" office:value="1953592.4880969999" table:style-name="ce63">
            <text:p>1.953.592</text:p>
          </table:table-cell>
          <table:table-cell office:value-type="float" office:value="1871136" table:style-name="ce63">
            <text:p>1.871.136</text:p>
          </table:table-cell>
          <table:table-cell office:value-type="percentage" office:value="0.95779238065287553" table:style-name="ce64">
            <text:p>95,8%</text:p>
          </table:table-cell>
          <table:table-cell office:value-type="float" office:value="1862038" table:style-name="ce63">
            <text:p>1.862.038</text:p>
          </table:table-cell>
          <table:table-cell office:value-type="percentage" office:value="0.95313531933869" table:style-name="ce67">
            <text:p>95,3%</text:p>
          </table:table-cell>
          <table:table-cell office:value-type="date" office:date-value="2023-02-08T00:00:00" table:style-name="ce65">
            <text:p>08/02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Ceuta</text:p>
          </table:table-cell>
          <table:table-cell office:value-type="float" office:value="70789.104772000006" table:style-name="ce63">
            <text:p>70.789</text:p>
          </table:table-cell>
          <table:table-cell office:value-type="float" office:value="65721" table:style-name="ce63">
            <text:p>65.721</text:p>
          </table:table-cell>
          <table:table-cell office:value-type="percentage" office:value="0.92840558178658239" table:style-name="ce64">
            <text:p>92,8%</text:p>
          </table:table-cell>
          <table:table-cell office:value-type="float" office:value="63994" table:style-name="ce63">
            <text:p>63.994</text:p>
          </table:table-cell>
          <table:table-cell office:value-type="percentage" office:value="0.90400917211927012" table:style-name="ce67">
            <text:p>90,4%</text:p>
          </table:table-cell>
          <table:table-cell office:value-type="date" office:date-value="2023-02-08T00:00:00" table:style-name="ce65">
            <text:p>08/02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Melilla</text:p>
          </table:table-cell>
          <table:table-cell office:value-type="float" office:value="68173.882383999997" table:style-name="ce63">
            <text:p>68.174</text:p>
          </table:table-cell>
          <table:table-cell office:value-type="float" office:value="63119" table:style-name="ce63">
            <text:p>63.119</text:p>
          </table:table-cell>
          <table:table-cell office:value-type="percentage" office:value="0.92585309495023937" table:style-name="ce64">
            <text:p>92,6%</text:p>
          </table:table-cell>
          <table:table-cell office:value-type="float" office:value="61488" table:style-name="ce63">
            <text:p>61.488</text:p>
          </table:table-cell>
          <table:table-cell office:value-type="percentage" office:value="0.90192897704812047" table:style-name="ce67">
            <text:p>90,2%</text:p>
          </table:table-cell>
          <table:table-cell office:value-type="date" office:date-value="2023-02-08T00:00:00" table:style-name="ce65">
            <text:p>08/02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FF.AA.</text:p>
          </table:table-cell>
          <table:table-cell office:value-type="string" table:style-name="ce63">
            <text:p>-</text:p>
          </table:table-cell>
          <table:table-cell office:value-type="float" office:value="95177" table:style-name="ce63">
            <text:p>95.177</text:p>
          </table:table-cell>
          <table:table-cell office:value-type="string" table:style-name="ce64">
            <text:p>-</text:p>
          </table:table-cell>
          <table:table-cell office:value-type="float" office:value="94855" table:style-name="ce63">
            <text:p>94.855</text:p>
          </table:table-cell>
          <table:table-cell office:value-type="string" table:style-name="ce67">
            <text:p>-</text:p>
          </table:table-cell>
          <table:table-cell office:value-type="date" office:date-value="2023-02-08T00:00:00" table:style-name="ce65">
            <text:p>08/02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Sanidad Exterior</text:p>
          </table:table-cell>
          <table:table-cell office:value-type="string" table:style-name="ce63">
            <text:p>-</text:p>
          </table:table-cell>
          <table:table-cell office:value-type="float" office:value="8133" table:style-name="ce63">
            <text:p>8.133</text:p>
          </table:table-cell>
          <table:table-cell office:value-type="string" table:style-name="ce64">
            <text:p>-</text:p>
          </table:table-cell>
          <table:table-cell office:value-type="float" office:value="8151" table:style-name="ce63">
            <text:p>8.151</text:p>
          </table:table-cell>
          <table:table-cell office:value-type="string" table:style-name="ce67">
            <text:p>-</text:p>
          </table:table-cell>
          <table:table-cell office:value-type="date" office:date-value="2023-02-03T00:00:00" table:style-name="ce65">
            <text:p>03/02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8">
            <text:p>Totales</text:p>
          </table:table-cell>
          <table:table-cell office:value-type="float" office:value="42350585.205100007" table:style-name="ce69">
            <text:p>42.350.585</text:p>
          </table:table-cell>
          <table:table-cell office:value-type="float" office:value="39284166" table:style-name="ce69">
            <text:p>39.284.166</text:p>
          </table:table-cell>
          <table:table-cell office:value-type="percentage" office:value="0.92759440772188573" table:style-name="ce70">
            <text:p>92,8%</text:p>
          </table:table-cell>
          <table:table-cell office:value-type="float" office:value="39207315" table:style-name="ce69">
            <text:p>39.207.315</text:p>
          </table:table-cell>
          <table:table-cell office:value-type="percentage" office:value="0.92577976927880834" table:style-name="ce70">
            <text:p>92,6%</text:p>
          </table:table-cell>
          <table:table-cell table:style-name="ce71"/>
          <table:table-cell table:number-columns-repeated="16377" table:style-name="ce6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3" table:number-columns-repeated="20" table:default-cell-style-name="ce61"/>
        <table:table-column table:style-name="co4" table:number-columns-repeated="16344" table:default-cell-style-name="ce61"/>
        <table:table-row table:style-name="ro10">
          <table:table-cell table:style-name="ce72"/>
          <table:table-cell office:value-type="string" table:style-name="ce73">
            <text:p>Personas con al menos 1 dosis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con al menos 1 dosis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Con al menos 1 dosis sobre Población a Vacunar INE</text:p>
          </table:table-cell>
          <table:table-cell office:value-type="string" table:style-name="ce76">
            <text:p>% Con al menos 1 dosis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5668" table:style-name="ce79">
            <text:p>435.668</text:p>
          </table:table-cell>
          <table:table-cell office:value-type="percentage" office:value="1" table:style-name="ce80">
            <text:p>100,0%</text:p>
          </table:table-cell>
          <table:table-cell office:value-type="float" office:value="656769" table:style-name="ce79">
            <text:p>656.769</text:p>
          </table:table-cell>
          <table:table-cell office:value-type="percentage" office:value="0.97690289418332543" table:style-name="ce80">
            <text:p>97,7%</text:p>
          </table:table-cell>
          <table:table-cell office:value-type="float" office:value="937960" table:style-name="ce79">
            <text:p>937.960</text:p>
          </table:table-cell>
          <table:table-cell office:value-type="percentage" office:value="0.94849791102140235" table:style-name="ce80">
            <text:p>94,8%</text:p>
          </table:table-cell>
          <table:table-cell office:value-type="float" office:value="1230245" table:style-name="ce79">
            <text:p>1.230.245</text:p>
          </table:table-cell>
          <table:table-cell office:value-type="percentage" office:value="0.94220219444521647" table:style-name="ce80">
            <text:p>94,2%</text:p>
          </table:table-cell>
          <table:table-cell office:value-type="float" office:value="1278441" table:style-name="ce79">
            <text:p>1.278.441</text:p>
          </table:table-cell>
          <table:table-cell office:value-type="percentage" office:value="0.9283511345276475" table:style-name="ce80">
            <text:p>92,8%</text:p>
          </table:table-cell>
          <table:table-cell office:value-type="float" office:value="970038" table:style-name="ce79">
            <text:p>970.038</text:p>
          </table:table-cell>
          <table:table-cell office:value-type="percentage" office:value="0.89898317061420785" table:style-name="ce80">
            <text:p>89,9%</text:p>
          </table:table-cell>
          <table:table-cell office:value-type="float" office:value="814259" table:style-name="ce79">
            <text:p>814.259</text:p>
          </table:table-cell>
          <table:table-cell office:value-type="percentage" office:value="0.8802672809723785" table:style-name="ce80">
            <text:p>88,0%</text:p>
          </table:table-cell>
          <table:table-cell office:value-type="float" office:value="724128" table:style-name="ce79">
            <text:p>724.128</text:p>
          </table:table-cell>
          <table:table-cell office:value-type="percentage" office:value="0.92699145403269212" table:style-name="ce80">
            <text:p>92,7%</text:p>
          </table:table-cell>
          <table:table-cell office:value-type="float" office:value="7047508" table:style-name="ce79">
            <text:p>7.047.508</text:p>
          </table:table-cell>
          <table:table-cell office:value-type="float" office:value="7549680.891117" table:style-name="ce79">
            <text:p>7.549.681</text:p>
          </table:table-cell>
          <table:table-cell office:value-type="percentage" office:value="0.93348422292816913" table:style-name="ce80">
            <text:p>93,3%</text:p>
          </table:table-cell>
          <table:table-cell office:value-type="percentage" office:value="0.82725905441529102" table:style-name="ce80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1775" table:style-name="ce82">
            <text:p>101.775</text:p>
          </table:table-cell>
          <table:table-cell office:value-type="percentage" office:value="1" table:style-name="ce83">
            <text:p>100,0%</text:p>
          </table:table-cell>
          <table:table-cell office:value-type="float" office:value="119941" table:style-name="ce82">
            <text:p>119.941</text:p>
          </table:table-cell>
          <table:table-cell office:value-type="percentage" office:value="0.99061331941026121" table:style-name="ce83">
            <text:p>99,1%</text:p>
          </table:table-cell>
          <table:table-cell office:value-type="float" office:value="156168" table:style-name="ce82">
            <text:p>156.168</text:p>
          </table:table-cell>
          <table:table-cell office:value-type="percentage" office:value="0.95285796650319843" table:style-name="ce83">
            <text:p>95,3%</text:p>
          </table:table-cell>
          <table:table-cell office:value-type="float" office:value="188738" table:style-name="ce82">
            <text:p>188.738</text:p>
          </table:table-cell>
          <table:table-cell office:value-type="percentage" office:value="0.94274029729692665" table:style-name="ce83">
            <text:p>94,3%</text:p>
          </table:table-cell>
          <table:table-cell office:value-type="float" office:value="192656" table:style-name="ce82">
            <text:p>192.656</text:p>
          </table:table-cell>
          <table:table-cell office:value-type="percentage" office:value="0.93214894671442816" table:style-name="ce83">
            <text:p>93,2%</text:p>
          </table:table-cell>
          <table:table-cell office:value-type="float" office:value="132418" table:style-name="ce82">
            <text:p>132.418</text:p>
          </table:table-cell>
          <table:table-cell office:value-type="percentage" office:value="0.8858707832590681" table:style-name="ce83">
            <text:p>88,6%</text:p>
          </table:table-cell>
          <table:table-cell office:value-type="float" office:value="111238" table:style-name="ce82">
            <text:p>111.238</text:p>
          </table:table-cell>
          <table:table-cell office:value-type="percentage" office:value="0.85331297770922543" table:style-name="ce83">
            <text:p>85,3%</text:p>
          </table:table-cell>
          <table:table-cell office:value-type="float" office:value="95909" table:style-name="ce82">
            <text:p>95.909</text:p>
          </table:table-cell>
          <table:table-cell office:value-type="percentage" office:value="0.89360321689983091" table:style-name="ce83">
            <text:p>89,4%</text:p>
          </table:table-cell>
          <table:table-cell office:value-type="float" office:value="1098843" table:style-name="ce82">
            <text:p>1.098.843</text:p>
          </table:table-cell>
          <table:table-cell office:value-type="float" office:value="1176072.6972429999" table:style-name="ce82">
            <text:p>1.176.073</text:p>
          </table:table-cell>
          <table:table-cell office:value-type="percentage" office:value="0.93433254812900168" table:style-name="ce83">
            <text:p>93,4%</text:p>
          </table:table-cell>
          <table:table-cell office:value-type="percentage" office:value="0.83615656674325634" table:style-name="ce83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9335" table:style-name="ce82">
            <text:p>89.335</text:p>
          </table:table-cell>
          <table:table-cell office:value-type="percentage" office:value="1" table:style-name="ce83">
            <text:p>100,0%</text:p>
          </table:table-cell>
          <table:table-cell office:value-type="float" office:value="114873" table:style-name="ce82">
            <text:p>114.873</text:p>
          </table:table-cell>
          <table:table-cell office:value-type="percentage" office:value="0.99903620852403907" table:style-name="ce83">
            <text:p>99,9%</text:p>
          </table:table-cell>
          <table:table-cell office:value-type="float" office:value="149286" table:style-name="ce82">
            <text:p>149.286</text:p>
          </table:table-cell>
          <table:table-cell office:value-type="percentage" office:value="0.96988040770754413" table:style-name="ce83">
            <text:p>97,0%</text:p>
          </table:table-cell>
          <table:table-cell office:value-type="float" office:value="154576" table:style-name="ce82">
            <text:p>154.576</text:p>
          </table:table-cell>
          <table:table-cell office:value-type="percentage" office:value="0.95277824974225755" table:style-name="ce83">
            <text:p>95,3%</text:p>
          </table:table-cell>
          <table:table-cell office:value-type="float" office:value="152738" table:style-name="ce82">
            <text:p>152.738</text:p>
          </table:table-cell>
          <table:table-cell office:value-type="percentage" office:value="0.93551483175080052" table:style-name="ce83">
            <text:p>93,6%</text:p>
          </table:table-cell>
          <table:table-cell office:value-type="float" office:value="93294" table:style-name="ce82">
            <text:p>93.294</text:p>
          </table:table-cell>
          <table:table-cell office:value-type="percentage" office:value="0.90360506353090997" table:style-name="ce83">
            <text:p>90,4%</text:p>
          </table:table-cell>
          <table:table-cell office:value-type="float" office:value="69060" table:style-name="ce82">
            <text:p>69.060</text:p>
          </table:table-cell>
          <table:table-cell office:value-type="percentage" office:value="0.87866120093238387" table:style-name="ce83">
            <text:p>87,9%</text:p>
          </table:table-cell>
          <table:table-cell office:value-type="float" office:value="63195" table:style-name="ce82">
            <text:p>63.195</text:p>
          </table:table-cell>
          <table:table-cell office:value-type="percentage" office:value="0.95306265411566327" table:style-name="ce83">
            <text:p>95,3%</text:p>
          </table:table-cell>
          <table:table-cell office:value-type="float" office:value="886357" table:style-name="ce82">
            <text:p>886.357</text:p>
          </table:table-cell>
          <table:table-cell office:value-type="float" office:value="926948.79131500004" table:style-name="ce82">
            <text:p>926.949</text:p>
          </table:table-cell>
          <table:table-cell office:value-type="percentage" office:value="0.95620924079590719" table:style-name="ce83">
            <text:p>95,6%</text:p>
          </table:table-cell>
          <table:table-cell office:value-type="percentage" office:value="0.88086561519008721" table:style-name="ce83">
            <text:p>88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885" table:style-name="ce82">
            <text:p>51.885</text:p>
          </table:table-cell>
          <table:table-cell office:value-type="percentage" office:value="0.95984966423535523" table:style-name="ce83">
            <text:p>96,0%</text:p>
          </table:table-cell>
          <table:table-cell office:value-type="float" office:value="79981" table:style-name="ce82">
            <text:p>79.981</text:p>
          </table:table-cell>
          <table:table-cell office:value-type="percentage" office:value="0.88971138573488739" table:style-name="ce83">
            <text:p>89,0%</text:p>
          </table:table-cell>
          <table:table-cell office:value-type="float" office:value="112277" table:style-name="ce82">
            <text:p>112.277</text:p>
          </table:table-cell>
          <table:table-cell office:value-type="percentage" office:value="0.85871398153774192" table:style-name="ce83">
            <text:p>85,9%</text:p>
          </table:table-cell>
          <table:table-cell office:value-type="float" office:value="153836" table:style-name="ce82">
            <text:p>153.836</text:p>
          </table:table-cell>
          <table:table-cell office:value-type="percentage" office:value="0.84347783770798312" table:style-name="ce83">
            <text:p>84,3%</text:p>
          </table:table-cell>
          <table:table-cell office:value-type="float" office:value="174124" table:style-name="ce82">
            <text:p>174.124</text:p>
          </table:table-cell>
          <table:table-cell office:value-type="percentage" office:value="0.80610980217227235" table:style-name="ce83">
            <text:p>80,6%</text:p>
          </table:table-cell>
          <table:table-cell office:value-type="float" office:value="135799" table:style-name="ce82">
            <text:p>135.799</text:p>
          </table:table-cell>
          <table:table-cell office:value-type="percentage" office:value="0.75660633566233915" table:style-name="ce83">
            <text:p>75,7%</text:p>
          </table:table-cell>
          <table:table-cell office:value-type="float" office:value="105209" table:style-name="ce82">
            <text:p>105.209</text:p>
          </table:table-cell>
          <table:table-cell office:value-type="percentage" office:value="0.77363652691866724" table:style-name="ce83">
            <text:p>77,4%</text:p>
          </table:table-cell>
          <table:table-cell office:value-type="float" office:value="84972" table:style-name="ce82">
            <text:p>84.972</text:p>
          </table:table-cell>
          <table:table-cell office:value-type="percentage" office:value="0.84261970476206305" table:style-name="ce83">
            <text:p>84,3%</text:p>
          </table:table-cell>
          <table:table-cell office:value-type="float" office:value="898083" table:style-name="ce82">
            <text:p>898.083</text:p>
          </table:table-cell>
          <table:table-cell office:value-type="float" office:value="1089409.0493709999" table:style-name="ce82">
            <text:p>1.089.409</text:p>
          </table:table-cell>
          <table:table-cell office:value-type="percentage" office:value="0.82437629880028329" table:style-name="ce83">
            <text:p>82,4%</text:p>
          </table:table-cell>
          <table:table-cell office:value-type="percentage" office:value="0.73373997350614095" table:style-name="ce83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4996" table:style-name="ce82">
            <text:p>94.996</text:p>
          </table:table-cell>
          <table:table-cell office:value-type="percentage" office:value="0.9207136472535048" table:style-name="ce83">
            <text:p>92,1%</text:p>
          </table:table-cell>
          <table:table-cell office:value-type="float" office:value="156418" table:style-name="ce82">
            <text:p>156.418</text:p>
          </table:table-cell>
          <table:table-cell office:value-type="percentage" office:value="0.90280640392636091" table:style-name="ce83">
            <text:p>90,3%</text:p>
          </table:table-cell>
          <table:table-cell office:value-type="float" office:value="229791" table:style-name="ce82">
            <text:p>229.791</text:p>
          </table:table-cell>
          <table:table-cell office:value-type="percentage" office:value="0.87972537795684891" table:style-name="ce83">
            <text:p>88,0%</text:p>
          </table:table-cell>
          <table:table-cell office:value-type="float" office:value="326394" table:style-name="ce82">
            <text:p>326.394</text:p>
          </table:table-cell>
          <table:table-cell office:value-type="percentage" office:value="0.86561327199232396" table:style-name="ce83">
            <text:p>86,6%</text:p>
          </table:table-cell>
          <table:table-cell office:value-type="float" office:value="325669" table:style-name="ce82">
            <text:p>325.669</text:p>
          </table:table-cell>
          <table:table-cell office:value-type="percentage" office:value="0.83658376879019858" table:style-name="ce83">
            <text:p>83,7%</text:p>
          </table:table-cell>
          <table:table-cell office:value-type="float" office:value="240574" table:style-name="ce82">
            <text:p>240.574</text:p>
          </table:table-cell>
          <table:table-cell office:value-type="percentage" office:value="0.78551154325074124" table:style-name="ce83">
            <text:p>78,6%</text:p>
          </table:table-cell>
          <table:table-cell office:value-type="float" office:value="203118" table:style-name="ce82">
            <text:p>203.118</text:p>
          </table:table-cell>
          <table:table-cell office:value-type="percentage" office:value="0.79778621322318022" table:style-name="ce83">
            <text:p>79,8%</text:p>
          </table:table-cell>
          <table:table-cell office:value-type="float" office:value="174077" table:style-name="ce82">
            <text:p>174.077</text:p>
          </table:table-cell>
          <table:table-cell office:value-type="percentage" office:value="0.94952878799116569" table:style-name="ce83">
            <text:p>95,0%</text:p>
          </table:table-cell>
          <table:table-cell office:value-type="float" office:value="1751037" table:style-name="ce82">
            <text:p>1.751.037</text:p>
          </table:table-cell>
          <table:table-cell office:value-type="float" office:value="2048188.859992" table:style-name="ce82">
            <text:p>2.048.189</text:p>
          </table:table-cell>
          <table:table-cell office:value-type="percentage" office:value="0.85491969720352801" table:style-name="ce83">
            <text:p>85,5%</text:p>
          </table:table-cell>
          <table:table-cell office:value-type="percentage" office:value="0.77746580625306261" table:style-name="ce83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612" table:style-name="ce82">
            <text:p>42.612</text:p>
          </table:table-cell>
          <table:table-cell office:value-type="percentage" office:value="1" table:style-name="ce83">
            <text:p>100,0%</text:p>
          </table:table-cell>
          <table:table-cell office:value-type="float" office:value="56241" table:style-name="ce82">
            <text:p>56.241</text:p>
          </table:table-cell>
          <table:table-cell office:value-type="percentage" office:value="0.98908467683605061" table:style-name="ce83">
            <text:p>98,9%</text:p>
          </table:table-cell>
          <table:table-cell office:value-type="float" office:value="77323" table:style-name="ce82">
            <text:p>77.323</text:p>
          </table:table-cell>
          <table:table-cell office:value-type="percentage" office:value="0.95452111391252337" table:style-name="ce83">
            <text:p>95,5%</text:p>
          </table:table-cell>
          <table:table-cell office:value-type="float" office:value="85281" table:style-name="ce82">
            <text:p>85.281</text:p>
          </table:table-cell>
          <table:table-cell office:value-type="percentage" office:value="0.93193750512620677" table:style-name="ce83">
            <text:p>93,2%</text:p>
          </table:table-cell>
          <table:table-cell office:value-type="float" office:value="89620" table:style-name="ce82">
            <text:p>89.620</text:p>
          </table:table-cell>
          <table:table-cell office:value-type="percentage" office:value="0.92258105341159213" table:style-name="ce83">
            <text:p>92,3%</text:p>
          </table:table-cell>
          <table:table-cell office:value-type="float" office:value="57074" table:style-name="ce82">
            <text:p>57.074</text:p>
          </table:table-cell>
          <table:table-cell office:value-type="percentage" office:value="0.88537679450622531" table:style-name="ce83">
            <text:p>88,5%</text:p>
          </table:table-cell>
          <table:table-cell office:value-type="float" office:value="43675" table:style-name="ce82">
            <text:p>43.675</text:p>
          </table:table-cell>
          <table:table-cell office:value-type="percentage" office:value="0.85339108159717059" table:style-name="ce83">
            <text:p>85,3%</text:p>
          </table:table-cell>
          <table:table-cell office:value-type="float" office:value="43434" table:style-name="ce82">
            <text:p>43.434</text:p>
          </table:table-cell>
          <table:table-cell office:value-type="percentage" office:value="0.93862803374447823" table:style-name="ce83">
            <text:p>93,9%</text:p>
          </table:table-cell>
          <table:table-cell office:value-type="float" office:value="495260" table:style-name="ce82">
            <text:p>495.260</text:p>
          </table:table-cell>
          <table:table-cell office:value-type="float" office:value="529709.28377600003" table:style-name="ce82">
            <text:p>529.709</text:p>
          </table:table-cell>
          <table:table-cell office:value-type="percentage" office:value="0.93496567866352953" table:style-name="ce83">
            <text:p>93,5%</text:p>
          </table:table-cell>
          <table:table-cell office:value-type="percentage" office:value="0.8475140059222489" table:style-name="ce83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30142" table:style-name="ce82">
            <text:p>230.142</text:p>
          </table:table-cell>
          <table:table-cell office:value-type="percentage" office:value="1" table:style-name="ce83">
            <text:p>100,0%</text:p>
          </table:table-cell>
          <table:table-cell office:value-type="float" office:value="252405" table:style-name="ce82">
            <text:p>252.405</text:p>
          </table:table-cell>
          <table:table-cell office:value-type="percentage" office:value="1" table:style-name="ce83">
            <text:p>100,0%</text:p>
          </table:table-cell>
          <table:table-cell office:value-type="float" office:value="324806" table:style-name="ce82">
            <text:p>324.806</text:p>
          </table:table-cell>
          <table:table-cell office:value-type="percentage" office:value="0.96797971079958478" table:style-name="ce83">
            <text:p>96,8%</text:p>
          </table:table-cell>
          <table:table-cell office:value-type="float" office:value="358127" table:style-name="ce82">
            <text:p>358.127</text:p>
          </table:table-cell>
          <table:table-cell office:value-type="percentage" office:value="0.94138336135618828" table:style-name="ce83">
            <text:p>94,1%</text:p>
          </table:table-cell>
          <table:table-cell office:value-type="float" office:value="326601" table:style-name="ce82">
            <text:p>326.601</text:p>
          </table:table-cell>
          <table:table-cell office:value-type="percentage" office:value="0.92192611118514245" table:style-name="ce83">
            <text:p>92,2%</text:p>
          </table:table-cell>
          <table:table-cell office:value-type="float" office:value="219512" table:style-name="ce82">
            <text:p>219.512</text:p>
          </table:table-cell>
          <table:table-cell office:value-type="percentage" office:value="0.87846684480429171" table:style-name="ce83">
            <text:p>87,8%</text:p>
          </table:table-cell>
          <table:table-cell office:value-type="float" office:value="181747" table:style-name="ce82">
            <text:p>181.747</text:p>
          </table:table-cell>
          <table:table-cell office:value-type="percentage" office:value="0.86118736509717375" table:style-name="ce83">
            <text:p>86,1%</text:p>
          </table:table-cell>
          <table:table-cell office:value-type="float" office:value="156808" table:style-name="ce82">
            <text:p>156.808</text:p>
          </table:table-cell>
          <table:table-cell office:value-type="percentage" office:value="0.92669081705679823" table:style-name="ce83">
            <text:p>92,7%</text:p>
          </table:table-cell>
          <table:table-cell office:value-type="float" office:value="2050148" table:style-name="ce82">
            <text:p>2.050.148</text:p>
          </table:table-cell>
          <table:table-cell office:value-type="float" office:value="2168005.04715" table:style-name="ce82">
            <text:p>2.168.005</text:p>
          </table:table-cell>
          <table:table-cell office:value-type="percentage" office:value="0.94563801993683938" table:style-name="ce83">
            <text:p>94,6%</text:p>
          </table:table-cell>
          <table:table-cell office:value-type="percentage" office:value="0.86260746156801016" table:style-name="ce83">
            <text:p>86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9327" table:style-name="ce82">
            <text:p>139.327</text:p>
          </table:table-cell>
          <table:table-cell office:value-type="percentage" office:value="1" table:style-name="ce83">
            <text:p>100,0%</text:p>
          </table:table-cell>
          <table:table-cell office:value-type="float" office:value="159897" table:style-name="ce82">
            <text:p>159.897</text:p>
          </table:table-cell>
          <table:table-cell office:value-type="percentage" office:value="0.99624588162319716" table:style-name="ce83">
            <text:p>99,6%</text:p>
          </table:table-cell>
          <table:table-cell office:value-type="float" office:value="226033" table:style-name="ce82">
            <text:p>226.033</text:p>
          </table:table-cell>
          <table:table-cell office:value-type="percentage" office:value="0.9505040370915433" table:style-name="ce83">
            <text:p>95,1%</text:p>
          </table:table-cell>
          <table:table-cell office:value-type="float" office:value="290993" table:style-name="ce82">
            <text:p>290.993</text:p>
          </table:table-cell>
          <table:table-cell office:value-type="percentage" office:value="0.92672625408155929" table:style-name="ce83">
            <text:p>92,7%</text:p>
          </table:table-cell>
          <table:table-cell office:value-type="float" office:value="293065" table:style-name="ce82">
            <text:p>293.065</text:p>
          </table:table-cell>
          <table:table-cell office:value-type="percentage" office:value="0.8909531005277902" table:style-name="ce83">
            <text:p>89,1%</text:p>
          </table:table-cell>
          <table:table-cell office:value-type="float" office:value="213435" table:style-name="ce82">
            <text:p>213.435</text:p>
          </table:table-cell>
          <table:table-cell office:value-type="percentage" office:value="0.85099030937959141" table:style-name="ce83">
            <text:p>85,1%</text:p>
          </table:table-cell>
          <table:table-cell office:value-type="float" office:value="182005" table:style-name="ce82">
            <text:p>182.005</text:p>
          </table:table-cell>
          <table:table-cell office:value-type="percentage" office:value="0.83400676707513188" table:style-name="ce83">
            <text:p>83,4%</text:p>
          </table:table-cell>
          <table:table-cell office:value-type="float" office:value="161169" table:style-name="ce82">
            <text:p>161.169</text:p>
          </table:table-cell>
          <table:table-cell office:value-type="percentage" office:value="0.89387383130291953" table:style-name="ce83">
            <text:p>89,4%</text:p>
          </table:table-cell>
          <table:table-cell office:value-type="float" office:value="1665924" table:style-name="ce82">
            <text:p>1.665.924</text:p>
          </table:table-cell>
          <table:table-cell office:value-type="float" office:value="1822885.5576559999" table:style-name="ce82">
            <text:p>1.822.886</text:p>
          </table:table-cell>
          <table:table-cell office:value-type="percentage" office:value="0.91389390464103926" table:style-name="ce83">
            <text:p>91,4%</text:p>
          </table:table-cell>
          <table:table-cell office:value-type="percentage" office:value="0.81265359274699811" table:style-name="ce83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61465" table:style-name="ce82">
            <text:p>461.465</text:p>
          </table:table-cell>
          <table:table-cell office:value-type="percentage" office:value="1" table:style-name="ce83">
            <text:p>100,0%</text:p>
          </table:table-cell>
          <table:table-cell office:value-type="float" office:value="622447" table:style-name="ce82">
            <text:p>622.447</text:p>
          </table:table-cell>
          <table:table-cell office:value-type="percentage" office:value="0.95849296884602453" table:style-name="ce83">
            <text:p>95,8%</text:p>
          </table:table-cell>
          <table:table-cell office:value-type="float" office:value="810675" table:style-name="ce82">
            <text:p>810.675</text:p>
          </table:table-cell>
          <table:table-cell office:value-type="percentage" office:value="0.93471770904796148" table:style-name="ce83">
            <text:p>93,5%</text:p>
          </table:table-cell>
          <table:table-cell office:value-type="float" office:value="1046008" table:style-name="ce82">
            <text:p>1.046.008</text:p>
          </table:table-cell>
          <table:table-cell office:value-type="percentage" office:value="0.93697157876403647" table:style-name="ce83">
            <text:p>93,7%</text:p>
          </table:table-cell>
          <table:table-cell office:value-type="float" office:value="1168622" table:style-name="ce82">
            <text:p>1.168.622</text:p>
          </table:table-cell>
          <table:table-cell office:value-type="percentage" office:value="0.92827316732835963" table:style-name="ce83">
            <text:p>92,8%</text:p>
          </table:table-cell>
          <table:table-cell office:value-type="float" office:value="836604" table:style-name="ce82">
            <text:p>836.604</text:p>
          </table:table-cell>
          <table:table-cell office:value-type="percentage" office:value="0.8843164906588622" table:style-name="ce83">
            <text:p>88,4%</text:p>
          </table:table-cell>
          <table:table-cell office:value-type="float" office:value="703723" table:style-name="ce82">
            <text:p>703.723</text:p>
          </table:table-cell>
          <table:table-cell office:value-type="percentage" office:value="0.84118165643206899" table:style-name="ce83">
            <text:p>84,1%</text:p>
          </table:table-cell>
          <table:table-cell office:value-type="float" office:value="612192" table:style-name="ce82">
            <text:p>612.192</text:p>
          </table:table-cell>
          <table:table-cell office:value-type="percentage" office:value="0.89712379726183988" table:style-name="ce83">
            <text:p>89,7%</text:p>
          </table:table-cell>
          <table:table-cell office:value-type="float" office:value="6261736" table:style-name="ce82">
            <text:p>6.261.736</text:p>
          </table:table-cell>
          <table:table-cell office:value-type="float" office:value="6811841.3897879999" table:style-name="ce82">
            <text:p>6.811.841</text:p>
          </table:table-cell>
          <table:table-cell office:value-type="percentage" office:value="0.91924277764119811" table:style-name="ce83">
            <text:p>91,9%</text:p>
          </table:table-cell>
          <table:table-cell office:value-type="percentage" office:value="0.81541597379809205" table:style-name="ce83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9258" table:style-name="ce82">
            <text:p>299.258</text:p>
          </table:table-cell>
          <table:table-cell office:value-type="percentage" office:value="1" table:style-name="ce83">
            <text:p>100,0%</text:p>
          </table:table-cell>
          <table:table-cell office:value-type="float" office:value="438031" table:style-name="ce82">
            <text:p>438.031</text:p>
          </table:table-cell>
          <table:table-cell office:value-type="percentage" office:value="0.97355510400230727" table:style-name="ce83">
            <text:p>97,4%</text:p>
          </table:table-cell>
          <table:table-cell office:value-type="float" office:value="577076" table:style-name="ce82">
            <text:p>577.076</text:p>
          </table:table-cell>
          <table:table-cell office:value-type="percentage" office:value="0.94083469044522861" table:style-name="ce83">
            <text:p>94,1%</text:p>
          </table:table-cell>
          <table:table-cell office:value-type="float" office:value="724425" table:style-name="ce82">
            <text:p>724.425</text:p>
          </table:table-cell>
          <table:table-cell office:value-type="percentage" office:value="0.93271851048079368" table:style-name="ce83">
            <text:p>93,3%</text:p>
          </table:table-cell>
          <table:table-cell office:value-type="float" office:value="768798" table:style-name="ce82">
            <text:p>768.798</text:p>
          </table:table-cell>
          <table:table-cell office:value-type="percentage" office:value="0.92045030424872598" table:style-name="ce83">
            <text:p>92,0%</text:p>
          </table:table-cell>
          <table:table-cell office:value-type="float" office:value="532165" table:style-name="ce82">
            <text:p>532.165</text:p>
          </table:table-cell>
          <table:table-cell office:value-type="percentage" office:value="0.88436023756034754" table:style-name="ce83">
            <text:p>88,4%</text:p>
          </table:table-cell>
          <table:table-cell office:value-type="float" office:value="450413" table:style-name="ce82">
            <text:p>450.413</text:p>
          </table:table-cell>
          <table:table-cell office:value-type="percentage" office:value="0.86752084221062931" table:style-name="ce83">
            <text:p>86,8%</text:p>
          </table:table-cell>
          <table:table-cell office:value-type="float" office:value="408848" table:style-name="ce82">
            <text:p>408.848</text:p>
          </table:table-cell>
          <table:table-cell office:value-type="percentage" office:value="0.9292804249418648" table:style-name="ce83">
            <text:p>92,9%</text:p>
          </table:table-cell>
          <table:table-cell office:value-type="float" office:value="4199014" table:style-name="ce82">
            <text:p>4.199.014</text:p>
          </table:table-cell>
          <table:table-cell office:value-type="float" office:value="4528081.8524599997" table:style-name="ce82">
            <text:p>4.528.082</text:p>
          </table:table-cell>
          <table:table-cell office:value-type="percentage" office:value="0.92732731801629753" table:style-name="ce83">
            <text:p>92,7%</text:p>
          </table:table-cell>
          <table:table-cell office:value-type="percentage" office:value="0.82779151559594855" table:style-name="ce83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8466" table:style-name="ce82">
            <text:p>78.466</text:p>
          </table:table-cell>
          <table:table-cell office:value-type="percentage" office:value="1" table:style-name="ce83">
            <text:p>100,0%</text:p>
          </table:table-cell>
          <table:table-cell office:value-type="float" office:value="96193" table:style-name="ce82">
            <text:p>96.193</text:p>
          </table:table-cell>
          <table:table-cell office:value-type="percentage" office:value="1" table:style-name="ce83">
            <text:p>100,0%</text:p>
          </table:table-cell>
          <table:table-cell office:value-type="float" office:value="133525" table:style-name="ce82">
            <text:p>133.525</text:p>
          </table:table-cell>
          <table:table-cell office:value-type="percentage" office:value="0.98664447546429968" table:style-name="ce83">
            <text:p>98,7%</text:p>
          </table:table-cell>
          <table:table-cell office:value-type="float" office:value="162416" table:style-name="ce82">
            <text:p>162.416</text:p>
          </table:table-cell>
          <table:table-cell office:value-type="percentage" office:value="0.96890767815155598" table:style-name="ce83">
            <text:p>96,9%</text:p>
          </table:table-cell>
          <table:table-cell office:value-type="float" office:value="147471" table:style-name="ce82">
            <text:p>147.471</text:p>
          </table:table-cell>
          <table:table-cell office:value-type="percentage" office:value="0.94736717221130617" table:style-name="ce83">
            <text:p>94,7%</text:p>
          </table:table-cell>
          <table:table-cell office:value-type="float" office:value="115005" table:style-name="ce82">
            <text:p>115.005</text:p>
          </table:table-cell>
          <table:table-cell office:value-type="percentage" office:value="0.90603309186401748" table:style-name="ce83">
            <text:p>90,6%</text:p>
          </table:table-cell>
          <table:table-cell office:value-type="float" office:value="95841" table:style-name="ce82">
            <text:p>95.841</text:p>
          </table:table-cell>
          <table:table-cell office:value-type="percentage" office:value="0.86489179812535688" table:style-name="ce83">
            <text:p>86,5%</text:p>
          </table:table-cell>
          <table:table-cell office:value-type="float" office:value="81520" table:style-name="ce82">
            <text:p>81.520</text:p>
          </table:table-cell>
          <table:table-cell office:value-type="percentage" office:value="0.95154999829386855" table:style-name="ce83">
            <text:p>95,2%</text:p>
          </table:table-cell>
          <table:table-cell office:value-type="float" office:value="910437" table:style-name="ce82">
            <text:p>910.437</text:p>
          </table:table-cell>
          <table:table-cell office:value-type="float" office:value="948307.09296599997" table:style-name="ce82">
            <text:p>948.307</text:p>
          </table:table-cell>
          <table:table-cell office:value-type="percentage" office:value="0.96006558081564641" table:style-name="ce83">
            <text:p>96,0%</text:p>
          </table:table-cell>
          <table:table-cell office:value-type="percentage" office:value="0.86435228600560765" table:style-name="ce83">
            <text:p>86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3200" table:style-name="ce82">
            <text:p>243.200</text:p>
          </table:table-cell>
          <table:table-cell office:value-type="percentage" office:value="1" table:style-name="ce83">
            <text:p>100,0%</text:p>
          </table:table-cell>
          <table:table-cell office:value-type="float" office:value="292479" table:style-name="ce82">
            <text:p>292.479</text:p>
          </table:table-cell>
          <table:table-cell office:value-type="percentage" office:value="0.99082701010597896" table:style-name="ce83">
            <text:p>99,1%</text:p>
          </table:table-cell>
          <table:table-cell office:value-type="float" office:value="348440" table:style-name="ce82">
            <text:p>348.440</text:p>
          </table:table-cell>
          <table:table-cell office:value-type="percentage" office:value="0.96726041073037916" table:style-name="ce83">
            <text:p>96,7%</text:p>
          </table:table-cell>
          <table:table-cell office:value-type="float" office:value="394088" table:style-name="ce82">
            <text:p>394.088</text:p>
          </table:table-cell>
          <table:table-cell office:value-type="percentage" office:value="0.95364012273580445" table:style-name="ce83">
            <text:p>95,4%</text:p>
          </table:table-cell>
          <table:table-cell office:value-type="float" office:value="412916" table:style-name="ce82">
            <text:p>412.916</text:p>
          </table:table-cell>
          <table:table-cell office:value-type="percentage" office:value="0.93892798498414254" table:style-name="ce83">
            <text:p>93,9%</text:p>
          </table:table-cell>
          <table:table-cell office:value-type="float" office:value="269429" table:style-name="ce82">
            <text:p>269.429</text:p>
          </table:table-cell>
          <table:table-cell office:value-type="percentage" office:value="0.90896474757096646" table:style-name="ce83">
            <text:p>90,9%</text:p>
          </table:table-cell>
          <table:table-cell office:value-type="float" office:value="205280" table:style-name="ce82">
            <text:p>205.280</text:p>
          </table:table-cell>
          <table:table-cell office:value-type="percentage" office:value="0.89413180612626819" table:style-name="ce83">
            <text:p>89,4%</text:p>
          </table:table-cell>
          <table:table-cell office:value-type="float" office:value="177442" table:style-name="ce82">
            <text:p>177.442</text:p>
          </table:table-cell>
          <table:table-cell office:value-type="percentage" office:value="0.95377671138099129" table:style-name="ce83">
            <text:p>95,4%</text:p>
          </table:table-cell>
          <table:table-cell office:value-type="float" office:value="2343274" table:style-name="ce82">
            <text:p>2.343.274</text:p>
          </table:table-cell>
          <table:table-cell office:value-type="float" office:value="2457737.9663920002" table:style-name="ce82">
            <text:p>2.457.738</text:p>
          </table:table-cell>
          <table:table-cell office:value-type="percentage" office:value="0.95342710738198211" table:style-name="ce83">
            <text:p>95,3%</text:p>
          </table:table-cell>
          <table:table-cell office:value-type="percentage" office:value="0.8706342845585654" table:style-name="ce83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3505" table:style-name="ce82">
            <text:p>23.505</text:p>
          </table:table-cell>
          <table:table-cell office:value-type="percentage" office:value="1" table:style-name="ce83">
            <text:p>100,0%</text:p>
          </table:table-cell>
          <table:table-cell office:value-type="float" office:value="28798" table:style-name="ce82">
            <text:p>28.798</text:p>
          </table:table-cell>
          <table:table-cell office:value-type="percentage" office:value="1" table:style-name="ce83">
            <text:p>100,0%</text:p>
          </table:table-cell>
          <table:table-cell office:value-type="float" office:value="38561" table:style-name="ce82">
            <text:p>38.561</text:p>
          </table:table-cell>
          <table:table-cell office:value-type="percentage" office:value="0.97358154754415704" table:style-name="ce83">
            <text:p>97,4%</text:p>
          </table:table-cell>
          <table:table-cell office:value-type="float" office:value="46001" table:style-name="ce82">
            <text:p>46.001</text:p>
          </table:table-cell>
          <table:table-cell office:value-type="percentage" office:value="0.96378497777600769" table:style-name="ce83">
            <text:p>96,4%</text:p>
          </table:table-cell>
          <table:table-cell office:value-type="float" office:value="48577" table:style-name="ce82">
            <text:p>48.577</text:p>
          </table:table-cell>
          <table:table-cell office:value-type="percentage" office:value="0.94917419090310617" table:style-name="ce83">
            <text:p>94,9%</text:p>
          </table:table-cell>
          <table:table-cell office:value-type="float" office:value="32658" table:style-name="ce82">
            <text:p>32.658</text:p>
          </table:table-cell>
          <table:table-cell office:value-type="percentage" office:value="0.91146074887651218" table:style-name="ce83">
            <text:p>91,1%</text:p>
          </table:table-cell>
          <table:table-cell office:value-type="float" office:value="25925" table:style-name="ce82">
            <text:p>25.925</text:p>
          </table:table-cell>
          <table:table-cell office:value-type="percentage" office:value="0.85639161242194151" table:style-name="ce83">
            <text:p>85,6%</text:p>
          </table:table-cell>
          <table:table-cell office:value-type="float" office:value="25600" table:style-name="ce82">
            <text:p>25.600</text:p>
          </table:table-cell>
          <table:table-cell office:value-type="percentage" office:value="0.96653490013791976" table:style-name="ce83">
            <text:p>96,7%</text:p>
          </table:table-cell>
          <table:table-cell office:value-type="float" office:value="269625" table:style-name="ce82">
            <text:p>269.625</text:p>
          </table:table-cell>
          <table:table-cell office:value-type="float" office:value="281978.88969400001" table:style-name="ce82">
            <text:p>281.979</text:p>
          </table:table-cell>
          <table:table-cell office:value-type="percentage" office:value="0.95618860082963553" table:style-name="ce83">
            <text:p>95,6%</text:p>
          </table:table-cell>
          <table:table-cell office:value-type="percentage" office:value="0.8534715273951039" table:style-name="ce83">
            <text:p>85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5657" table:style-name="ce82">
            <text:p>375.657</text:p>
          </table:table-cell>
          <table:table-cell office:value-type="percentage" office:value="1" table:style-name="ce83">
            <text:p>100,0%</text:p>
          </table:table-cell>
          <table:table-cell office:value-type="float" office:value="513419" table:style-name="ce82">
            <text:p>513.419</text:p>
          </table:table-cell>
          <table:table-cell office:value-type="percentage" office:value="0.95116059798158958" table:style-name="ce83">
            <text:p>95,1%</text:p>
          </table:table-cell>
          <table:table-cell office:value-type="float" office:value="695331" table:style-name="ce82">
            <text:p>695.331</text:p>
          </table:table-cell>
          <table:table-cell office:value-type="percentage" office:value="0.942013090241271" table:style-name="ce83">
            <text:p>94,2%</text:p>
          </table:table-cell>
          <table:table-cell office:value-type="float" office:value="952077" table:style-name="ce82">
            <text:p>952.077</text:p>
          </table:table-cell>
          <table:table-cell office:value-type="percentage" office:value="0.94176853748494793" table:style-name="ce83">
            <text:p>94,2%</text:p>
          </table:table-cell>
          <table:table-cell office:value-type="float" office:value="1055932" table:style-name="ce82">
            <text:p>1.055.932</text:p>
          </table:table-cell>
          <table:table-cell office:value-type="percentage" office:value="0.92337258595655203" table:style-name="ce83">
            <text:p>92,3%</text:p>
          </table:table-cell>
          <table:table-cell office:value-type="float" office:value="784922" table:style-name="ce82">
            <text:p>784.922</text:p>
          </table:table-cell>
          <table:table-cell office:value-type="percentage" office:value="0.89454755265420893" table:style-name="ce83">
            <text:p>89,5%</text:p>
          </table:table-cell>
          <table:table-cell office:value-type="float" office:value="642571" table:style-name="ce82">
            <text:p>642.571</text:p>
          </table:table-cell>
          <table:table-cell office:value-type="percentage" office:value="0.866684470073943" table:style-name="ce83">
            <text:p>86,7%</text:p>
          </table:table-cell>
          <table:table-cell office:value-type="float" office:value="510013" table:style-name="ce82">
            <text:p>510.013</text:p>
          </table:table-cell>
          <table:table-cell office:value-type="percentage" office:value="0.87890700293032598" table:style-name="ce83">
            <text:p>87,9%</text:p>
          </table:table-cell>
          <table:table-cell office:value-type="float" office:value="5529922" table:style-name="ce82">
            <text:p>5.529.922</text:p>
          </table:table-cell>
          <table:table-cell office:value-type="float" office:value="6006507.0008919984" table:style-name="ce82">
            <text:p>6.006.507</text:p>
          </table:table-cell>
          <table:table-cell office:value-type="percentage" office:value="0.9206552159481004" table:style-name="ce83">
            <text:p>92,1%</text:p>
          </table:table-cell>
          <table:table-cell office:value-type="percentage" office:value="0.81690313992707897" table:style-name="ce83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2920" table:style-name="ce82">
            <text:p>72.920</text:p>
          </table:table-cell>
          <table:table-cell office:value-type="percentage" office:value="1" table:style-name="ce83">
            <text:p>100,0%</text:p>
          </table:table-cell>
          <table:table-cell office:value-type="float" office:value="103970" table:style-name="ce82">
            <text:p>103.970</text:p>
          </table:table-cell>
          <table:table-cell office:value-type="percentage" office:value="0.9722334014789985" table:style-name="ce83">
            <text:p>97,2%</text:p>
          </table:table-cell>
          <table:table-cell office:value-type="float" office:value="149980" table:style-name="ce82">
            <text:p>149.980</text:p>
          </table:table-cell>
          <table:table-cell office:value-type="percentage" office:value="0.94432596209236852" table:style-name="ce83">
            <text:p>94,4%</text:p>
          </table:table-cell>
          <table:table-cell office:value-type="float" office:value="210177" table:style-name="ce82">
            <text:p>210.177</text:p>
          </table:table-cell>
          <table:table-cell office:value-type="percentage" office:value="0.94487364367535653" table:style-name="ce83">
            <text:p>94,5%</text:p>
          </table:table-cell>
          <table:table-cell office:value-type="float" office:value="237238" table:style-name="ce82">
            <text:p>237.238</text:p>
          </table:table-cell>
          <table:table-cell office:value-type="percentage" office:value="0.94093829777673876" table:style-name="ce83">
            <text:p>94,1%</text:p>
          </table:table-cell>
          <table:table-cell office:value-type="float" office:value="175389" table:style-name="ce82">
            <text:p>175.389</text:p>
          </table:table-cell>
          <table:table-cell office:value-type="percentage" office:value="0.8997966264190983" table:style-name="ce83">
            <text:p>90,0%</text:p>
          </table:table-cell>
          <table:table-cell office:value-type="float" office:value="150793" table:style-name="ce82">
            <text:p>150.793</text:p>
          </table:table-cell>
          <table:table-cell office:value-type="percentage" office:value="0.85540233693585277" table:style-name="ce83">
            <text:p>85,5%</text:p>
          </table:table-cell>
          <table:table-cell office:value-type="float" office:value="132836" table:style-name="ce82">
            <text:p>132.836</text:p>
          </table:table-cell>
          <table:table-cell office:value-type="percentage" office:value="0.90763869839786093" table:style-name="ce83">
            <text:p>90,8%</text:p>
          </table:table-cell>
          <table:table-cell office:value-type="float" office:value="1233303" table:style-name="ce82">
            <text:p>1.233.303</text:p>
          </table:table-cell>
          <table:table-cell office:value-type="float" office:value="1329419.0966020001" table:style-name="ce82">
            <text:p>1.329.419</text:p>
          </table:table-cell>
          <table:table-cell office:value-type="percentage" office:value="0.92770068005817496" table:style-name="ce83">
            <text:p>92,8%</text:p>
          </table:table-cell>
          <table:table-cell office:value-type="percentage" office:value="0.81004264869613418" table:style-name="ce83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598" table:style-name="ce82">
            <text:p>42.598</text:p>
          </table:table-cell>
          <table:table-cell office:value-type="percentage" office:value="1" table:style-name="ce83">
            <text:p>100,0%</text:p>
          </table:table-cell>
          <table:table-cell office:value-type="float" office:value="56022" table:style-name="ce82">
            <text:p>56.022</text:p>
          </table:table-cell>
          <table:table-cell office:value-type="percentage" office:value="0.96739327776818029" table:style-name="ce83">
            <text:p>96,7%</text:p>
          </table:table-cell>
          <table:table-cell office:value-type="float" office:value="72670" table:style-name="ce82">
            <text:p>72.670</text:p>
          </table:table-cell>
          <table:table-cell office:value-type="percentage" office:value="0.93768632628601234" table:style-name="ce83">
            <text:p>93,8%</text:p>
          </table:table-cell>
          <table:table-cell office:value-type="float" office:value="92604" table:style-name="ce82">
            <text:p>92.604</text:p>
          </table:table-cell>
          <table:table-cell office:value-type="percentage" office:value="0.93540979897417487" table:style-name="ce83">
            <text:p>93,5%</text:p>
          </table:table-cell>
          <table:table-cell office:value-type="float" office:value="96712" table:style-name="ce82">
            <text:p>96.712</text:p>
          </table:table-cell>
          <table:table-cell office:value-type="percentage" office:value="0.92547679518527481" table:style-name="ce83">
            <text:p>92,5%</text:p>
          </table:table-cell>
          <table:table-cell office:value-type="float" office:value="66187" table:style-name="ce82">
            <text:p>66.187</text:p>
          </table:table-cell>
          <table:table-cell office:value-type="percentage" office:value="0.89019239795061" table:style-name="ce83">
            <text:p>89,0%</text:p>
          </table:table-cell>
          <table:table-cell office:value-type="float" office:value="60190" table:style-name="ce82">
            <text:p>60.190</text:p>
          </table:table-cell>
          <table:table-cell office:value-type="percentage" office:value="0.86210813399424902" table:style-name="ce83">
            <text:p>86,2%</text:p>
          </table:table-cell>
          <table:table-cell office:value-type="float" office:value="53426" table:style-name="ce82">
            <text:p>53.426</text:p>
          </table:table-cell>
          <table:table-cell office:value-type="percentage" office:value="0.91608654288775115" table:style-name="ce83">
            <text:p>91,6%</text:p>
          </table:table-cell>
          <table:table-cell office:value-type="float" office:value="540409" table:style-name="ce82">
            <text:p>540.409</text:p>
          </table:table-cell>
          <table:table-cell office:value-type="float" office:value="583256.26343300007" table:style-name="ce82">
            <text:p>583.256</text:p>
          </table:table-cell>
          <table:table-cell office:value-type="percentage" office:value="0.92653784259288618" table:style-name="ce83">
            <text:p>92,7%</text:p>
          </table:table-cell>
          <table:table-cell office:value-type="percentage" office:value="0.81985150350483882" table:style-name="ce83">
            <text:p>82,0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5542" table:style-name="ce82">
            <text:p>165.542</text:p>
          </table:table-cell>
          <table:table-cell office:value-type="percentage" office:value="1" table:style-name="ce83">
            <text:p>100,0%</text:p>
          </table:table-cell>
          <table:table-cell office:value-type="float" office:value="215450" table:style-name="ce82">
            <text:p>215.450</text:p>
          </table:table-cell>
          <table:table-cell office:value-type="percentage" office:value="0.97794129275339237" table:style-name="ce83">
            <text:p>97,8%</text:p>
          </table:table-cell>
          <table:table-cell office:value-type="float" office:value="281995" table:style-name="ce82">
            <text:p>281.995</text:p>
          </table:table-cell>
          <table:table-cell office:value-type="percentage" office:value="0.97551166111413312" table:style-name="ce83">
            <text:p>97,6%</text:p>
          </table:table-cell>
          <table:table-cell office:value-type="float" office:value="328556" table:style-name="ce82">
            <text:p>328.556</text:p>
          </table:table-cell>
          <table:table-cell office:value-type="percentage" office:value="0.96854343370026941" table:style-name="ce83">
            <text:p>96,9%</text:p>
          </table:table-cell>
          <table:table-cell office:value-type="float" office:value="327760" table:style-name="ce82">
            <text:p>327.760</text:p>
          </table:table-cell>
          <table:table-cell office:value-type="percentage" office:value="0.96220578585441319" table:style-name="ce83">
            <text:p>96,2%</text:p>
          </table:table-cell>
          <table:table-cell office:value-type="float" office:value="213429" table:style-name="ce82">
            <text:p>213.429</text:p>
          </table:table-cell>
          <table:table-cell office:value-type="percentage" office:value="0.93642588078876088" table:style-name="ce83">
            <text:p>93,6%</text:p>
          </table:table-cell>
          <table:table-cell office:value-type="float" office:value="177027" table:style-name="ce82">
            <text:p>177.027</text:p>
          </table:table-cell>
          <table:table-cell office:value-type="percentage" office:value="0.8795356520520895" table:style-name="ce83">
            <text:p>88,0%</text:p>
          </table:table-cell>
          <table:table-cell office:value-type="float" office:value="161377" table:style-name="ce82">
            <text:p>161.377</text:p>
          </table:table-cell>
          <table:table-cell office:value-type="percentage" office:value="0.92004558155513017" table:style-name="ce83">
            <text:p>92,0%</text:p>
          </table:table-cell>
          <table:table-cell office:value-type="float" office:value="1871136" table:style-name="ce82">
            <text:p>1.871.136</text:p>
          </table:table-cell>
          <table:table-cell office:value-type="float" office:value="1953592.4880969999" table:style-name="ce82">
            <text:p>1.953.592</text:p>
          </table:table-cell>
          <table:table-cell office:value-type="percentage" office:value="0.95779238065287553" table:style-name="ce83">
            <text:p>95,8%</text:p>
          </table:table-cell>
          <table:table-cell office:value-type="percentage" office:value="0.85953457913947462" table:style-name="ce83">
            <text:p>86,0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413" table:style-name="ce82">
            <text:p>2.413</text:p>
          </table:table-cell>
          <table:table-cell office:value-type="percentage" office:value="0.85448220373366912" table:style-name="ce83">
            <text:p>85,4%</text:p>
          </table:table-cell>
          <table:table-cell office:value-type="float" office:value="3939" table:style-name="ce82">
            <text:p>3.939</text:p>
          </table:table-cell>
          <table:table-cell office:value-type="percentage" office:value="0.89638859712326302" table:style-name="ce83">
            <text:p>89,6%</text:p>
          </table:table-cell>
          <table:table-cell office:value-type="float" office:value="7733" table:style-name="ce82">
            <text:p>7.733</text:p>
          </table:table-cell>
          <table:table-cell office:value-type="percentage" office:value="0.90287443777418852" table:style-name="ce83">
            <text:p>90,3%</text:p>
          </table:table-cell>
          <table:table-cell office:value-type="float" office:value="10710" table:style-name="ce82">
            <text:p>10.710</text:p>
          </table:table-cell>
          <table:table-cell office:value-type="percentage" office:value="0.93184451824097136" table:style-name="ce83">
            <text:p>93,2%</text:p>
          </table:table-cell>
          <table:table-cell office:value-type="float" office:value="11358" table:style-name="ce82">
            <text:p>11.358</text:p>
          </table:table-cell>
          <table:table-cell office:value-type="percentage" office:value="0.93314530680512864" table:style-name="ce83">
            <text:p>93,3%</text:p>
          </table:table-cell>
          <table:table-cell office:value-type="float" office:value="9677" table:style-name="ce82">
            <text:p>9.677</text:p>
          </table:table-cell>
          <table:table-cell office:value-type="percentage" office:value="0.87289270764163107" table:style-name="ce83">
            <text:p>87,3%</text:p>
          </table:table-cell>
          <table:table-cell office:value-type="float" office:value="9943" table:style-name="ce82">
            <text:p>9.943</text:p>
          </table:table-cell>
          <table:table-cell office:value-type="percentage" office:value="0.91395799735631511" table:style-name="ce83">
            <text:p>91,4%</text:p>
          </table:table-cell>
          <table:table-cell office:value-type="float" office:value="9948" table:style-name="ce82">
            <text:p>9.948</text:p>
          </table:table-cell>
          <table:table-cell office:value-type="percentage" office:value="1.061035080411018" table:style-name="ce83">
            <text:p>106,1%</text:p>
          </table:table-cell>
          <table:table-cell office:value-type="float" office:value="65721" table:style-name="ce82">
            <text:p>65.721</text:p>
          </table:table-cell>
          <table:table-cell office:value-type="float" office:value="70789.104772000006" table:style-name="ce82">
            <text:p>70.789</text:p>
          </table:table-cell>
          <table:table-cell office:value-type="percentage" office:value="0.92840558178658239" table:style-name="ce83">
            <text:p>92,8%</text:p>
          </table:table-cell>
          <table:table-cell office:value-type="percentage" office:value="0.79649724465014382" table:style-name="ce83">
            <text:p>79,6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103" table:style-name="ce82">
            <text:p>2.103</text:p>
          </table:table-cell>
          <table:table-cell office:value-type="percentage" office:value="0.86173174887436488" table:style-name="ce83">
            <text:p>86,2%</text:p>
          </table:table-cell>
          <table:table-cell office:value-type="float" office:value="3433" table:style-name="ce82">
            <text:p>3.433</text:p>
          </table:table-cell>
          <table:table-cell office:value-type="percentage" office:value="0.88192501940329449" table:style-name="ce83">
            <text:p>88,2%</text:p>
          </table:table-cell>
          <table:table-cell office:value-type="float" office:value="7520" table:style-name="ce82">
            <text:p>7.520</text:p>
          </table:table-cell>
          <table:table-cell office:value-type="percentage" office:value="0.91545390949307492" table:style-name="ce83">
            <text:p>91,5%</text:p>
          </table:table-cell>
          <table:table-cell office:value-type="float" office:value="10179" table:style-name="ce82">
            <text:p>10.179</text:p>
          </table:table-cell>
          <table:table-cell office:value-type="percentage" office:value="0.95544726850100992" table:style-name="ce83">
            <text:p>95,5%</text:p>
          </table:table-cell>
          <table:table-cell office:value-type="float" office:value="10723" table:style-name="ce82">
            <text:p>10.723</text:p>
          </table:table-cell>
          <table:table-cell office:value-type="percentage" office:value="0.99168995942426585" table:style-name="ce83">
            <text:p>99,2%</text:p>
          </table:table-cell>
          <table:table-cell office:value-type="float" office:value="9432" table:style-name="ce82">
            <text:p>9.432</text:p>
          </table:table-cell>
          <table:table-cell office:value-type="percentage" office:value="0.87854561790873931" table:style-name="ce83">
            <text:p>87,9%</text:p>
          </table:table-cell>
          <table:table-cell office:value-type="float" office:value="10455" table:style-name="ce82">
            <text:p>10.455</text:p>
          </table:table-cell>
          <table:table-cell office:value-type="percentage" office:value="0.87942642608332422" table:style-name="ce83">
            <text:p>87,9%</text:p>
          </table:table-cell>
          <table:table-cell office:value-type="float" office:value="9274" table:style-name="ce82">
            <text:p>9.274</text:p>
          </table:table-cell>
          <table:table-cell office:value-type="percentage" office:value="0.97258001656581683" table:style-name="ce83">
            <text:p>97,3%</text:p>
          </table:table-cell>
          <table:table-cell office:value-type="float" office:value="63119" table:style-name="ce82">
            <text:p>63.119</text:p>
          </table:table-cell>
          <table:table-cell office:value-type="float" office:value="68173.882384000011" table:style-name="ce82">
            <text:p>68.174</text:p>
          </table:table-cell>
          <table:table-cell office:value-type="percentage" office:value="0.92585309495023915" table:style-name="ce83">
            <text:p>92,6%</text:p>
          </table:table-cell>
          <table:table-cell office:value-type="percentage" office:value="0.75831655487523153" table:style-name="ce83">
            <text:p>75,8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30" table:style-name="ce82">
            <text:p>30</text:p>
          </table:table-cell>
          <table:table-cell office:value-type="string" table:style-name="ce83">
            <text:p>-</text:p>
          </table:table-cell>
          <table:table-cell office:value-type="float" office:value="20" table:style-name="ce82">
            <text:p>20</text:p>
          </table:table-cell>
          <table:table-cell office:value-type="string" table:style-name="ce83">
            <text:p>-</text:p>
          </table:table-cell>
          <table:table-cell office:value-type="float" office:value="3697" table:style-name="ce82">
            <text:p>3.697</text:p>
          </table:table-cell>
          <table:table-cell office:value-type="string" table:style-name="ce83">
            <text:p>-</text:p>
          </table:table-cell>
          <table:table-cell office:value-type="float" office:value="9666" table:style-name="ce82">
            <text:p>9.666</text:p>
          </table:table-cell>
          <table:table-cell office:value-type="string" table:style-name="ce83">
            <text:p>-</text:p>
          </table:table-cell>
          <table:table-cell office:value-type="float" office:value="22699" table:style-name="ce82">
            <text:p>22.699</text:p>
          </table:table-cell>
          <table:table-cell office:value-type="string" table:style-name="ce83">
            <text:p>-</text:p>
          </table:table-cell>
          <table:table-cell office:value-type="float" office:value="32685" table:style-name="ce82">
            <text:p>32.685</text:p>
          </table:table-cell>
          <table:table-cell office:value-type="string" table:style-name="ce83">
            <text:p>-</text:p>
          </table:table-cell>
          <table:table-cell office:value-type="float" office:value="25141" table:style-name="ce82">
            <text:p>25.141</text:p>
          </table:table-cell>
          <table:table-cell office:value-type="string" table:style-name="ce83">
            <text:p>-</text:p>
          </table:table-cell>
          <table:table-cell office:value-type="float" office:value="1239" table:style-name="ce82">
            <text:p>1.239</text:p>
          </table:table-cell>
          <table:table-cell office:value-type="string" table:style-name="ce83">
            <text:p>-</text:p>
          </table:table-cell>
          <table:table-cell office:value-type="float" office:value="95177" table:style-name="ce82">
            <text:p>95.177</text:p>
          </table:table-cell>
          <table:table-cell office:value-type="string" table:style-name="ce82">
            <text:p>-</text:p>
          </table:table-cell>
          <table:table-cell office:value-type="string" table:style-name="ce83">
            <text:p>-</text:p>
          </table:table-cell>
          <table:table-cell office:value-type="string" table:style-name="ce83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float" office:value="33" table:style-name="ce85">
            <text:p>33</text:p>
          </table:table-cell>
          <table:table-cell office:value-type="string" table:style-name="ce86">
            <text:p>-</text:p>
          </table:table-cell>
          <table:table-cell office:value-type="float" office:value="52" table:style-name="ce85">
            <text:p>52</text:p>
          </table:table-cell>
          <table:table-cell office:value-type="string" table:style-name="ce86">
            <text:p>-</text:p>
          </table:table-cell>
          <table:table-cell office:value-type="float" office:value="320" table:style-name="ce85">
            <text:p>320</text:p>
          </table:table-cell>
          <table:table-cell office:value-type="string" table:style-name="ce86">
            <text:p>-</text:p>
          </table:table-cell>
          <table:table-cell office:value-type="float" office:value="924" table:style-name="ce85">
            <text:p>924</text:p>
          </table:table-cell>
          <table:table-cell office:value-type="string" table:style-name="ce86">
            <text:p>-</text:p>
          </table:table-cell>
          <table:table-cell office:value-type="float" office:value="1972" table:style-name="ce85">
            <text:p>1.972</text:p>
          </table:table-cell>
          <table:table-cell office:value-type="string" table:style-name="ce86">
            <text:p>-</text:p>
          </table:table-cell>
          <table:table-cell office:value-type="float" office:value="2431" table:style-name="ce85">
            <text:p>2.431</text:p>
          </table:table-cell>
          <table:table-cell office:value-type="string" table:style-name="ce86">
            <text:p>-</text:p>
          </table:table-cell>
          <table:table-cell office:value-type="float" office:value="2130" table:style-name="ce85">
            <text:p>2.130</text:p>
          </table:table-cell>
          <table:table-cell office:value-type="string" table:style-name="ce86">
            <text:p>-</text:p>
          </table:table-cell>
          <table:table-cell office:value-type="float" office:value="271" table:style-name="ce85">
            <text:p>271</text:p>
          </table:table-cell>
          <table:table-cell office:value-type="string" table:style-name="ce86">
            <text:p>-</text:p>
          </table:table-cell>
          <table:table-cell office:value-type="float" office:value="8133" table:style-name="ce85">
            <text:p>8.133</text:p>
          </table:table-cell>
          <table:table-cell office:value-type="string" table:style-name="ce85">
            <text:p>-</text:p>
          </table:table-cell>
          <table:table-cell office:value-type="string" table:style-name="ce86">
            <text:p>-</text:p>
          </table:table-cell>
          <table:table-cell office:value-type="string" table:style-name="ce86">
            <text:p>-</text:p>
          </table:table-cell>
          <table:table-cell table:number-columns-repeated="24" table:style-name="ce61"/>
          <table:table-cell table:number-columns-repeated="16339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52930" table:style-name="ce89">
            <text:p>2.952.930</text:p>
          </table:table-cell>
          <table:table-cell office:value-type="percentage" office:value="1" table:style-name="ce90">
            <text:p>100,0%</text:p>
          </table:table-cell>
          <table:table-cell office:value-type="float" office:value="3970778" table:style-name="ce89">
            <text:p>3.970.778</text:p>
          </table:table-cell>
          <table:table-cell office:value-type="percentage" office:value="0.97127496819784098" table:style-name="ce90">
            <text:p>97,1%</text:p>
          </table:table-cell>
          <table:table-cell office:value-type="float" office:value="5341167" table:style-name="ce89">
            <text:p>5.341.167</text:p>
          </table:table-cell>
          <table:table-cell office:value-type="percentage" office:value="0.94547877427703086" table:style-name="ce90">
            <text:p>94,5%</text:p>
          </table:table-cell>
          <table:table-cell office:value-type="float" office:value="6776021" table:style-name="ce89">
            <text:p>6.776.021</text:p>
          </table:table-cell>
          <table:table-cell office:value-type="percentage" office:value="0.93734504476691505" table:style-name="ce90">
            <text:p>93,7%</text:p>
          </table:table-cell>
          <table:table-cell office:value-type="float" office:value="7143692" table:style-name="ce89">
            <text:p>7.143.692</text:p>
          </table:table-cell>
          <table:table-cell office:value-type="percentage" office:value="0.92328399529782323" table:style-name="ce90">
            <text:p>92,3%</text:p>
          </table:table-cell>
          <table:table-cell office:value-type="float" office:value="5142157" table:style-name="ce89">
            <text:p>5.142.157</text:p>
          </table:table-cell>
          <table:table-cell office:value-type="percentage" office:value="0.88870851248894633" table:style-name="ce90">
            <text:p>88,9%</text:p>
          </table:table-cell>
          <table:table-cell office:value-type="float" office:value="4269743" table:style-name="ce89">
            <text:p>4.269.743</text:p>
          </table:table-cell>
          <table:table-cell office:value-type="percentage" office:value="0.86379160417182943" table:style-name="ce90">
            <text:p>86,4%</text:p>
          </table:table-cell>
          <table:table-cell office:value-type="float" office:value="3687678" table:style-name="ce89">
            <text:p>3.687.678</text:p>
          </table:table-cell>
          <table:table-cell office:value-type="percentage" office:value="0.91401796652949885" table:style-name="ce90">
            <text:p>91,4%</text:p>
          </table:table-cell>
          <table:table-cell office:value-type="float" office:value="39284166" table:style-name="ce89">
            <text:p>39.284.166</text:p>
          </table:table-cell>
          <table:table-cell office:value-type="float" office:value="42350585.205100007" table:style-name="ce89">
            <text:p>42.350.585</text:p>
          </table:table-cell>
          <table:table-cell office:value-type="percentage" office:value="0.92759440772188573" table:style-name="ce90">
            <text:p>92,8%</text:p>
          </table:table-cell>
          <table:table-cell office:value-type="percentage" office:value="0.82820514546654778" table:style-name="ce90">
            <text:p>82,8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3" table:default-cell-style-name="ce61"/>
        <table:table-column table:style-name="co3" table:number-columns-repeated="20" table:default-cell-style-name="ce61"/>
        <table:table-column table:style-name="co4" table:number-columns-repeated="16343" table:default-cell-style-name="ce61"/>
        <table:table-row table:style-name="ro10">
          <table:table-cell table:style-name="ce72"/>
          <table:table-cell office:value-type="string" table:style-name="ce73">
            <text:p>Personas pauta completa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pauta completa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pauta completa sobre Población a Vacunar INE</text:p>
          </table:table-cell>
          <table:table-cell office:value-type="string" table:style-name="ce76">
            <text:p>% pauta completa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0910" table:style-name="ce92">
            <text:p>430.910</text:p>
          </table:table-cell>
          <table:table-cell office:value-type="percentage" office:value="1" table:style-name="ce93">
            <text:p>100,0%</text:p>
          </table:table-cell>
          <table:table-cell office:value-type="float" office:value="653116" table:style-name="ce92">
            <text:p>653.116</text:p>
          </table:table-cell>
          <table:table-cell office:value-type="percentage" office:value="0.97146928469132487" table:style-name="ce93">
            <text:p>97,1%</text:p>
          </table:table-cell>
          <table:table-cell office:value-type="float" office:value="934179" table:style-name="ce92">
            <text:p>934.179</text:p>
          </table:table-cell>
          <table:table-cell office:value-type="percentage" office:value="0.94467443176687982" table:style-name="ce93">
            <text:p>94,5%</text:p>
          </table:table-cell>
          <table:table-cell office:value-type="float" office:value="1222997" table:style-name="ce92">
            <text:p>1.222.997</text:p>
          </table:table-cell>
          <table:table-cell office:value-type="percentage" office:value="0.93665120134600544" table:style-name="ce93">
            <text:p>93,7%</text:p>
          </table:table-cell>
          <table:table-cell office:value-type="float" office:value="1268165" table:style-name="ce92">
            <text:p>1.268.165</text:p>
          </table:table-cell>
          <table:table-cell office:value-type="percentage" office:value="0.92088912708388904" table:style-name="ce93">
            <text:p>92,1%</text:p>
          </table:table-cell>
          <table:table-cell office:value-type="float" office:value="954114" table:style-name="ce92">
            <text:p>954.114</text:p>
          </table:table-cell>
          <table:table-cell office:value-type="percentage" office:value="0.88422559615953633" table:style-name="ce93">
            <text:p>88,4%</text:p>
          </table:table-cell>
          <table:table-cell office:value-type="float" office:value="794929" table:style-name="ce92">
            <text:p>794.929</text:p>
          </table:table-cell>
          <table:table-cell office:value-type="percentage" office:value="0.85937028561685147" table:style-name="ce93">
            <text:p>85,9%</text:p>
          </table:table-cell>
          <table:table-cell office:value-type="float" office:value="761023" table:style-name="ce92">
            <text:p>761.023</text:p>
          </table:table-cell>
          <table:table-cell office:value-type="percentage" office:value="0.97422253706847606" table:style-name="ce93">
            <text:p>97,4%</text:p>
          </table:table-cell>
          <table:table-cell office:value-type="float" office:value="7019433" table:style-name="ce92">
            <text:p>7.019.433</text:p>
          </table:table-cell>
          <table:table-cell office:value-type="float" office:value="7549680.891117" table:style-name="ce92">
            <text:p>7.549.681</text:p>
          </table:table-cell>
          <table:table-cell office:value-type="percentage" office:value="0.92976552270694079" table:style-name="ce93">
            <text:p>93,0%</text:p>
          </table:table-cell>
          <table:table-cell office:value-type="percentage" office:value="0.82396352102211012" table:style-name="ce93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0545" table:style-name="ce94">
            <text:p>100.545</text:p>
          </table:table-cell>
          <table:table-cell office:value-type="percentage" office:value="1" table:style-name="ce95">
            <text:p>100,0%</text:p>
          </table:table-cell>
          <table:table-cell office:value-type="float" office:value="119285" table:style-name="ce94">
            <text:p>119.285</text:p>
          </table:table-cell>
          <table:table-cell office:value-type="percentage" office:value="0.98519530273928857" table:style-name="ce95">
            <text:p>98,5%</text:p>
          </table:table-cell>
          <table:table-cell office:value-type="float" office:value="155587" table:style-name="ce94">
            <text:p>155.587</text:p>
          </table:table-cell>
          <table:table-cell office:value-type="percentage" office:value="0.94931299904162902" table:style-name="ce95">
            <text:p>94,9%</text:p>
          </table:table-cell>
          <table:table-cell office:value-type="float" office:value="188559" table:style-name="ce94">
            <text:p>188.559</text:p>
          </table:table-cell>
          <table:table-cell office:value-type="percentage" office:value="0.94184619799940228" table:style-name="ce95">
            <text:p>94,2%</text:p>
          </table:table-cell>
          <table:table-cell office:value-type="float" office:value="191304" table:style-name="ce94">
            <text:p>191.304</text:p>
          </table:table-cell>
          <table:table-cell office:value-type="percentage" office:value="0.92560741478208286" table:style-name="ce95">
            <text:p>92,6%</text:p>
          </table:table-cell>
          <table:table-cell office:value-type="float" office:value="130317" table:style-name="ce94">
            <text:p>130.317</text:p>
          </table:table-cell>
          <table:table-cell office:value-type="percentage" office:value="0.87181518269398395" table:style-name="ce95">
            <text:p>87,2%</text:p>
          </table:table-cell>
          <table:table-cell office:value-type="float" office:value="108688" table:style-name="ce94">
            <text:p>108.688</text:p>
          </table:table-cell>
          <table:table-cell office:value-type="percentage" office:value="0.83375178375429526" table:style-name="ce95">
            <text:p>83,4%</text:p>
          </table:table-cell>
          <table:table-cell office:value-type="float" office:value="98466" table:style-name="ce94">
            <text:p>98.466</text:p>
          </table:table-cell>
          <table:table-cell office:value-type="percentage" office:value="0.91742729415653124" table:style-name="ce95">
            <text:p>91,7%</text:p>
          </table:table-cell>
          <table:table-cell office:value-type="float" office:value="1092751" table:style-name="ce94">
            <text:p>1.092.751</text:p>
          </table:table-cell>
          <table:table-cell office:value-type="float" office:value="1176072.6972429999" table:style-name="ce94">
            <text:p>1.176.073</text:p>
          </table:table-cell>
          <table:table-cell office:value-type="percentage" office:value="0.92915259623123114" table:style-name="ce95">
            <text:p>92,9%</text:p>
          </table:table-cell>
          <table:table-cell office:value-type="percentage" office:value="0.83152090377356924" table:style-name="ce95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8611" table:style-name="ce94">
            <text:p>88.611</text:p>
          </table:table-cell>
          <table:table-cell office:value-type="percentage" office:value="1" table:style-name="ce95">
            <text:p>100,0%</text:p>
          </table:table-cell>
          <table:table-cell office:value-type="float" office:value="114540" table:style-name="ce94">
            <text:p>114.540</text:p>
          </table:table-cell>
          <table:table-cell office:value-type="percentage" office:value="0.99614014889785618" table:style-name="ce95">
            <text:p>99,6%</text:p>
          </table:table-cell>
          <table:table-cell office:value-type="float" office:value="149095" table:style-name="ce94">
            <text:p>149.095</text:p>
          </table:table-cell>
          <table:table-cell office:value-type="percentage" office:value="0.96863952002971676" table:style-name="ce95">
            <text:p>96,9%</text:p>
          </table:table-cell>
          <table:table-cell office:value-type="float" office:value="154855" table:style-name="ce94">
            <text:p>154.855</text:p>
          </table:table-cell>
          <table:table-cell office:value-type="percentage" office:value="0.95449795481728916" table:style-name="ce95">
            <text:p>95,4%</text:p>
          </table:table-cell>
          <table:table-cell office:value-type="float" office:value="152577" table:style-name="ce94">
            <text:p>152.577</text:p>
          </table:table-cell>
          <table:table-cell office:value-type="percentage" office:value="0.93452871246213709" table:style-name="ce95">
            <text:p>93,5%</text:p>
          </table:table-cell>
          <table:table-cell office:value-type="float" office:value="92168" table:style-name="ce94">
            <text:p>92.168</text:p>
          </table:table-cell>
          <table:table-cell office:value-type="percentage" office:value="0.89269911779446598" table:style-name="ce95">
            <text:p>89,3%</text:p>
          </table:table-cell>
          <table:table-cell office:value-type="float" office:value="67748" table:style-name="ce94">
            <text:p>67.748</text:p>
          </table:table-cell>
          <table:table-cell office:value-type="percentage" office:value="0.86196841935660495" table:style-name="ce95">
            <text:p>86,2%</text:p>
          </table:table-cell>
          <table:table-cell office:value-type="float" office:value="67350" table:style-name="ce94">
            <text:p>67.350</text:p>
          </table:table-cell>
          <table:table-cell office:value-type="percentage" office:value="1.0157254490812551" table:style-name="ce95">
            <text:p>101,6%</text:p>
          </table:table-cell>
          <table:table-cell office:value-type="float" office:value="886944" table:style-name="ce94">
            <text:p>886.944</text:p>
          </table:table-cell>
          <table:table-cell office:value-type="float" office:value="926948.79131500004" table:style-name="ce94">
            <text:p>926.949</text:p>
          </table:table-cell>
          <table:table-cell office:value-type="percentage" office:value="0.95684250123650527" table:style-name="ce95">
            <text:p>95,7%</text:p>
          </table:table-cell>
          <table:table-cell office:value-type="percentage" office:value="0.8814489784580668" table:style-name="ce95">
            <text:p>88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454" table:style-name="ce94">
            <text:p>51.454</text:p>
          </table:table-cell>
          <table:table-cell office:value-type="percentage" office:value="0.95187635392822534" table:style-name="ce95">
            <text:p>95,2%</text:p>
          </table:table-cell>
          <table:table-cell office:value-type="float" office:value="79894" table:style-name="ce94">
            <text:p>79.894</text:p>
          </table:table-cell>
          <table:table-cell office:value-type="percentage" office:value="0.88874359475254239" table:style-name="ce95">
            <text:p>88,9%</text:p>
          </table:table-cell>
          <table:table-cell office:value-type="float" office:value="112227" table:style-name="ce94">
            <text:p>112.227</text:p>
          </table:table-cell>
          <table:table-cell office:value-type="percentage" office:value="0.85833157286030226" table:style-name="ce95">
            <text:p>85,8%</text:p>
          </table:table-cell>
          <table:table-cell office:value-type="float" office:value="153231" table:style-name="ce94">
            <text:p>153.231</text:p>
          </table:table-cell>
          <table:table-cell office:value-type="percentage" office:value="0.84016064217629138" table:style-name="ce95">
            <text:p>84,0%</text:p>
          </table:table-cell>
          <table:table-cell office:value-type="float" office:value="173035" table:style-name="ce94">
            <text:p>173.035</text:p>
          </table:table-cell>
          <table:table-cell office:value-type="percentage" office:value="0.80106825950976979" table:style-name="ce95">
            <text:p>80,1%</text:p>
          </table:table-cell>
          <table:table-cell office:value-type="float" office:value="133821" table:style-name="ce94">
            <text:p>133.821</text:p>
          </table:table-cell>
          <table:table-cell office:value-type="percentage" office:value="0.74558587651359642" table:style-name="ce95">
            <text:p>74,6%</text:p>
          </table:table-cell>
          <table:table-cell office:value-type="float" office:value="103138" table:style-name="ce94">
            <text:p>103.138</text:p>
          </table:table-cell>
          <table:table-cell office:value-type="percentage" office:value="0.75840777987945429" table:style-name="ce95">
            <text:p>75,8%</text:p>
          </table:table-cell>
          <table:table-cell office:value-type="float" office:value="86061" table:style-name="ce94">
            <text:p>86.061</text:p>
          </table:table-cell>
          <table:table-cell office:value-type="percentage" office:value="0.85341870747455528" table:style-name="ce95">
            <text:p>85,3%</text:p>
          </table:table-cell>
          <table:table-cell office:value-type="float" office:value="892861" table:style-name="ce94">
            <text:p>892.861</text:p>
          </table:table-cell>
          <table:table-cell office:value-type="float" office:value="1089409.0493709999" table:style-name="ce94">
            <text:p>1.089.409</text:p>
          </table:table-cell>
          <table:table-cell office:value-type="percentage" office:value="0.81958287432578025" table:style-name="ce95">
            <text:p>82,0%</text:p>
          </table:table-cell>
          <table:table-cell office:value-type="percentage" office:value="0.72947356367358751" table:style-name="ce95">
            <text:p>72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3552" table:style-name="ce94">
            <text:p>93.552</text:p>
          </table:table-cell>
          <table:table-cell office:value-type="percentage" office:value="0.90671821053370549" table:style-name="ce95">
            <text:p>90,7%</text:p>
          </table:table-cell>
          <table:table-cell office:value-type="float" office:value="152890" table:style-name="ce94">
            <text:p>152.890</text:p>
          </table:table-cell>
          <table:table-cell office:value-type="percentage" office:value="0.8824436516021259" table:style-name="ce95">
            <text:p>88,2%</text:p>
          </table:table-cell>
          <table:table-cell office:value-type="float" office:value="226659" table:style-name="ce94">
            <text:p>226.659</text:p>
          </table:table-cell>
          <table:table-cell office:value-type="percentage" office:value="0.86773491756562016" table:style-name="ce95">
            <text:p>86,8%</text:p>
          </table:table-cell>
          <table:table-cell office:value-type="float" office:value="325270" table:style-name="ce94">
            <text:p>325.270</text:p>
          </table:table-cell>
          <table:table-cell office:value-type="percentage" office:value="0.8626323675709211" table:style-name="ce95">
            <text:p>86,3%</text:p>
          </table:table-cell>
          <table:table-cell office:value-type="float" office:value="322898" table:style-name="ce94">
            <text:p>322.898</text:p>
          </table:table-cell>
          <table:table-cell office:value-type="percentage" office:value="0.82946557939139909" table:style-name="ce95">
            <text:p>82,9%</text:p>
          </table:table-cell>
          <table:table-cell office:value-type="float" office:value="234583" table:style-name="ce94">
            <text:p>234.583</text:p>
          </table:table-cell>
          <table:table-cell office:value-type="percentage" office:value="0.76594999605272651" table:style-name="ce95">
            <text:p>76,6%</text:p>
          </table:table-cell>
          <table:table-cell office:value-type="float" office:value="192878" table:style-name="ce94">
            <text:p>192.878</text:p>
          </table:table-cell>
          <table:table-cell office:value-type="percentage" office:value="0.75756658313916314" table:style-name="ce95">
            <text:p>75,8%</text:p>
          </table:table-cell>
          <table:table-cell office:value-type="float" office:value="171544" table:style-name="ce94">
            <text:p>171.544</text:p>
          </table:table-cell>
          <table:table-cell office:value-type="percentage" office:value="0.93571216419835201" table:style-name="ce95">
            <text:p>93,6%</text:p>
          </table:table-cell>
          <table:table-cell office:value-type="float" office:value="1720274" table:style-name="ce94">
            <text:p>1.720.274</text:p>
          </table:table-cell>
          <table:table-cell office:value-type="float" office:value="2048188.859992" table:style-name="ce94">
            <text:p>2.048.189</text:p>
          </table:table-cell>
          <table:table-cell office:value-type="percentage" office:value="0.83990008617013923" table:style-name="ce95">
            <text:p>84,0%</text:p>
          </table:table-cell>
          <table:table-cell office:value-type="percentage" office:value="0.76380693976551095" table:style-name="ce95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301" table:style-name="ce94">
            <text:p>42.301</text:p>
          </table:table-cell>
          <table:table-cell office:value-type="percentage" office:value="1" table:style-name="ce95">
            <text:p>100,0%</text:p>
          </table:table-cell>
          <table:table-cell office:value-type="float" office:value="56125" table:style-name="ce94">
            <text:p>56.125</text:p>
          </table:table-cell>
          <table:table-cell office:value-type="percentage" office:value="0.98704463802961084" table:style-name="ce95">
            <text:p>98,7%</text:p>
          </table:table-cell>
          <table:table-cell office:value-type="float" office:value="77192" table:style-name="ce94">
            <text:p>77.192</text:p>
          </table:table-cell>
          <table:table-cell office:value-type="percentage" office:value="0.95290397197645593" table:style-name="ce95">
            <text:p>95,3%</text:p>
          </table:table-cell>
          <table:table-cell office:value-type="float" office:value="85156" table:style-name="ce94">
            <text:p>85.156</text:p>
          </table:table-cell>
          <table:table-cell office:value-type="percentage" office:value="0.93057152456616676" table:style-name="ce95">
            <text:p>93,1%</text:p>
          </table:table-cell>
          <table:table-cell office:value-type="float" office:value="89368" table:style-name="ce94">
            <text:p>89.368</text:p>
          </table:table-cell>
          <table:table-cell office:value-type="percentage" office:value="0.91998687325694217" table:style-name="ce95">
            <text:p>92,0%</text:p>
          </table:table-cell>
          <table:table-cell office:value-type="float" office:value="56837" table:style-name="ce94">
            <text:p>56.837</text:p>
          </table:table-cell>
          <table:table-cell office:value-type="percentage" office:value="0.88170026403178903" table:style-name="ce95">
            <text:p>88,2%</text:p>
          </table:table-cell>
          <table:table-cell office:value-type="float" office:value="43428" table:style-name="ce94">
            <text:p>43.428</text:p>
          </table:table-cell>
          <table:table-cell office:value-type="percentage" office:value="0.84856480576077675" table:style-name="ce95">
            <text:p>84,9%</text:p>
          </table:table-cell>
          <table:table-cell office:value-type="float" office:value="46279" table:style-name="ce94">
            <text:p>46.279</text:p>
          </table:table-cell>
          <table:table-cell office:value-type="percentage" office:value="1.0001097475171687" table:style-name="ce95">
            <text:p>100,0%</text:p>
          </table:table-cell>
          <table:table-cell office:value-type="float" office:value="496686" table:style-name="ce94">
            <text:p>496.686</text:p>
          </table:table-cell>
          <table:table-cell office:value-type="float" office:value="529709.28377600003" table:style-name="ce94">
            <text:p>529.709</text:p>
          </table:table-cell>
          <table:table-cell office:value-type="percentage" office:value="0.93765772134368575" table:style-name="ce95">
            <text:p>93,8%</text:p>
          </table:table-cell>
          <table:table-cell office:value-type="percentage" office:value="0.84995424937507191" table:style-name="ce95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28682" table:style-name="ce94">
            <text:p>228.682</text:p>
          </table:table-cell>
          <table:table-cell office:value-type="percentage" office:value="1" table:style-name="ce95">
            <text:p>100,0%</text:p>
          </table:table-cell>
          <table:table-cell office:value-type="float" office:value="251364" table:style-name="ce94">
            <text:p>251.364</text:p>
          </table:table-cell>
          <table:table-cell office:value-type="percentage" office:value="1" table:style-name="ce95">
            <text:p>100,0%</text:p>
          </table:table-cell>
          <table:table-cell office:value-type="float" office:value="325075" table:style-name="ce94">
            <text:p>325.075</text:p>
          </table:table-cell>
          <table:table-cell office:value-type="percentage" office:value="0.96878137869428227" table:style-name="ce95">
            <text:p>96,9%</text:p>
          </table:table-cell>
          <table:table-cell office:value-type="float" office:value="356867" table:style-name="ce94">
            <text:p>356.867</text:p>
          </table:table-cell>
          <table:table-cell office:value-type="percentage" office:value="0.93807128760774494" table:style-name="ce95">
            <text:p>93,8%</text:p>
          </table:table-cell>
          <table:table-cell office:value-type="float" office:value="325056" table:style-name="ce94">
            <text:p>325.056</text:p>
          </table:table-cell>
          <table:table-cell office:value-type="percentage" office:value="0.91756490028321314" table:style-name="ce95">
            <text:p>91,8%</text:p>
          </table:table-cell>
          <table:table-cell office:value-type="float" office:value="217269" table:style-name="ce94">
            <text:p>217.269</text:p>
          </table:table-cell>
          <table:table-cell office:value-type="percentage" office:value="0.8694905649977388" table:style-name="ce95">
            <text:p>86,9%</text:p>
          </table:table-cell>
          <table:table-cell office:value-type="float" office:value="186673" table:style-name="ce94">
            <text:p>186.673</text:p>
          </table:table-cell>
          <table:table-cell office:value-type="percentage" office:value="0.88452865249376722" table:style-name="ce95">
            <text:p>88,5%</text:p>
          </table:table-cell>
          <table:table-cell office:value-type="float" office:value="198243" table:style-name="ce94">
            <text:p>198.243</text:p>
          </table:table-cell>
          <table:table-cell office:value-type="percentage" office:value="1.1715599181533523" table:style-name="ce95">
            <text:p>117,2%</text:p>
          </table:table-cell>
          <table:table-cell office:value-type="float" office:value="2089229" table:style-name="ce94">
            <text:p>2.089.229</text:p>
          </table:table-cell>
          <table:table-cell office:value-type="float" office:value="2168005.04715" table:style-name="ce94">
            <text:p>2.168.005</text:p>
          </table:table-cell>
          <table:table-cell office:value-type="percentage" office:value="0.96366426948426309" table:style-name="ce95">
            <text:p>96,4%</text:p>
          </table:table-cell>
          <table:table-cell office:value-type="percentage" office:value="0.87905093891966446" table:style-name="ce95">
            <text:p>87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7274" table:style-name="ce94">
            <text:p>137.274</text:p>
          </table:table-cell>
          <table:table-cell office:value-type="percentage" office:value="1" table:style-name="ce95">
            <text:p>100,0%</text:p>
          </table:table-cell>
          <table:table-cell office:value-type="float" office:value="158497" table:style-name="ce94">
            <text:p>158.497</text:p>
          </table:table-cell>
          <table:table-cell office:value-type="percentage" office:value="0.9875231148779019" table:style-name="ce95">
            <text:p>98,8%</text:p>
          </table:table-cell>
          <table:table-cell office:value-type="float" office:value="223406" table:style-name="ce94">
            <text:p>223.406</text:p>
          </table:table-cell>
          <table:table-cell office:value-type="percentage" office:value="0.93945709215235529" table:style-name="ce95">
            <text:p>93,9%</text:p>
          </table:table-cell>
          <table:table-cell office:value-type="float" office:value="287073" table:style-name="ce94">
            <text:p>287.073</text:p>
          </table:table-cell>
          <table:table-cell office:value-type="percentage" office:value="0.9142422186717738" table:style-name="ce95">
            <text:p>91,4%</text:p>
          </table:table-cell>
          <table:table-cell office:value-type="float" office:value="287485" table:style-name="ce94">
            <text:p>287.485</text:p>
          </table:table-cell>
          <table:table-cell office:value-type="percentage" office:value="0.87398922459260497" table:style-name="ce95">
            <text:p>87,4%</text:p>
          </table:table-cell>
          <table:table-cell office:value-type="float" office:value="207242" table:style-name="ce94">
            <text:p>207.242</text:p>
          </table:table-cell>
          <table:table-cell office:value-type="percentage" office:value="0.82629809401665744" table:style-name="ce95">
            <text:p>82,6%</text:p>
          </table:table-cell>
          <table:table-cell office:value-type="float" office:value="175000" table:style-name="ce94">
            <text:p>175.000</text:p>
          </table:table-cell>
          <table:table-cell office:value-type="percentage" office:value="0.80190755329879992" table:style-name="ce95">
            <text:p>80,2%</text:p>
          </table:table-cell>
          <table:table-cell office:value-type="float" office:value="168053" table:style-name="ce94">
            <text:p>168.053</text:p>
          </table:table-cell>
          <table:table-cell office:value-type="percentage" office:value="0.93205380049481934" table:style-name="ce95">
            <text:p>93,2%</text:p>
          </table:table-cell>
          <table:table-cell office:value-type="float" office:value="1644030" table:style-name="ce94">
            <text:p>1.644.030</text:p>
          </table:table-cell>
          <table:table-cell office:value-type="float" office:value="1822885.5576559999" table:style-name="ce94">
            <text:p>1.822.886</text:p>
          </table:table-cell>
          <table:table-cell office:value-type="percentage" office:value="0.90188327681635405" table:style-name="ce95">
            <text:p>90,2%</text:p>
          </table:table-cell>
          <table:table-cell office:value-type="percentage" office:value="0.80197349103791482" table:style-name="ce95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55871" table:style-name="ce94">
            <text:p>455.871</text:p>
          </table:table-cell>
          <table:table-cell office:value-type="percentage" office:value="1" table:style-name="ce95">
            <text:p>100,0%</text:p>
          </table:table-cell>
          <table:table-cell office:value-type="float" office:value="618660" table:style-name="ce94">
            <text:p>618.660</text:p>
          </table:table-cell>
          <table:table-cell office:value-type="percentage" office:value="0.95266144765141691" table:style-name="ce95">
            <text:p>95,3%</text:p>
          </table:table-cell>
          <table:table-cell office:value-type="float" office:value="802630" table:style-name="ce94">
            <text:p>802.630</text:p>
          </table:table-cell>
          <table:table-cell office:value-type="percentage" office:value="0.92544173042608358" table:style-name="ce95">
            <text:p>92,5%</text:p>
          </table:table-cell>
          <table:table-cell office:value-type="float" office:value="1040440" table:style-name="ce94">
            <text:p>1.040.440</text:p>
          </table:table-cell>
          <table:table-cell office:value-type="percentage" office:value="0.93198398999745147" table:style-name="ce95">
            <text:p>93,2%</text:p>
          </table:table-cell>
          <table:table-cell office:value-type="float" office:value="1157119" table:style-name="ce94">
            <text:p>1.157.119</text:p>
          </table:table-cell>
          <table:table-cell office:value-type="percentage" office:value="0.91913597305700567" table:style-name="ce95">
            <text:p>91,9%</text:p>
          </table:table-cell>
          <table:table-cell office:value-type="float" office:value="820834" table:style-name="ce94">
            <text:p>820.834</text:p>
          </table:table-cell>
          <table:table-cell office:value-type="percentage" office:value="0.86764710937728784" table:style-name="ce95">
            <text:p>86,8%</text:p>
          </table:table-cell>
          <table:table-cell office:value-type="float" office:value="686040" table:style-name="ce94">
            <text:p>686.040</text:p>
          </table:table-cell>
          <table:table-cell office:value-type="percentage" office:value="0.82004462491442887" table:style-name="ce95">
            <text:p>82,0%</text:p>
          </table:table-cell>
          <table:table-cell office:value-type="float" office:value="613726" table:style-name="ce94">
            <text:p>613.726</text:p>
          </table:table-cell>
          <table:table-cell office:value-type="percentage" office:value="0.89937176506442407" table:style-name="ce95">
            <text:p>89,9%</text:p>
          </table:table-cell>
          <table:table-cell office:value-type="float" office:value="6195320" table:style-name="ce94">
            <text:p>6.195.320</text:p>
          </table:table-cell>
          <table:table-cell office:value-type="float" office:value="6811841.3897879999" table:style-name="ce94">
            <text:p>6.811.841</text:p>
          </table:table-cell>
          <table:table-cell office:value-type="percentage" office:value="0.90949269742066208" table:style-name="ce95">
            <text:p>90,9%</text:p>
          </table:table-cell>
          <table:table-cell office:value-type="percentage" office:value="0.80676714744773592" table:style-name="ce95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5593" table:style-name="ce94">
            <text:p>295.593</text:p>
          </table:table-cell>
          <table:table-cell office:value-type="percentage" office:value="1" table:style-name="ce95">
            <text:p>100,0%</text:p>
          </table:table-cell>
          <table:table-cell office:value-type="float" office:value="435755" table:style-name="ce94">
            <text:p>435.755</text:p>
          </table:table-cell>
          <table:table-cell office:value-type="percentage" office:value="0.96849653185396789" table:style-name="ce95">
            <text:p>96,8%</text:p>
          </table:table-cell>
          <table:table-cell office:value-type="float" office:value="579773" table:style-name="ce94">
            <text:p>579.773</text:p>
          </table:table-cell>
          <table:table-cell office:value-type="percentage" office:value="0.9452317389451329" table:style-name="ce95">
            <text:p>94,5%</text:p>
          </table:table-cell>
          <table:table-cell office:value-type="float" office:value="733814" table:style-name="ce94">
            <text:p>733.814</text:p>
          </table:table-cell>
          <table:table-cell office:value-type="percentage" office:value="0.94480712433992908" table:style-name="ce95">
            <text:p>94,5%</text:p>
          </table:table-cell>
          <table:table-cell office:value-type="float" office:value="770054" table:style-name="ce94">
            <text:p>770.054</text:p>
          </table:table-cell>
          <table:table-cell office:value-type="percentage" office:value="0.92195406151934378" table:style-name="ce95">
            <text:p>92,2%</text:p>
          </table:table-cell>
          <table:table-cell office:value-type="float" office:value="530731" table:style-name="ce94">
            <text:p>530.731</text:p>
          </table:table-cell>
          <table:table-cell office:value-type="percentage" office:value="0.88197719361596649" table:style-name="ce95">
            <text:p>88,2%</text:p>
          </table:table-cell>
          <table:table-cell office:value-type="float" office:value="447427" table:style-name="ce94">
            <text:p>447.427</text:p>
          </table:table-cell>
          <table:table-cell office:value-type="percentage" office:value="0.86176963779414717" table:style-name="ce95">
            <text:p>86,2%</text:p>
          </table:table-cell>
          <table:table-cell office:value-type="float" office:value="430496" table:style-name="ce94">
            <text:p>430.496</text:p>
          </table:table-cell>
          <table:table-cell office:value-type="percentage" office:value="0.97848468334386618" table:style-name="ce95">
            <text:p>97,8%</text:p>
          </table:table-cell>
          <table:table-cell office:value-type="float" office:value="4223643" table:style-name="ce94">
            <text:p>4.223.643</text:p>
          </table:table-cell>
          <table:table-cell office:value-type="float" office:value="4528081.8524599997" table:style-name="ce94">
            <text:p>4.528.082</text:p>
          </table:table-cell>
          <table:table-cell office:value-type="percentage" office:value="0.932766486477137" table:style-name="ce95">
            <text:p>93,3%</text:p>
          </table:table-cell>
          <table:table-cell office:value-type="percentage" office:value="0.83264686431295987" table:style-name="ce95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7698" table:style-name="ce94">
            <text:p>77.698</text:p>
          </table:table-cell>
          <table:table-cell office:value-type="percentage" office:value="1" table:style-name="ce95">
            <text:p>100,0%</text:p>
          </table:table-cell>
          <table:table-cell office:value-type="float" office:value="95791" table:style-name="ce94">
            <text:p>95.791</text:p>
          </table:table-cell>
          <table:table-cell office:value-type="percentage" office:value="1" table:style-name="ce95">
            <text:p>100,0%</text:p>
          </table:table-cell>
          <table:table-cell office:value-type="float" office:value="132913" table:style-name="ce94">
            <text:p>132.913</text:p>
          </table:table-cell>
          <table:table-cell office:value-type="percentage" office:value="0.98212227798080098" table:style-name="ce95">
            <text:p>98,2%</text:p>
          </table:table-cell>
          <table:table-cell office:value-type="float" office:value="161628" table:style-name="ce94">
            <text:p>161.628</text:p>
          </table:table-cell>
          <table:table-cell office:value-type="percentage" office:value="0.96420679122918729" table:style-name="ce95">
            <text:p>96,4%</text:p>
          </table:table-cell>
          <table:table-cell office:value-type="float" office:value="146274" table:style-name="ce94">
            <text:p>146.274</text:p>
          </table:table-cell>
          <table:table-cell office:value-type="percentage" office:value="0.93967753489185402" table:style-name="ce95">
            <text:p>94,0%</text:p>
          </table:table-cell>
          <table:table-cell office:value-type="float" office:value="113417" table:style-name="ce94">
            <text:p>113.417</text:p>
          </table:table-cell>
          <table:table-cell office:value-type="percentage" office:value="0.89352250058642024" table:style-name="ce95">
            <text:p>89,4%</text:p>
          </table:table-cell>
          <table:table-cell office:value-type="float" office:value="93658" table:style-name="ce94">
            <text:p>93.658</text:p>
          </table:table-cell>
          <table:table-cell office:value-type="percentage" office:value="0.84519189103645276" table:style-name="ce95">
            <text:p>84,5%</text:p>
          </table:table-cell>
          <table:table-cell office:value-type="float" office:value="86651" table:style-name="ce94">
            <text:p>86.651</text:p>
          </table:table-cell>
          <table:table-cell office:value-type="percentage" office:value="1.0114420866310354" table:style-name="ce95">
            <text:p>101,1%</text:p>
          </table:table-cell>
          <table:table-cell office:value-type="float" office:value="908030" table:style-name="ce94">
            <text:p>908.030</text:p>
          </table:table-cell>
          <table:table-cell office:value-type="float" office:value="948307.09296599997" table:style-name="ce94">
            <text:p>948.307</text:p>
          </table:table-cell>
          <table:table-cell office:value-type="percentage" office:value="0.95752737350089179" table:style-name="ce95">
            <text:p>95,8%</text:p>
          </table:table-cell>
          <table:table-cell office:value-type="percentage" office:value="0.86206712409718833" table:style-name="ce95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1841" table:style-name="ce94">
            <text:p>241.841</text:p>
          </table:table-cell>
          <table:table-cell office:value-type="percentage" office:value="1" table:style-name="ce95">
            <text:p>100,0%</text:p>
          </table:table-cell>
          <table:table-cell office:value-type="float" office:value="291605" table:style-name="ce94">
            <text:p>291.605</text:p>
          </table:table-cell>
          <table:table-cell office:value-type="percentage" office:value="0.98786617255240206" table:style-name="ce95">
            <text:p>98,8%</text:p>
          </table:table-cell>
          <table:table-cell office:value-type="float" office:value="348245" table:style-name="ce94">
            <text:p>348.245</text:p>
          </table:table-cell>
          <table:table-cell office:value-type="percentage" office:value="0.96671909578349469" table:style-name="ce95">
            <text:p>96,7%</text:p>
          </table:table-cell>
          <table:table-cell office:value-type="float" office:value="393065" table:style-name="ce94">
            <text:p>393.065</text:p>
          </table:table-cell>
          <table:table-cell office:value-type="percentage" office:value="0.95116459989431035" table:style-name="ce95">
            <text:p>95,1%</text:p>
          </table:table-cell>
          <table:table-cell office:value-type="float" office:value="411491" table:style-name="ce94">
            <text:p>411.491</text:p>
          </table:table-cell>
          <table:table-cell office:value-type="percentage" office:value="0.93568768337654584" table:style-name="ce95">
            <text:p>93,6%</text:p>
          </table:table-cell>
          <table:table-cell office:value-type="float" office:value="267561" table:style-name="ce94">
            <text:p>267.561</text:p>
          </table:table-cell>
          <table:table-cell office:value-type="percentage" office:value="0.90266273053322155" table:style-name="ce95">
            <text:p>90,3%</text:p>
          </table:table-cell>
          <table:table-cell office:value-type="float" office:value="202707" table:style-name="ce94">
            <text:p>202.707</text:p>
          </table:table-cell>
          <table:table-cell office:value-type="percentage" office:value="0.88292466886417309" table:style-name="ce95">
            <text:p>88,3%</text:p>
          </table:table-cell>
          <table:table-cell office:value-type="float" office:value="193249" table:style-name="ce94">
            <text:p>193.249</text:p>
          </table:table-cell>
          <table:table-cell office:value-type="percentage" office:value="1.0387416490890837" table:style-name="ce95">
            <text:p>103,9%</text:p>
          </table:table-cell>
          <table:table-cell office:value-type="float" office:value="2349764" table:style-name="ce94">
            <text:p>2.349.764</text:p>
          </table:table-cell>
          <table:table-cell office:value-type="float" office:value="2457737.9663920002" table:style-name="ce94">
            <text:p>2.457.738</text:p>
          </table:table-cell>
          <table:table-cell office:value-type="percentage" office:value="0.95606774690041196" table:style-name="ce95">
            <text:p>95,6%</text:p>
          </table:table-cell>
          <table:table-cell office:value-type="percentage" office:value="0.87304561866067432" table:style-name="ce95">
            <text:p>87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5135" table:style-name="ce94">
            <text:p>25.135</text:p>
          </table:table-cell>
          <table:table-cell office:value-type="percentage" office:value="1" table:style-name="ce95">
            <text:p>100,0%</text:p>
          </table:table-cell>
          <table:table-cell office:value-type="float" office:value="30724" table:style-name="ce94">
            <text:p>30.724</text:p>
          </table:table-cell>
          <table:table-cell office:value-type="percentage" office:value="1" table:style-name="ce95">
            <text:p>100,0%</text:p>
          </table:table-cell>
          <table:table-cell office:value-type="float" office:value="39736" table:style-name="ce94">
            <text:p>39.736</text:p>
          </table:table-cell>
          <table:table-cell office:value-type="percentage" office:value="1.0032477470297614" table:style-name="ce95">
            <text:p>100,3%</text:p>
          </table:table-cell>
          <table:table-cell office:value-type="float" office:value="46343" table:style-name="ce94">
            <text:p>46.343</text:p>
          </table:table-cell>
          <table:table-cell office:value-type="percentage" office:value="0.97095035379825489" table:style-name="ce95">
            <text:p>97,1%</text:p>
          </table:table-cell>
          <table:table-cell office:value-type="float" office:value="48679" table:style-name="ce94">
            <text:p>48.679</text:p>
          </table:table-cell>
          <table:table-cell office:value-type="percentage" office:value="0.95116722809091347" table:style-name="ce95">
            <text:p>95,1%</text:p>
          </table:table-cell>
          <table:table-cell office:value-type="float" office:value="32498" table:style-name="ce94">
            <text:p>32.498</text:p>
          </table:table-cell>
          <table:table-cell office:value-type="percentage" office:value="0.90699526661120988" table:style-name="ce95">
            <text:p>90,7%</text:p>
          </table:table-cell>
          <table:table-cell office:value-type="float" office:value="25564" table:style-name="ce94">
            <text:p>25.564</text:p>
          </table:table-cell>
          <table:table-cell office:value-type="percentage" office:value="0.8444665450319967" table:style-name="ce95">
            <text:p>84,4%</text:p>
          </table:table-cell>
          <table:table-cell office:value-type="float" office:value="25759" table:style-name="ce94">
            <text:p>25.759</text:p>
          </table:table-cell>
          <table:table-cell office:value-type="percentage" office:value="0.97253798799424507" table:style-name="ce95">
            <text:p>97,3%</text:p>
          </table:table-cell>
          <table:table-cell office:value-type="float" office:value="274438" table:style-name="ce94">
            <text:p>274.438</text:p>
          </table:table-cell>
          <table:table-cell office:value-type="float" office:value="281978.88969400001" table:style-name="ce94">
            <text:p>281.979</text:p>
          </table:table-cell>
          <table:table-cell office:value-type="percentage" office:value="0.97325725446261846" table:style-name="ce95">
            <text:p>97,3%</text:p>
          </table:table-cell>
          <table:table-cell office:value-type="percentage" office:value="0.86870660745575345" table:style-name="ce95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2604" table:style-name="ce94">
            <text:p>372.604</text:p>
          </table:table-cell>
          <table:table-cell office:value-type="percentage" office:value="0.993766421964969" table:style-name="ce95">
            <text:p>99,4%</text:p>
          </table:table-cell>
          <table:table-cell office:value-type="float" office:value="511697" table:style-name="ce94">
            <text:p>511.697</text:p>
          </table:table-cell>
          <table:table-cell office:value-type="percentage" office:value="0.94797041890811495" table:style-name="ce95">
            <text:p>94,8%</text:p>
          </table:table-cell>
          <table:table-cell office:value-type="float" office:value="692114" table:style-name="ce94">
            <text:p>692.114</text:p>
          </table:table-cell>
          <table:table-cell office:value-type="percentage" office:value="0.93765479741194779" table:style-name="ce95">
            <text:p>93,8%</text:p>
          </table:table-cell>
          <table:table-cell office:value-type="float" office:value="963351" table:style-name="ce94">
            <text:p>963.351</text:p>
          </table:table-cell>
          <table:table-cell office:value-type="percentage" office:value="0.95292047004040858" table:style-name="ce95">
            <text:p>95,3%</text:p>
          </table:table-cell>
          <table:table-cell office:value-type="float" office:value="1054537" table:style-name="ce94">
            <text:p>1.054.537</text:p>
          </table:table-cell>
          <table:table-cell office:value-type="percentage" office:value="0.92215271123222375" table:style-name="ce95">
            <text:p>92,2%</text:p>
          </table:table-cell>
          <table:table-cell office:value-type="float" office:value="775905" table:style-name="ce94">
            <text:p>775.905</text:p>
          </table:table-cell>
          <table:table-cell office:value-type="percentage" office:value="0.88427119999460324" table:style-name="ce95">
            <text:p>88,4%</text:p>
          </table:table-cell>
          <table:table-cell office:value-type="float" office:value="632166" table:style-name="ce94">
            <text:p>632.166</text:p>
          </table:table-cell>
          <table:table-cell office:value-type="percentage" office:value="0.85265045373781934" table:style-name="ce95">
            <text:p>85,3%</text:p>
          </table:table-cell>
          <table:table-cell office:value-type="float" office:value="540247" table:style-name="ce94">
            <text:p>540.247</text:p>
          </table:table-cell>
          <table:table-cell office:value-type="percentage" office:value="0.93100934998147067" table:style-name="ce95">
            <text:p>93,1%</text:p>
          </table:table-cell>
          <table:table-cell office:value-type="float" office:value="5542621" table:style-name="ce94">
            <text:p>5.542.621</text:p>
          </table:table-cell>
          <table:table-cell office:value-type="float" office:value="6006507.0008919984" table:style-name="ce94">
            <text:p>6.006.507</text:p>
          </table:table-cell>
          <table:table-cell office:value-type="percentage" office:value="0.92276942309014065" table:style-name="ce95">
            <text:p>92,3%</text:p>
          </table:table-cell>
          <table:table-cell office:value-type="percentage" office:value="0.81877908916721909" table:style-name="ce95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5974" table:style-name="ce94">
            <text:p>75.974</text:p>
          </table:table-cell>
          <table:table-cell office:value-type="percentage" office:value="1" table:style-name="ce95">
            <text:p>100,0%</text:p>
          </table:table-cell>
          <table:table-cell office:value-type="float" office:value="108345" table:style-name="ce94">
            <text:p>108.345</text:p>
          </table:table-cell>
          <table:table-cell office:value-type="percentage" office:value="1" table:style-name="ce95">
            <text:p>100,0%</text:p>
          </table:table-cell>
          <table:table-cell office:value-type="float" office:value="154056" table:style-name="ce94">
            <text:p>154.056</text:p>
          </table:table-cell>
          <table:table-cell office:value-type="percentage" office:value="0.96998986808975818" table:style-name="ce95">
            <text:p>97,0%</text:p>
          </table:table-cell>
          <table:table-cell office:value-type="float" office:value="212097" table:style-name="ce94">
            <text:p>212.097</text:p>
          </table:table-cell>
          <table:table-cell office:value-type="percentage" office:value="0.95350521323747173" table:style-name="ce95">
            <text:p>95,4%</text:p>
          </table:table-cell>
          <table:table-cell office:value-type="float" office:value="236143" table:style-name="ce94">
            <text:p>236.143</text:p>
          </table:table-cell>
          <table:table-cell office:value-type="percentage" office:value="0.93659528596553843" table:style-name="ce95">
            <text:p>93,7%</text:p>
          </table:table-cell>
          <table:table-cell office:value-type="float" office:value="172206" table:style-name="ce94">
            <text:p>172.206</text:p>
          </table:table-cell>
          <table:table-cell office:value-type="percentage" office:value="0.88346690983543574" table:style-name="ce95">
            <text:p>88,3%</text:p>
          </table:table-cell>
          <table:table-cell office:value-type="float" office:value="145912" table:style-name="ce94">
            <text:p>145.912</text:p>
          </table:table-cell>
          <table:table-cell office:value-type="percentage" office:value="0.82771392430009449" table:style-name="ce95">
            <text:p>82,8%</text:p>
          </table:table-cell>
          <table:table-cell office:value-type="float" office:value="134211" table:style-name="ce94">
            <text:p>134.211</text:p>
          </table:table-cell>
          <table:table-cell office:value-type="percentage" office:value="0.91703376607753406" table:style-name="ce95">
            <text:p>91,7%</text:p>
          </table:table-cell>
          <table:table-cell office:value-type="float" office:value="1238944" table:style-name="ce94">
            <text:p>1.238.944</text:p>
          </table:table-cell>
          <table:table-cell office:value-type="float" office:value="1329419.0966020001" table:style-name="ce94">
            <text:p>1.329.419</text:p>
          </table:table-cell>
          <table:table-cell office:value-type="percentage" office:value="0.93194388674477846" table:style-name="ce95">
            <text:p>93,2%</text:p>
          </table:table-cell>
          <table:table-cell office:value-type="percentage" office:value="0.81374769975114247" table:style-name="ce95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326" table:style-name="ce94">
            <text:p>42.326</text:p>
          </table:table-cell>
          <table:table-cell office:value-type="percentage" office:value="1" table:style-name="ce95">
            <text:p>100,0%</text:p>
          </table:table-cell>
          <table:table-cell office:value-type="float" office:value="55915" table:style-name="ce94">
            <text:p>55.915</text:p>
          </table:table-cell>
          <table:table-cell office:value-type="percentage" office:value="0.96554559148919716" table:style-name="ce95">
            <text:p>96,6%</text:p>
          </table:table-cell>
          <table:table-cell office:value-type="float" office:value="72499" table:style-name="ce94">
            <text:p>72.499</text:p>
          </table:table-cell>
          <table:table-cell office:value-type="percentage" office:value="0.93547985371418207" table:style-name="ce95">
            <text:p>93,5%</text:p>
          </table:table-cell>
          <table:table-cell office:value-type="float" office:value="92868" table:style-name="ce94">
            <text:p>92.868</text:p>
          </table:table-cell>
          <table:table-cell office:value-type="percentage" office:value="0.93807651085410648" table:style-name="ce95">
            <text:p>93,8%</text:p>
          </table:table-cell>
          <table:table-cell office:value-type="float" office:value="96651" table:style-name="ce94">
            <text:p>96.651</text:p>
          </table:table-cell>
          <table:table-cell office:value-type="percentage" office:value="0.92489306116564651" table:style-name="ce95">
            <text:p>92,5%</text:p>
          </table:table-cell>
          <table:table-cell office:value-type="float" office:value="65850" table:style-name="ce94">
            <text:p>65.850</text:p>
          </table:table-cell>
          <table:table-cell office:value-type="percentage" office:value="0.88565986379572526" table:style-name="ce95">
            <text:p>88,6%</text:p>
          </table:table-cell>
          <table:table-cell office:value-type="float" office:value="59507" table:style-name="ce94">
            <text:p>59.507</text:p>
          </table:table-cell>
          <table:table-cell office:value-type="percentage" office:value="0.85232544824050127" table:style-name="ce95">
            <text:p>85,2%</text:p>
          </table:table-cell>
          <table:table-cell office:value-type="float" office:value="56205" table:style-name="ce94">
            <text:p>56.205</text:p>
          </table:table-cell>
          <table:table-cell office:value-type="percentage" office:value="0.96373758362980666" table:style-name="ce95">
            <text:p>96,4%</text:p>
          </table:table-cell>
          <table:table-cell office:value-type="float" office:value="541821" table:style-name="ce94">
            <text:p>541.821</text:p>
          </table:table-cell>
          <table:table-cell office:value-type="float" office:value="583256.26343300007" table:style-name="ce94">
            <text:p>583.256</text:p>
          </table:table-cell>
          <table:table-cell office:value-type="percentage" office:value="0.92895873386919947" table:style-name="ce95">
            <text:p>92,9%</text:p>
          </table:table-cell>
          <table:table-cell office:value-type="percentage" office:value="0.82199364089142712" table:style-name="ce95">
            <text:p>82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4061" table:style-name="ce94">
            <text:p>164.061</text:p>
          </table:table-cell>
          <table:table-cell office:value-type="percentage" office:value="1.0269549605183279" table:style-name="ce95">
            <text:p>102,7%</text:p>
          </table:table-cell>
          <table:table-cell office:value-type="float" office:value="214973" table:style-name="ce94">
            <text:p>214.973</text:p>
          </table:table-cell>
          <table:table-cell office:value-type="percentage" office:value="0.97577615932733819" table:style-name="ce95">
            <text:p>97,6%</text:p>
          </table:table-cell>
          <table:table-cell office:value-type="float" office:value="278711" table:style-name="ce94">
            <text:p>278.711</text:p>
          </table:table-cell>
          <table:table-cell office:value-type="percentage" office:value="0.96415124587592382" table:style-name="ce95">
            <text:p>96,4%</text:p>
          </table:table-cell>
          <table:table-cell office:value-type="float" office:value="327534" table:style-name="ce94">
            <text:p>327.534</text:p>
          </table:table-cell>
          <table:table-cell office:value-type="percentage" office:value="0.96553070104817462" table:style-name="ce95">
            <text:p>96,6%</text:p>
          </table:table-cell>
          <table:table-cell office:value-type="float" office:value="325298" table:style-name="ce94">
            <text:p>325.298</text:p>
          </table:table-cell>
          <table:table-cell office:value-type="percentage" office:value="0.95497808679176499" table:style-name="ce95">
            <text:p>95,5%</text:p>
          </table:table-cell>
          <table:table-cell office:value-type="float" office:value="210096" table:style-name="ce94">
            <text:p>210.096</text:p>
          </table:table-cell>
          <table:table-cell office:value-type="percentage" office:value="0.92180224735249439" table:style-name="ce95">
            <text:p>92,2%</text:p>
          </table:table-cell>
          <table:table-cell office:value-type="float" office:value="173905" table:style-name="ce94">
            <text:p>173.905</text:p>
          </table:table-cell>
          <table:table-cell office:value-type="percentage" office:value="0.86402440062882291" table:style-name="ce95">
            <text:p>86,4%</text:p>
          </table:table-cell>
          <table:table-cell office:value-type="float" office:value="167460" table:style-name="ce94">
            <text:p>167.460</text:p>
          </table:table-cell>
          <table:table-cell office:value-type="percentage" office:value="0.95472609533714281" table:style-name="ce95">
            <text:p>95,5%</text:p>
          </table:table-cell>
          <table:table-cell office:value-type="float" office:value="1862038" table:style-name="ce94">
            <text:p>1.862.038</text:p>
          </table:table-cell>
          <table:table-cell office:value-type="float" office:value="1953592.4880969999" table:style-name="ce94">
            <text:p>1.953.592</text:p>
          </table:table-cell>
          <table:table-cell office:value-type="percentage" office:value="0.95313531933869" table:style-name="ce95">
            <text:p>95,3%</text:p>
          </table:table-cell>
          <table:table-cell office:value-type="percentage" office:value="0.85535527544321155" table:style-name="ce95">
            <text:p>85,5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398" table:style-name="ce94">
            <text:p>2.398</text:p>
          </table:table-cell>
          <table:table-cell office:value-type="percentage" office:value="0.84917046189529155" table:style-name="ce95">
            <text:p>84,9%</text:p>
          </table:table-cell>
          <table:table-cell office:value-type="float" office:value="3909" table:style-name="ce94">
            <text:p>3.909</text:p>
          </table:table-cell>
          <table:table-cell office:value-type="percentage" office:value="0.88956157048866091" table:style-name="ce95">
            <text:p>89,0%</text:p>
          </table:table-cell>
          <table:table-cell office:value-type="float" office:value="7661" table:style-name="ce94">
            <text:p>7.661</text:p>
          </table:table-cell>
          <table:table-cell office:value-type="percentage" office:value="0.89446800307617458" table:style-name="ce95">
            <text:p>89,4%</text:p>
          </table:table-cell>
          <table:table-cell office:value-type="float" office:value="10626" table:style-name="ce94">
            <text:p>10.626</text:p>
          </table:table-cell>
          <table:table-cell office:value-type="percentage" office:value="0.92453593378417953" table:style-name="ce95">
            <text:p>92,5%</text:p>
          </table:table-cell>
          <table:table-cell office:value-type="float" office:value="11219" table:style-name="ce94">
            <text:p>11.219</text:p>
          </table:table-cell>
          <table:table-cell office:value-type="percentage" office:value="0.9217254091430479" table:style-name="ce95">
            <text:p>92,2%</text:p>
          </table:table-cell>
          <table:table-cell office:value-type="float" office:value="9409" table:style-name="ce94">
            <text:p>9.409</text:p>
          </table:table-cell>
          <table:table-cell office:value-type="percentage" office:value="0.84871835136923712" table:style-name="ce95">
            <text:p>84,9%</text:p>
          </table:table-cell>
          <table:table-cell office:value-type="float" office:value="9269" table:style-name="ce94">
            <text:p>9.269</text:p>
          </table:table-cell>
          <table:table-cell office:value-type="percentage" office:value="0.85200409106865993" table:style-name="ce95">
            <text:p>85,2%</text:p>
          </table:table-cell>
          <table:table-cell office:value-type="float" office:value="9503" table:style-name="ce94">
            <text:p>9.503</text:p>
          </table:table-cell>
          <table:table-cell office:value-type="percentage" office:value="1.0135722124191702" table:style-name="ce95">
            <text:p>101,4%</text:p>
          </table:table-cell>
          <table:table-cell office:value-type="float" office:value="63994" table:style-name="ce94">
            <text:p>63.994</text:p>
          </table:table-cell>
          <table:table-cell office:value-type="float" office:value="70789.104772000006" table:style-name="ce94">
            <text:p>70.789</text:p>
          </table:table-cell>
          <table:table-cell office:value-type="percentage" office:value="0.90400917211927012" table:style-name="ce95">
            <text:p>90,4%</text:p>
          </table:table-cell>
          <table:table-cell office:value-type="percentage" office:value="0.77556708927346363" table:style-name="ce95">
            <text:p>77,6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057" table:style-name="ce94">
            <text:p>2.057</text:p>
          </table:table-cell>
          <table:table-cell office:value-type="percentage" office:value="0.84288264737735075" table:style-name="ce95">
            <text:p>84,3%</text:p>
          </table:table-cell>
          <table:table-cell office:value-type="float" office:value="3372" table:style-name="ce94">
            <text:p>3.372</text:p>
          </table:table-cell>
          <table:table-cell office:value-type="percentage" office:value="0.86625434472120855" table:style-name="ce95">
            <text:p>86,6%</text:p>
          </table:table-cell>
          <table:table-cell office:value-type="float" office:value="7412" table:style-name="ce94">
            <text:p>7.412</text:p>
          </table:table-cell>
          <table:table-cell office:value-type="percentage" office:value="0.90230643313333392" table:style-name="ce95">
            <text:p>90,2%</text:p>
          </table:table-cell>
          <table:table-cell office:value-type="float" office:value="10068" table:style-name="ce94">
            <text:p>10.068</text:p>
          </table:table-cell>
          <table:table-cell office:value-type="percentage" office:value="0.94502830329778642" table:style-name="ce95">
            <text:p>94,5%</text:p>
          </table:table-cell>
          <table:table-cell office:value-type="float" office:value="10594" table:style-name="ce94">
            <text:p>10.594</text:p>
          </table:table-cell>
          <table:table-cell office:value-type="percentage" office:value="0.97975971557779284" table:style-name="ce95">
            <text:p>98,0%</text:p>
          </table:table-cell>
          <table:table-cell office:value-type="float" office:value="9175" table:style-name="ce94">
            <text:p>9.175</text:p>
          </table:table-cell>
          <table:table-cell office:value-type="percentage" office:value="0.85460729901533961" table:style-name="ce95">
            <text:p>85,5%</text:p>
          </table:table-cell>
          <table:table-cell office:value-type="float" office:value="9767" table:style-name="ce94">
            <text:p>9.767</text:p>
          </table:table-cell>
          <table:table-cell office:value-type="percentage" office:value="0.82155503620811354" table:style-name="ce95">
            <text:p>82,2%</text:p>
          </table:table-cell>
          <table:table-cell office:value-type="float" office:value="9043" table:style-name="ce94">
            <text:p>9.043</text:p>
          </table:table-cell>
          <table:table-cell office:value-type="percentage" office:value="0.94835465708482658" table:style-name="ce95">
            <text:p>94,8%</text:p>
          </table:table-cell>
          <table:table-cell office:value-type="float" office:value="61488" table:style-name="ce94">
            <text:p>61.488</text:p>
          </table:table-cell>
          <table:table-cell office:value-type="float" office:value="68173.882384000011" table:style-name="ce94">
            <text:p>68.174</text:p>
          </table:table-cell>
          <table:table-cell office:value-type="percentage" office:value="0.90192897704812036" table:style-name="ce95">
            <text:p>90,2%</text:p>
          </table:table-cell>
          <table:table-cell office:value-type="percentage" office:value="0.73872159454630515" table:style-name="ce95">
            <text:p>73,9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23" table:style-name="ce94">
            <text:p>23</text:p>
          </table:table-cell>
          <table:table-cell office:value-type="string" table:style-name="ce95">
            <text:p>-</text:p>
          </table:table-cell>
          <table:table-cell office:value-type="float" office:value="19" table:style-name="ce94">
            <text:p>19</text:p>
          </table:table-cell>
          <table:table-cell office:value-type="string" table:style-name="ce95">
            <text:p>-</text:p>
          </table:table-cell>
          <table:table-cell office:value-type="float" office:value="3702" table:style-name="ce94">
            <text:p>3.702</text:p>
          </table:table-cell>
          <table:table-cell office:value-type="string" table:style-name="ce95">
            <text:p>-</text:p>
          </table:table-cell>
          <table:table-cell office:value-type="float" office:value="9846" table:style-name="ce94">
            <text:p>9.846</text:p>
          </table:table-cell>
          <table:table-cell office:value-type="string" table:style-name="ce95">
            <text:p>-</text:p>
          </table:table-cell>
          <table:table-cell office:value-type="float" office:value="22741" table:style-name="ce94">
            <text:p>22.741</text:p>
          </table:table-cell>
          <table:table-cell office:value-type="string" table:style-name="ce95">
            <text:p>-</text:p>
          </table:table-cell>
          <table:table-cell office:value-type="float" office:value="32582" table:style-name="ce94">
            <text:p>32.582</text:p>
          </table:table-cell>
          <table:table-cell office:value-type="string" table:style-name="ce95">
            <text:p>-</text:p>
          </table:table-cell>
          <table:table-cell office:value-type="float" office:value="24600" table:style-name="ce94">
            <text:p>24.600</text:p>
          </table:table-cell>
          <table:table-cell office:value-type="string" table:style-name="ce95">
            <text:p>-</text:p>
          </table:table-cell>
          <table:table-cell office:value-type="float" office:value="1342" table:style-name="ce94">
            <text:p>1.342</text:p>
          </table:table-cell>
          <table:table-cell office:value-type="string" table:style-name="ce95">
            <text:p>-</text:p>
          </table:table-cell>
          <table:table-cell office:value-type="float" office:value="94855" table:style-name="ce94">
            <text:p>94.855</text:p>
          </table:table-cell>
          <table:table-cell office:value-type="string" table:style-name="ce94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96">
            <text:p>Sanidad Exterior</text:p>
          </table:table-cell>
          <table:table-cell office:value-type="float" office:value="31" table:style-name="ce97">
            <text:p>31</text:p>
          </table:table-cell>
          <table:table-cell office:value-type="string" table:style-name="ce98">
            <text:p>-</text:p>
          </table:table-cell>
          <table:table-cell office:value-type="float" office:value="49" table:style-name="ce97">
            <text:p>49</text:p>
          </table:table-cell>
          <table:table-cell office:value-type="string" table:style-name="ce98">
            <text:p>-</text:p>
          </table:table-cell>
          <table:table-cell office:value-type="float" office:value="313" table:style-name="ce97">
            <text:p>313</text:p>
          </table:table-cell>
          <table:table-cell office:value-type="string" table:style-name="ce98">
            <text:p>-</text:p>
          </table:table-cell>
          <table:table-cell office:value-type="float" office:value="922" table:style-name="ce97">
            <text:p>922</text:p>
          </table:table-cell>
          <table:table-cell office:value-type="string" table:style-name="ce98">
            <text:p>-</text:p>
          </table:table-cell>
          <table:table-cell office:value-type="float" office:value="1986" table:style-name="ce97">
            <text:p>1.986</text:p>
          </table:table-cell>
          <table:table-cell office:value-type="string" table:style-name="ce98">
            <text:p>-</text:p>
          </table:table-cell>
          <table:table-cell office:value-type="float" office:value="2451" table:style-name="ce97">
            <text:p>2.451</text:p>
          </table:table-cell>
          <table:table-cell office:value-type="string" table:style-name="ce98">
            <text:p>-</text:p>
          </table:table-cell>
          <table:table-cell office:value-type="float" office:value="2142" table:style-name="ce97">
            <text:p>2.142</text:p>
          </table:table-cell>
          <table:table-cell office:value-type="string" table:style-name="ce98">
            <text:p>-</text:p>
          </table:table-cell>
          <table:table-cell office:value-type="float" office:value="257" table:style-name="ce97">
            <text:p>257</text:p>
          </table:table-cell>
          <table:table-cell office:value-type="string" table:style-name="ce98">
            <text:p>-</text:p>
          </table:table-cell>
          <table:table-cell office:value-type="float" office:value="8151" table:style-name="ce97">
            <text:p>8.151</text:p>
          </table:table-cell>
          <table:table-cell office:value-type="string" table:style-name="ce97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number-columns-repeated="20" table:style-name="ce61"/>
          <table:table-cell table:number-columns-repeated="16343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28941" table:style-name="ce99">
            <text:p>2.928.941</text:p>
          </table:table-cell>
          <table:table-cell office:value-type="percentage" office:value="1" table:style-name="ce100">
            <text:p>100,0%</text:p>
          </table:table-cell>
          <table:table-cell office:value-type="float" office:value="3956525" table:style-name="ce99">
            <text:p>3.956.525</text:p>
          </table:table-cell>
          <table:table-cell office:value-type="percentage" office:value="0.96778860302665193" table:style-name="ce100">
            <text:p>96,8%</text:p>
          </table:table-cell>
          <table:table-cell office:value-type="float" office:value="5323185" table:style-name="ce99">
            <text:p>5.323.185</text:p>
          </table:table-cell>
          <table:table-cell office:value-type="percentage" office:value="0.94229564981770397" table:style-name="ce100">
            <text:p>94,2%</text:p>
          </table:table-cell>
          <table:table-cell office:value-type="float" office:value="6776610" table:style-name="ce99">
            <text:p>6.776.610</text:p>
          </table:table-cell>
          <table:table-cell office:value-type="percentage" office:value="0.93742652270675142" table:style-name="ce100">
            <text:p>93,7%</text:p>
          </table:table-cell>
          <table:table-cell office:value-type="float" office:value="7102674" table:style-name="ce99">
            <text:p>7.102.674</text:p>
          </table:table-cell>
          <table:table-cell office:value-type="percentage" office:value="0.9179826381117735" table:style-name="ce100">
            <text:p>91,8%</text:p>
          </table:table-cell>
          <table:table-cell office:value-type="float" office:value="5069066" table:style-name="ce99">
            <text:p>5.069.066</text:p>
          </table:table-cell>
          <table:table-cell office:value-type="percentage" office:value="0.87607634394832623" table:style-name="ce100">
            <text:p>87,6%</text:p>
          </table:table-cell>
          <table:table-cell office:value-type="float" office:value="4185146" table:style-name="ce99">
            <text:p>4.185.146</text:p>
          </table:table-cell>
          <table:table-cell office:value-type="percentage" office:value="0.84667718338862907" table:style-name="ce100">
            <text:p>84,7%</text:p>
          </table:table-cell>
          <table:table-cell office:value-type="float" office:value="3865168" table:style-name="ce99">
            <text:p>3.865.168</text:p>
          </table:table-cell>
          <table:table-cell office:value-type="percentage" office:value="0.95801016131421723" table:style-name="ce100">
            <text:p>95,8%</text:p>
          </table:table-cell>
          <table:table-cell office:value-type="float" office:value="39207315" table:style-name="ce99">
            <text:p>39.207.315</text:p>
          </table:table-cell>
          <table:table-cell office:value-type="float" office:value="42350585.205100007" table:style-name="ce99">
            <text:p>42.350.585</text:p>
          </table:table-cell>
          <table:table-cell office:value-type="percentage" office:value="0.92577976927880834" table:style-name="ce100">
            <text:p>92,6%</text:p>
          </table:table-cell>
          <table:table-cell office:value-type="percentage" office:value="0.82658494068393262" table:style-name="ce100">
            <text:p>82,7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Vacunas_Adaptadas" table:style-name="ta2">
        <table:table-column table:style-name="co4" table:number-columns-repeated="16384" table:default-cell-style-name="ce1"/>
        <table:table-row table:style-name="ro12">
          <table:table-cell table:number-columns-spanned="1" table:number-rows-spanned="2" table:style-name="ce47"/>
          <table:table-cell office:value-type="string" table:number-columns-spanned="2" table:number-rows-spanned="1" table:style-name="ce48">
            <text:p><text:s/>Mayores de 80 años</text:p>
          </table:table-cell>
          <table:covered-table-cell/>
          <table:table-cell office:value-type="string" table:number-columns-spanned="2" table:number-rows-spanned="1" table:style-name="ce48">
            <text:p>70-79 años</text:p>
          </table:table-cell>
          <table:covered-table-cell/>
          <table:table-cell office:value-type="string" table:number-columns-spanned="2" table:number-rows-spanned="1" table:style-name="ce48">
            <text:p>60-69 años</text:p>
          </table:table-cell>
          <table:covered-table-cell/>
          <table:table-cell table:number-columns-repeated="16377"/>
        </table:table-row>
        <table:table-row table:style-name="ro13">
          <table:covered-table-cell/>
          <table:table-cell office:value-type="string" table:style-name="ce101">
            <text:p>Nº Personas &gt; 80 años con <text:s/>dosis de recuerdo adaptadas</text:p>
          </table:table-cell>
          <table:table-cell office:value-type="string" table:style-name="ce101">
            <text:p>% Dosis de recuerdo adaptadas en &gt; 80 años (1)</text:p>
          </table:table-cell>
          <table:table-cell office:value-type="string" table:style-name="ce101">
            <text:p>Nº Personas 70-79 años con <text:s/>dosis de recuerdo adaptadas</text:p>
          </table:table-cell>
          <table:table-cell office:value-type="string" table:style-name="ce101">
            <text:p>% Dosis de recuerdo adaptadas en 70-79 años (1)</text:p>
          </table:table-cell>
          <table:table-cell office:value-type="string" table:style-name="ce101">
            <text:p>Nº Personas 60-69 años con <text:s/>dosis de recuerdo adaptadas</text:p>
          </table:table-cell>
          <table:table-cell office:value-type="string" table:style-name="ce101">
            <text:p>% Dosis de recuerdo adaptadas en 60-69 años (1)</text:p>
          </table:table-cell>
          <table:table-cell table:number-columns-repeated="16377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311744" table:style-name="ce102">
            <text:p>311.744</text:p>
          </table:table-cell>
          <table:table-cell office:value-type="percentage" office:value="0.74143473892464351" table:style-name="ce103">
            <text:p>74,14%</text:p>
          </table:table-cell>
          <table:table-cell office:value-type="float" office:value="430127" table:style-name="ce102">
            <text:p>430.127</text:p>
          </table:table-cell>
          <table:table-cell office:value-type="percentage" office:value="0.63978706541628971" table:style-name="ce103">
            <text:p>63,98%</text:p>
          </table:table-cell>
          <table:table-cell office:value-type="float" office:value="418228" table:style-name="ce102">
            <text:p>418.228</text:p>
          </table:table-cell>
          <table:table-cell office:value-type="percentage" office:value="0.42292676055552375" table:style-name="ce103">
            <text:p>42,2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75043" table:style-name="ce104">
            <text:p>75.043</text:p>
          </table:table-cell>
          <table:table-cell office:value-type="percentage" office:value="0.77321145488004517" table:style-name="ce105">
            <text:p>77,32%</text:p>
          </table:table-cell>
          <table:table-cell office:value-type="float" office:value="82828" table:style-name="ce104">
            <text:p>82.828</text:p>
          </table:table-cell>
          <table:table-cell office:value-type="percentage" office:value="0.6840906780843341" table:style-name="ce105">
            <text:p>68,41%</text:p>
          </table:table-cell>
          <table:table-cell office:value-type="float" office:value="79107" table:style-name="ce104">
            <text:p>79.107</text:p>
          </table:table-cell>
          <table:table-cell office:value-type="percentage" office:value="0.48267081064090284" table:style-name="ce105">
            <text:p>48,2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72046" table:style-name="ce104">
            <text:p>72.046</text:p>
          </table:table-cell>
          <table:table-cell office:value-type="percentage" office:value="0.85373726761423352" table:style-name="ce105">
            <text:p>85,37%</text:p>
          </table:table-cell>
          <table:table-cell office:value-type="float" office:value="91283" table:style-name="ce104">
            <text:p>91.283</text:p>
          </table:table-cell>
          <table:table-cell office:value-type="percentage" office:value="0.7938769094800332" table:style-name="ce105">
            <text:p>79,39%</text:p>
          </table:table-cell>
          <table:table-cell office:value-type="float" office:value="103143" table:style-name="ce104">
            <text:p>103.143</text:p>
          </table:table-cell>
          <table:table-cell office:value-type="percentage" office:value="0.67009883640916912" table:style-name="ce105">
            <text:p>67,01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37046" table:style-name="ce104">
            <text:p>37.046</text:p>
          </table:table-cell>
          <table:table-cell office:value-type="percentage" office:value="0.68533469521563017" table:style-name="ce105">
            <text:p>68,53%</text:p>
          </table:table-cell>
          <table:table-cell office:value-type="float" office:value="49390" table:style-name="ce104">
            <text:p>49.390</text:p>
          </table:table-cell>
          <table:table-cell office:value-type="percentage" office:value="0.54941605308068275" table:style-name="ce105">
            <text:p>54,94%</text:p>
          </table:table-cell>
          <table:table-cell office:value-type="float" office:value="41708" table:style-name="ce104">
            <text:p>41.708</text:p>
          </table:table-cell>
          <table:table-cell office:value-type="percentage" office:value="0.31899002237302509" table:style-name="ce105">
            <text:p>31,90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53124" table:style-name="ce104">
            <text:p>53.124</text:p>
          </table:table-cell>
          <table:table-cell office:value-type="percentage" office:value="0.51488475090209262" table:style-name="ce105">
            <text:p>51,49%</text:p>
          </table:table-cell>
          <table:table-cell office:value-type="float" office:value="66898" table:style-name="ce104">
            <text:p>66.898</text:p>
          </table:table-cell>
          <table:table-cell office:value-type="percentage" office:value="0.38611887896447783" table:style-name="ce105">
            <text:p>38,61%</text:p>
          </table:table-cell>
          <table:table-cell office:value-type="float" office:value="67767" table:style-name="ce104">
            <text:p>67.767</text:p>
          </table:table-cell>
          <table:table-cell office:value-type="percentage" office:value="0.25943726990178806" table:style-name="ce105">
            <text:p>25,94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32114" table:style-name="ce104">
            <text:p>32.114</text:p>
          </table:table-cell>
          <table:table-cell office:value-type="percentage" office:value="0.77803860396074609" table:style-name="ce105">
            <text:p>77,80%</text:p>
          </table:table-cell>
          <table:table-cell office:value-type="float" office:value="38583" table:style-name="ce104">
            <text:p>38.583</text:p>
          </table:table-cell>
          <table:table-cell office:value-type="percentage" office:value="0.67854152817989266" table:style-name="ce105">
            <text:p>67,85%</text:p>
          </table:table-cell>
          <table:table-cell office:value-type="float" office:value="35518" table:style-name="ce104">
            <text:p>35.518</text:p>
          </table:table-cell>
          <table:table-cell office:value-type="percentage" office:value="0.43845532278810967" table:style-name="ce105">
            <text:p>43,8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stilla y León<text:s/></text:p>
          </table:table-cell>
          <table:table-cell office:value-type="float" office:value="184447" table:style-name="ce104">
            <text:p>184.447</text:p>
          </table:table-cell>
          <table:table-cell office:value-type="percentage" office:value="0.846022670962713" table:style-name="ce105">
            <text:p>84,60%</text:p>
          </table:table-cell>
          <table:table-cell office:value-type="float" office:value="183538" table:style-name="ce104">
            <text:p>183.538</text:p>
          </table:table-cell>
          <table:table-cell office:value-type="percentage" office:value="0.7352805510654622" table:style-name="ce105">
            <text:p>73,53%</text:p>
          </table:table-cell>
          <table:table-cell office:value-type="float" office:value="176650" table:style-name="ce104">
            <text:p>176.650</text:p>
          </table:table-cell>
          <table:table-cell office:value-type="percentage" office:value="0.52644845203828339" table:style-name="ce105">
            <text:p>52,64%</text:p>
          </table:table-cell>
          <table:table-cell table:number-columns-repeated="16377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103985" table:style-name="ce104">
            <text:p>103.985</text:p>
          </table:table-cell>
          <table:table-cell office:value-type="percentage" office:value="0.78594306323080643" table:style-name="ce105">
            <text:p>78,59%</text:p>
          </table:table-cell>
          <table:table-cell office:value-type="float" office:value="110471" table:style-name="ce104">
            <text:p>110.471</text:p>
          </table:table-cell>
          <table:table-cell office:value-type="percentage" office:value="0.6882948322282233" table:style-name="ce105">
            <text:p>68,83%</text:p>
          </table:table-cell>
          <table:table-cell office:value-type="float" office:value="113263" table:style-name="ce104">
            <text:p>113.263</text:p>
          </table:table-cell>
          <table:table-cell office:value-type="percentage" office:value="0.47628858951170611" table:style-name="ce105">
            <text:p>47,6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337501" table:style-name="ce104">
            <text:p>337.501</text:p>
          </table:table-cell>
          <table:table-cell office:value-type="percentage" office:value="0.74204487541059216" table:style-name="ce105">
            <text:p>74,20%</text:p>
          </table:table-cell>
          <table:table-cell office:value-type="float" office:value="396743" table:style-name="ce104">
            <text:p>396.743</text:p>
          </table:table-cell>
          <table:table-cell office:value-type="percentage" office:value="0.61093615350203034" table:style-name="ce105">
            <text:p>61,09%</text:p>
          </table:table-cell>
          <table:table-cell office:value-type="float" office:value="365564" table:style-name="ce104">
            <text:p>365.564</text:p>
          </table:table-cell>
          <table:table-cell office:value-type="percentage" office:value="0.42149954616882102" table:style-name="ce105">
            <text:p>42,1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209471" table:style-name="ce104">
            <text:p>209.471</text:p>
          </table:table-cell>
          <table:table-cell office:value-type="percentage" office:value="0.71747658601278352" table:style-name="ce105">
            <text:p>71,75%</text:p>
          </table:table-cell>
          <table:table-cell office:value-type="float" office:value="303084" table:style-name="ce104">
            <text:p>303.084</text:p>
          </table:table-cell>
          <table:table-cell office:value-type="percentage" office:value="0.6736257825163865" table:style-name="ce105">
            <text:p>67,36%</text:p>
          </table:table-cell>
          <table:table-cell office:value-type="float" office:value="290498" table:style-name="ce104">
            <text:p>290.498</text:p>
          </table:table-cell>
          <table:table-cell office:value-type="percentage" office:value="0.47361282726184767" table:style-name="ce105">
            <text:p>47,3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53882" table:style-name="ce104">
            <text:p>53.882</text:p>
          </table:table-cell>
          <table:table-cell office:value-type="percentage" office:value="0.73745159446163977" table:style-name="ce105">
            <text:p>73,75%</text:p>
          </table:table-cell>
          <table:table-cell office:value-type="float" office:value="59889" table:style-name="ce104">
            <text:p>59.889</text:p>
          </table:table-cell>
          <table:table-cell office:value-type="percentage" office:value="0.64257453560954247" table:style-name="ce105">
            <text:p>64,26%</text:p>
          </table:table-cell>
          <table:table-cell office:value-type="float" office:value="65579" table:style-name="ce104">
            <text:p>65.579</text:p>
          </table:table-cell>
          <table:table-cell office:value-type="percentage" office:value="0.48457710583391356" table:style-name="ce105">
            <text:p>48,4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07218" table:style-name="ce104">
            <text:p>207.218</text:p>
          </table:table-cell>
          <table:table-cell office:value-type="percentage" office:value="0.87339017218695358" table:style-name="ce105">
            <text:p>87,34%</text:p>
          </table:table-cell>
          <table:table-cell office:value-type="float" office:value="245547" table:style-name="ce104">
            <text:p>245.547</text:p>
          </table:table-cell>
          <table:table-cell office:value-type="percentage" office:value="0.83183613131367662" table:style-name="ce105">
            <text:p>83,18%</text:p>
          </table:table-cell>
          <table:table-cell office:value-type="float" office:value="266072" table:style-name="ce104">
            <text:p>266.072</text:p>
          </table:table-cell>
          <table:table-cell office:value-type="percentage" office:value="0.73860897716638008" table:style-name="ce105">
            <text:p>73,8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17473" table:style-name="ce104">
            <text:p>17.473</text:p>
          </table:table-cell>
          <table:table-cell office:value-type="percentage" office:value="0.79067210402305022" table:style-name="ce105">
            <text:p>79,07%</text:p>
          </table:table-cell>
          <table:table-cell office:value-type="float" office:value="21370" table:style-name="ce104">
            <text:p>21.370</text:p>
          </table:table-cell>
          <table:table-cell office:value-type="percentage" office:value="0.7426385575065112" table:style-name="ce105">
            <text:p>74,26%</text:p>
          </table:table-cell>
          <table:table-cell office:value-type="float" office:value="23315" table:style-name="ce104">
            <text:p>23.315</text:p>
          </table:table-cell>
          <table:table-cell office:value-type="percentage" office:value="0.58865314128243618" table:style-name="ce105">
            <text:p>58,8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275362" table:style-name="ce104">
            <text:p>275.362</text:p>
          </table:table-cell>
          <table:table-cell office:value-type="percentage" office:value="0.73441377302744415" table:style-name="ce105">
            <text:p>73,44%</text:p>
          </table:table-cell>
          <table:table-cell office:value-type="float" office:value="342825" table:style-name="ce104">
            <text:p>342.825</text:p>
          </table:table-cell>
          <table:table-cell office:value-type="percentage" office:value="0.63511796798139231" table:style-name="ce105">
            <text:p>63,51%</text:p>
          </table:table-cell>
          <table:table-cell office:value-type="float" office:value="317206" table:style-name="ce104">
            <text:p>317.206</text:p>
          </table:table-cell>
          <table:table-cell office:value-type="percentage" office:value="0.42974094971038629" table:style-name="ce105">
            <text:p>42,9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47317" table:style-name="ce104">
            <text:p>47.317</text:p>
          </table:table-cell>
          <table:table-cell office:value-type="percentage" office:value="0.6614820110193087" table:style-name="ce105">
            <text:p>66,15%</text:p>
          </table:table-cell>
          <table:table-cell office:value-type="float" office:value="63797" table:style-name="ce104">
            <text:p>63.797</text:p>
          </table:table-cell>
          <table:table-cell office:value-type="percentage" office:value="0.59657184105180017" table:style-name="ce105">
            <text:p>59,66%</text:p>
          </table:table-cell>
          <table:table-cell office:value-type="float" office:value="65856" table:style-name="ce104">
            <text:p>65.856</text:p>
          </table:table-cell>
          <table:table-cell office:value-type="percentage" office:value="0.41465215735134703" table:style-name="ce105">
            <text:p>41,4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Navarra</text:p>
          </table:table-cell>
          <table:table-cell office:value-type="float" office:value="36019" table:style-name="ce104">
            <text:p>36.019</text:p>
          </table:table-cell>
          <table:table-cell office:value-type="percentage" office:value="0.86045568947989881" table:style-name="ce105">
            <text:p>86,05%</text:p>
          </table:table-cell>
          <table:table-cell office:value-type="float" office:value="43470" table:style-name="ce104">
            <text:p>43.470</text:p>
          </table:table-cell>
          <table:table-cell office:value-type="percentage" office:value="0.75064413595699542" table:style-name="ce105">
            <text:p>75,06%</text:p>
          </table:table-cell>
          <table:table-cell office:value-type="float" office:value="44144" table:style-name="ce104">
            <text:p>44.144</text:p>
          </table:table-cell>
          <table:table-cell office:value-type="percentage" office:value="0.56960541058992331" table:style-name="ce105">
            <text:p>56,9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27169" table:style-name="ce104">
            <text:p>127.169</text:p>
          </table:table-cell>
          <table:table-cell office:value-type="percentage" office:value="0.79602608404285746" table:style-name="ce105">
            <text:p>79,60%</text:p>
          </table:table-cell>
          <table:table-cell office:value-type="float" office:value="151975" table:style-name="ce104">
            <text:p>151.975</text:p>
          </table:table-cell>
          <table:table-cell office:value-type="percentage" office:value="0.68982421891945611" table:style-name="ce105">
            <text:p>68,98%</text:p>
          </table:table-cell>
          <table:table-cell office:value-type="float" office:value="129034" table:style-name="ce104">
            <text:p>129.034</text:p>
          </table:table-cell>
          <table:table-cell office:value-type="percentage" office:value="0.44637022528839537" table:style-name="ce105">
            <text:p>44,64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880" table:style-name="ce106">
            <text:p>880</text:p>
          </table:table-cell>
          <table:table-cell office:value-type="percentage" office:value="0.31162218785148316" table:style-name="ce105">
            <text:p>31,16%</text:p>
          </table:table-cell>
          <table:table-cell office:value-type="float" office:value="1031" table:style-name="ce106">
            <text:p>1031</text:p>
          </table:table-cell>
          <table:table-cell office:value-type="percentage" office:value="0.23462214867582742" table:style-name="ce105">
            <text:p>23,46%</text:p>
          </table:table-cell>
          <table:table-cell office:value-type="float" office:value="1273" table:style-name="ce106">
            <text:p>1273</text:p>
          </table:table-cell>
          <table:table-cell office:value-type="percentage" office:value="0.14863043570238485" table:style-name="ce105">
            <text:p>14,8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898" table:style-name="ce106">
            <text:p>898</text:p>
          </table:table-cell>
          <table:table-cell office:value-type="percentage" office:value="0.3679672422677982" table:style-name="ce105">
            <text:p>36,80%</text:p>
          </table:table-cell>
          <table:table-cell office:value-type="float" office:value="1082" table:style-name="ce106">
            <text:p>1082</text:p>
          </table:table-cell>
          <table:table-cell office:value-type="percentage" office:value="0.27796180337732729" table:style-name="ce105">
            <text:p>27,80%</text:p>
          </table:table-cell>
          <table:table-cell office:value-type="float" office:value="1604" table:style-name="ce104">
            <text:p>1.604</text:p>
          </table:table-cell>
          <table:table-cell office:value-type="percentage" office:value="0.19526437112059736" table:style-name="ce105">
            <text:p>19,5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101" table:style-name="ce106">
            <text:p>101</text:p>
          </table:table-cell>
          <table:table-cell office:value-type="percentage" office:value="0" table:style-name="ce105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07">
            <text:p>Sanidad Exterior</text:p>
          </table:table-cell>
          <table:table-cell office:value-type="float" office:value="3" table:style-name="ce108">
            <text:p>3</text:p>
          </table:table-cell>
          <table:table-cell office:value-type="percentage" office:value="0" table:style-name="ce109">
            <text:p>0,00%</text:p>
          </table:table-cell>
          <table:table-cell office:value-type="float" office:value="19" table:style-name="ce108">
            <text:p>19</text:p>
          </table:table-cell>
          <table:table-cell office:value-type="percentage" office:value="0" table:style-name="ce109">
            <text:p>0,00%</text:p>
          </table:table-cell>
          <table:table-cell office:value-type="float" office:value="114" table:style-name="ce108">
            <text:p>114</text:p>
          </table:table-cell>
          <table:table-cell office:value-type="percentage" office:value="0" table:style-name="ce109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10">
            <text:p>Totales</text:p>
          </table:table-cell>
          <table:table-cell office:value-type="float" office:value="2182742" table:style-name="ce111">
            <text:p>2.182.742</text:p>
          </table:table-cell>
          <table:table-cell office:value-type="percentage" office:value="0.75703234759251958" table:style-name="ce112">
            <text:p>75,70%</text:p>
          </table:table-cell>
          <table:table-cell office:value-type="float" office:value="2683950" table:style-name="ce111">
            <text:p>2.683.950</text:p>
          </table:table-cell>
          <table:table-cell office:value-type="percentage" office:value="0.65650949282347071" table:style-name="ce112">
            <text:p>65,65%</text:p>
          </table:table-cell>
          <table:table-cell office:value-type="float" office:value="2605744" table:style-name="ce111">
            <text:p>2.605.744</text:p>
          </table:table-cell>
          <table:table-cell office:value-type="percentage" office:value="0.46126167618419861" table:style-name="ce112">
            <text:p>46,13%</text:p>
          </table:table-cell>
          <table:table-cell table:number-columns-repeated="16377"/>
        </table:table-row>
        <table:table-row table:number-rows-repeated="1048552" table:style-name="ro5">
          <table:table-cell table:number-columns-repeated="16384"/>
        </table:table-row>
      </table:table>
      <table:table table:name="Dosis_refuerzo" table:style-name="ta3">
        <table:table-column table:style-name="co4" table:number-columns-repeated="16384" table:default-cell-style-name="ce113"/>
        <table:table-row table:style-name="ro14">
          <table:table-cell table:number-columns-spanned="1" table:number-rows-spanned="2" table:style-name="ce124"/>
          <table:table-cell office:value-type="string" table:number-columns-spanned="2" table:number-rows-spanned="1" table:style-name="ce125">
            <text:p><text:s/>Mayores de 70 años</text:p>
          </table:table-cell>
          <table:covered-table-cell/>
          <table:table-cell office:value-type="string" table:number-columns-spanned="2" table:number-rows-spanned="1" table:style-name="ce125">
            <text:p>60-69 años</text:p>
          </table:table-cell>
          <table:covered-table-cell/>
          <table:table-cell office:value-type="string" table:number-columns-spanned="2" table:number-rows-spanned="1" table:style-name="ce125">
            <text:p>50-59 años</text:p>
          </table:table-cell>
          <table:covered-table-cell/>
          <table:table-cell office:value-type="string" table:number-columns-spanned="2" table:number-rows-spanned="1" table:style-name="ce125">
            <text:p>40-49 años</text:p>
          </table:table-cell>
          <table:covered-table-cell/>
          <table:table-cell office:value-type="string" table:number-columns-spanned="2" table:number-rows-spanned="1" table:style-name="ce125">
            <text:p>30-39 años</text:p>
          </table:table-cell>
          <table:covered-table-cell/>
          <table:table-cell office:value-type="string" table:number-columns-spanned="2" table:number-rows-spanned="1" table:style-name="ce125">
            <text:p>20-29 años</text:p>
          </table:table-cell>
          <table:covered-table-cell/>
          <table:table-cell office:value-type="string" table:number-columns-spanned="2" table:number-rows-spanned="1" table:style-name="ce126">
            <text:p>18-19 años</text:p>
          </table:table-cell>
          <table:covered-table-cell/>
          <table:table-cell table:number-columns-repeated="16369"/>
        </table:table-row>
        <table:table-row table:style-name="ro15">
          <table:covered-table-cell/>
          <table:table-cell office:value-type="string" table:style-name="ce114">
            <text:p>Nº Personas &gt; 70 años con <text:s/>dosis de recuerdo</text:p>
          </table:table-cell>
          <table:table-cell office:value-type="string" table:style-name="ce114">
            <text:p>% Dosis de recuerdo en &gt; 70 años</text:p>
          </table:table-cell>
          <table:table-cell office:value-type="string" table:style-name="ce114">
            <text:p>Nº Personas 60-69 años con <text:s/>dosis de recuerdo</text:p>
          </table:table-cell>
          <table:table-cell office:value-type="string" table:style-name="ce114">
            <text:p>% Dosis de recuerdo en 60-69 años</text:p>
          </table:table-cell>
          <table:table-cell office:value-type="string" table:style-name="ce114">
            <text:p>Nº Personas 50-59 años con <text:s/>dosis de recuerdo</text:p>
          </table:table-cell>
          <table:table-cell office:value-type="string" table:style-name="ce114">
            <text:p>% Dosis de recuerdo en 50-59 años</text:p>
          </table:table-cell>
          <table:table-cell office:value-type="string" table:style-name="ce114">
            <text:p>Nº Personas 40-49 años con <text:s/>dosis de recuerdo</text:p>
          </table:table-cell>
          <table:table-cell office:value-type="string" table:style-name="ce114">
            <text:p>% Dosis de recuerdo en 40-49 años</text:p>
          </table:table-cell>
          <table:table-cell office:value-type="string" table:style-name="ce114">
            <text:p>Nº Personas 30-39 años con <text:s/>dosis de recuerdo</text:p>
          </table:table-cell>
          <table:table-cell office:value-type="string" table:style-name="ce114">
            <text:p>% Dosis de recuerdo en 30-39 años</text:p>
          </table:table-cell>
          <table:table-cell office:value-type="string" table:style-name="ce114">
            <text:p>Nº Personas 20-29 años con <text:s/>dosis de recuerdo</text:p>
          </table:table-cell>
          <table:table-cell office:value-type="string" table:style-name="ce114">
            <text:p>% Dosis de recuerdo en 20-29 años</text:p>
          </table:table-cell>
          <table:table-cell office:value-type="string" table:style-name="ce114">
            <text:p>Nº Personas 18-19 años con <text:s/>dosis de recuerdo</text:p>
          </table:table-cell>
          <table:table-cell office:value-type="string" table:style-name="ce114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115">
            <text:p>Andalucía</text:p>
          </table:table-cell>
          <table:table-cell office:value-type="float" office:value="1010768" table:style-name="ce116">
            <text:p>1.010.768</text:p>
          </table:table-cell>
          <table:table-cell office:value-type="percentage" office:value="0.93242044010014524" table:style-name="ce117">
            <text:p>93,2%</text:p>
          </table:table-cell>
          <table:table-cell office:value-type="float" office:value="888761" table:style-name="ce116">
            <text:p>888.761</text:p>
          </table:table-cell>
          <table:table-cell office:value-type="percentage" office:value="0.95138190860638061" table:style-name="ce117">
            <text:p>95,1%</text:p>
          </table:table-cell>
          <table:table-cell office:value-type="float" office:value="913301" table:style-name="ce116">
            <text:p>913.301</text:p>
          </table:table-cell>
          <table:table-cell office:value-type="percentage" office:value="0.74677288660560903" table:style-name="ce117">
            <text:p>74,7%</text:p>
          </table:table-cell>
          <table:table-cell office:value-type="float" office:value="746410" table:style-name="ce116">
            <text:p>746.410</text:p>
          </table:table-cell>
          <table:table-cell office:value-type="percentage" office:value="0.58857483056226911" table:style-name="ce117">
            <text:p>58,9%</text:p>
          </table:table-cell>
          <table:table-cell office:value-type="float" office:value="423139" table:style-name="ce116">
            <text:p>423.139</text:p>
          </table:table-cell>
          <table:table-cell office:value-type="percentage" office:value="0.44348893318827731" table:style-name="ce117">
            <text:p>44,3%</text:p>
          </table:table-cell>
          <table:table-cell office:value-type="float" office:value="304422" table:style-name="ce116">
            <text:p>304.422</text:p>
          </table:table-cell>
          <table:table-cell office:value-type="percentage" office:value="0.38295495572560567" table:style-name="ce117">
            <text:p>38,3%</text:p>
          </table:table-cell>
          <table:table-cell office:value-type="float" office:value="39951" table:style-name="ce116">
            <text:p>39.951</text:p>
          </table:table-cell>
          <table:table-cell office:value-type="percentage" office:value="0.23876288659793815" table:style-name="ce117">
            <text:p>23,9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Aragón</text:p>
          </table:table-cell>
          <table:table-cell office:value-type="float" office:value="205258" table:style-name="ce119">
            <text:p>205.258</text:p>
          </table:table-cell>
          <table:table-cell office:value-type="percentage" office:value="0.93371241413819772" table:style-name="ce83">
            <text:p>93,4%</text:p>
          </table:table-cell>
          <table:table-cell office:value-type="float" office:value="148455" table:style-name="ce119">
            <text:p>148.455</text:p>
          </table:table-cell>
          <table:table-cell office:value-type="percentage" office:value="0.95416069465957953" table:style-name="ce83">
            <text:p>95,4%</text:p>
          </table:table-cell>
          <table:table-cell office:value-type="float" office:value="148229" table:style-name="ce119">
            <text:p>148.229</text:p>
          </table:table-cell>
          <table:table-cell office:value-type="percentage" office:value="0.78611469089250574" table:style-name="ce83">
            <text:p>78,6%</text:p>
          </table:table-cell>
          <table:table-cell office:value-type="float" office:value="119823" table:style-name="ce119">
            <text:p>119.823</text:p>
          </table:table-cell>
          <table:table-cell office:value-type="percentage" office:value="0.6263486388157069" table:style-name="ce83">
            <text:p>62,6%</text:p>
          </table:table-cell>
          <table:table-cell office:value-type="float" office:value="63304" table:style-name="ce119">
            <text:p>63.304</text:p>
          </table:table-cell>
          <table:table-cell office:value-type="percentage" office:value="0.48576931635933918" table:style-name="ce83">
            <text:p>48,6%</text:p>
          </table:table-cell>
          <table:table-cell office:value-type="float" office:value="48299" table:style-name="ce119">
            <text:p>48.299</text:p>
          </table:table-cell>
          <table:table-cell office:value-type="percentage" office:value="0.44438208449874872" table:style-name="ce83">
            <text:p>44,4%</text:p>
          </table:table-cell>
          <table:table-cell office:value-type="float" office:value="11034" table:style-name="ce116">
            <text:p>11.034</text:p>
          </table:table-cell>
          <table:table-cell office:value-type="percentage" office:value="0.48760440143179107" table:style-name="ce117">
            <text:p>48,8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Asturias<text:s/></text:p>
          </table:table-cell>
          <table:table-cell office:value-type="float" office:value="193759" table:style-name="ce119">
            <text:p>193.759</text:p>
          </table:table-cell>
          <table:table-cell office:value-type="percentage" office:value="0.95376837918592572" table:style-name="ce83">
            <text:p>95,4%</text:p>
          </table:table-cell>
          <table:table-cell office:value-type="float" office:value="144908" table:style-name="ce119">
            <text:p>144.908</text:p>
          </table:table-cell>
          <table:table-cell office:value-type="percentage" office:value="0.97191723397833596" table:style-name="ce83">
            <text:p>97,2%</text:p>
          </table:table-cell>
          <table:table-cell office:value-type="float" office:value="147279" table:style-name="ce119">
            <text:p>147.279</text:p>
          </table:table-cell>
          <table:table-cell office:value-type="percentage" office:value="0.9510768137935488" table:style-name="ce83">
            <text:p>95,1%</text:p>
          </table:table-cell>
          <table:table-cell office:value-type="float" office:value="130108" table:style-name="ce119">
            <text:p>130.108</text:p>
          </table:table-cell>
          <table:table-cell office:value-type="percentage" office:value="0.85273665100244467" table:style-name="ce83">
            <text:p>85,3%</text:p>
          </table:table-cell>
          <table:table-cell office:value-type="float" office:value="64715" table:style-name="ce119">
            <text:p>64.715</text:p>
          </table:table-cell>
          <table:table-cell office:value-type="percentage" office:value="0.70214174116830141" table:style-name="ce83">
            <text:p>70,2%</text:p>
          </table:table-cell>
          <table:table-cell office:value-type="float" office:value="46040" table:style-name="ce119">
            <text:p>46.040</text:p>
          </table:table-cell>
          <table:table-cell office:value-type="percentage" office:value="0.67957725689319237" table:style-name="ce83">
            <text:p>68,0%</text:p>
          </table:table-cell>
          <table:table-cell office:value-type="float" office:value="10837" table:style-name="ce116">
            <text:p>10.837</text:p>
          </table:table-cell>
          <table:table-cell office:value-type="percentage" office:value="0.74892881824464408" table:style-name="ce117">
            <text:p>74,9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Baleares</text:p>
          </table:table-cell>
          <table:table-cell office:value-type="float" office:value="122063" table:style-name="ce119">
            <text:p>122.063</text:p>
          </table:table-cell>
          <table:table-cell office:value-type="percentage" office:value="0.92930992477997376" table:style-name="ce83">
            <text:p>92,9%</text:p>
          </table:table-cell>
          <table:table-cell office:value-type="float" office:value="101094" table:style-name="ce119">
            <text:p>101.094</text:p>
          </table:table-cell>
          <table:table-cell office:value-type="percentage" office:value="0.90079927290224282" table:style-name="ce83">
            <text:p>90,1%</text:p>
          </table:table-cell>
          <table:table-cell office:value-type="float" office:value="113800" table:style-name="ce119">
            <text:p>113.800</text:p>
          </table:table-cell>
          <table:table-cell office:value-type="percentage" office:value="0.74266956425266428" table:style-name="ce83">
            <text:p>74,3%</text:p>
          </table:table-cell>
          <table:table-cell office:value-type="float" office:value="89827" table:style-name="ce119">
            <text:p>89.827</text:p>
          </table:table-cell>
          <table:table-cell office:value-type="percentage" office:value="0.51912618834339874" table:style-name="ce83">
            <text:p>51,9%</text:p>
          </table:table-cell>
          <table:table-cell office:value-type="float" office:value="43934" table:style-name="ce119">
            <text:p>43.934</text:p>
          </table:table-cell>
          <table:table-cell office:value-type="percentage" office:value="0.32830422728869163" table:style-name="ce83">
            <text:p>32,8%</text:p>
          </table:table-cell>
          <table:table-cell office:value-type="float" office:value="30339" table:style-name="ce119">
            <text:p>30.339</text:p>
          </table:table-cell>
          <table:table-cell office:value-type="percentage" office:value="0.29415928173902928" table:style-name="ce83">
            <text:p>29,4%</text:p>
          </table:table-cell>
          <table:table-cell office:value-type="float" office:value="3920" table:style-name="ce116">
            <text:p>3.920</text:p>
          </table:table-cell>
          <table:table-cell office:value-type="percentage" office:value="0.19663907700025082" table:style-name="ce117">
            <text:p>19,7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narias</text:p>
          </table:table-cell>
          <table:table-cell office:value-type="float" office:value="227582" table:style-name="ce119">
            <text:p>227.582</text:p>
          </table:table-cell>
          <table:table-cell office:value-type="percentage" office:value="0.92347083695149368" table:style-name="ce83">
            <text:p>92,3%</text:p>
          </table:table-cell>
          <table:table-cell office:value-type="float" office:value="203292" table:style-name="ce119">
            <text:p>203.292</text:p>
          </table:table-cell>
          <table:table-cell office:value-type="percentage" office:value="0.89690680714200632" table:style-name="ce83">
            <text:p>89,7%</text:p>
          </table:table-cell>
          <table:table-cell office:value-type="float" office:value="250930" table:style-name="ce119">
            <text:p>250.930</text:p>
          </table:table-cell>
          <table:table-cell office:value-type="percentage" office:value="0.77145140959817993" table:style-name="ce83">
            <text:p>77,1%</text:p>
          </table:table-cell>
          <table:table-cell office:value-type="float" office:value="198081" table:style-name="ce119">
            <text:p>198.081</text:p>
          </table:table-cell>
          <table:table-cell office:value-type="percentage" office:value="0.6134475902607015" table:style-name="ce83">
            <text:p>61,3%</text:p>
          </table:table-cell>
          <table:table-cell office:value-type="float" office:value="93490" table:style-name="ce119">
            <text:p>93.490</text:p>
          </table:table-cell>
          <table:table-cell office:value-type="percentage" office:value="0.39853697838291779" table:style-name="ce83">
            <text:p>39,9%</text:p>
          </table:table-cell>
          <table:table-cell office:value-type="float" office:value="57108" table:style-name="ce119">
            <text:p>57.108</text:p>
          </table:table-cell>
          <table:table-cell office:value-type="percentage" office:value="0.29608353466958387" table:style-name="ce83">
            <text:p>29,6%</text:p>
          </table:table-cell>
          <table:table-cell office:value-type="float" office:value="7160" table:style-name="ce116">
            <text:p>7.160</text:p>
          </table:table-cell>
          <table:table-cell office:value-type="percentage" office:value="0.17390881931456609" table:style-name="ce117">
            <text:p>17,4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ntabria</text:p>
          </table:table-cell>
          <table:table-cell office:value-type="float" office:value="93081" table:style-name="ce119">
            <text:p>93.081</text:p>
          </table:table-cell>
          <table:table-cell office:value-type="percentage" office:value="0.94569524312681608" table:style-name="ce83">
            <text:p>94,6%</text:p>
          </table:table-cell>
          <table:table-cell office:value-type="float" office:value="77073" table:style-name="ce119">
            <text:p>77.073</text:p>
          </table:table-cell>
          <table:table-cell office:value-type="percentage" office:value="0.99845838947041143" table:style-name="ce83">
            <text:p>99,8%</text:p>
          </table:table-cell>
          <table:table-cell office:value-type="float" office:value="74395" table:style-name="ce119">
            <text:p>74.395</text:p>
          </table:table-cell>
          <table:table-cell office:value-type="percentage" office:value="0.87363192258913058" table:style-name="ce83">
            <text:p>87,4%</text:p>
          </table:table-cell>
          <table:table-cell office:value-type="float" office:value="64788" table:style-name="ce119">
            <text:p>64.788</text:p>
          </table:table-cell>
          <table:table-cell office:value-type="percentage" office:value="0.72495747918718112" table:style-name="ce83">
            <text:p>72,5%</text:p>
          </table:table-cell>
          <table:table-cell office:value-type="float" office:value="33155" table:style-name="ce119">
            <text:p>33.155</text:p>
          </table:table-cell>
          <table:table-cell office:value-type="percentage" office:value="0.58333479951440081" table:style-name="ce83">
            <text:p>58,3%</text:p>
          </table:table-cell>
          <table:table-cell office:value-type="float" office:value="21923" table:style-name="ce119">
            <text:p>21.923</text:p>
          </table:table-cell>
          <table:table-cell office:value-type="percentage" office:value="0.50481256332320157" table:style-name="ce83">
            <text:p>50,5%</text:p>
          </table:table-cell>
          <table:table-cell office:value-type="float" office:value="3201" table:style-name="ce116">
            <text:p>3.201</text:p>
          </table:table-cell>
          <table:table-cell office:value-type="percentage" office:value="0.32174087848024929" table:style-name="ce117">
            <text:p>32,2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astilla y León<text:s/></text:p>
          </table:table-cell>
          <table:table-cell office:value-type="float" office:value="453023" table:style-name="ce119">
            <text:p>453.023</text:p>
          </table:table-cell>
          <table:table-cell office:value-type="percentage" office:value="0.94370747803335508" table:style-name="ce83">
            <text:p>94,4%</text:p>
          </table:table-cell>
          <table:table-cell office:value-type="float" office:value="312787" table:style-name="ce119">
            <text:p>312.787</text:p>
          </table:table-cell>
          <table:table-cell office:value-type="percentage" office:value="0.96219949242482505" table:style-name="ce83">
            <text:p>96,2%</text:p>
          </table:table-cell>
          <table:table-cell office:value-type="float" office:value="317687" table:style-name="ce119">
            <text:p>317.687</text:p>
          </table:table-cell>
          <table:table-cell office:value-type="percentage" office:value="0.89021119913020819" table:style-name="ce83">
            <text:p>89,0%</text:p>
          </table:table-cell>
          <table:table-cell office:value-type="float" office:value="244188" table:style-name="ce119">
            <text:p>244.188</text:p>
          </table:table-cell>
          <table:table-cell office:value-type="percentage" office:value="0.75121825162433553" table:style-name="ce83">
            <text:p>75,1%</text:p>
          </table:table-cell>
          <table:table-cell office:value-type="float" office:value="134115" table:style-name="ce119">
            <text:p>134.115</text:p>
          </table:table-cell>
          <table:table-cell office:value-type="percentage" office:value="0.6172762796349226" table:style-name="ce83">
            <text:p>61,7%</text:p>
          </table:table-cell>
          <table:table-cell office:value-type="float" office:value="102721" table:style-name="ce119">
            <text:p>102.721</text:p>
          </table:table-cell>
          <table:table-cell office:value-type="percentage" office:value="0.55027240147209289" table:style-name="ce83">
            <text:p>55,0%</text:p>
          </table:table-cell>
          <table:table-cell office:value-type="float" office:value="13949" table:style-name="ce116">
            <text:p>13.949</text:p>
          </table:table-cell>
          <table:table-cell office:value-type="percentage" office:value="0.29316323742670392" table:style-name="ce117">
            <text:p>29,3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astilla - La Mancha</text:p>
          </table:table-cell>
          <table:table-cell office:value-type="float" office:value="278504" table:style-name="ce119">
            <text:p>278.504</text:p>
          </table:table-cell>
          <table:table-cell office:value-type="percentage" office:value="0.94162037522272302" table:style-name="ce83">
            <text:p>94,2%</text:p>
          </table:table-cell>
          <table:table-cell office:value-type="float" office:value="215472" table:style-name="ce119">
            <text:p>215.472</text:p>
          </table:table-cell>
          <table:table-cell office:value-type="percentage" office:value="0.96448618210791115" table:style-name="ce83">
            <text:p>96,4%</text:p>
          </table:table-cell>
          <table:table-cell office:value-type="float" office:value="237937" table:style-name="ce119">
            <text:p>237.937</text:p>
          </table:table-cell>
          <table:table-cell office:value-type="percentage" office:value="0.82883796107610264" table:style-name="ce83">
            <text:p>82,9%</text:p>
          </table:table-cell>
          <table:table-cell office:value-type="float" office:value="195595" table:style-name="ce119">
            <text:p>195.595</text:p>
          </table:table-cell>
          <table:table-cell office:value-type="percentage" office:value="0.68036593213558971" table:style-name="ce83">
            <text:p>68,0%</text:p>
          </table:table-cell>
          <table:table-cell office:value-type="float" office:value="107402" table:style-name="ce119">
            <text:p>107.402</text:p>
          </table:table-cell>
          <table:table-cell office:value-type="percentage" office:value="0.51824437131469492" table:style-name="ce83">
            <text:p>51,8%</text:p>
          </table:table-cell>
          <table:table-cell office:value-type="float" office:value="79812" table:style-name="ce119">
            <text:p>79.812</text:p>
          </table:table-cell>
          <table:table-cell office:value-type="percentage" office:value="0.45606857142857143" table:style-name="ce83">
            <text:p>45,6%</text:p>
          </table:table-cell>
          <table:table-cell office:value-type="float" office:value="12396" table:style-name="ce116">
            <text:p>12.396</text:p>
          </table:table-cell>
          <table:table-cell office:value-type="percentage" office:value="0.33529889099269677" table:style-name="ce117">
            <text:p>33,5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taluña</text:p>
          </table:table-cell>
          <table:table-cell office:value-type="float" office:value="993011" table:style-name="ce119">
            <text:p>993.011</text:p>
          </table:table-cell>
          <table:table-cell office:value-type="percentage" office:value="0.92413434326231625" table:style-name="ce83">
            <text:p>92,4%</text:p>
          </table:table-cell>
          <table:table-cell office:value-type="float" office:value="748821" table:style-name="ce119">
            <text:p>748.821</text:p>
          </table:table-cell>
          <table:table-cell office:value-type="percentage" office:value="0.93295914680487901" table:style-name="ce83">
            <text:p>93,3%</text:p>
          </table:table-cell>
          <table:table-cell office:value-type="float" office:value="820670" table:style-name="ce119">
            <text:p>820.670</text:p>
          </table:table-cell>
          <table:table-cell office:value-type="percentage" office:value="0.7887720579754719" table:style-name="ce83">
            <text:p>78,9%</text:p>
          </table:table-cell>
          <table:table-cell office:value-type="float" office:value="717424" table:style-name="ce119">
            <text:p>717.424</text:p>
          </table:table-cell>
          <table:table-cell office:value-type="percentage" office:value="0.62000883228086312" table:style-name="ce83">
            <text:p>62,0%</text:p>
          </table:table-cell>
          <table:table-cell office:value-type="float" office:value="388306" table:style-name="ce119">
            <text:p>388.306</text:p>
          </table:table-cell>
          <table:table-cell office:value-type="percentage" office:value="0.47306276299471028" table:style-name="ce83">
            <text:p>47,3%</text:p>
          </table:table-cell>
          <table:table-cell office:value-type="float" office:value="273990" table:style-name="ce119">
            <text:p>273.990</text:p>
          </table:table-cell>
          <table:table-cell office:value-type="percentage" office:value="0.39937904495364701" table:style-name="ce83">
            <text:p>39,9%</text:p>
          </table:table-cell>
          <table:table-cell office:value-type="float" office:value="40427" table:style-name="ce116">
            <text:p>40.427</text:p>
          </table:table-cell>
          <table:table-cell office:value-type="percentage" office:value="0.28407901116584333" table:style-name="ce117">
            <text:p>28,4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. Valenciana</text:p>
          </table:table-cell>
          <table:table-cell office:value-type="float" office:value="702741" table:style-name="ce119">
            <text:p>702.741</text:p>
          </table:table-cell>
          <table:table-cell office:value-type="percentage" office:value="0.96088455837713371" table:style-name="ce83">
            <text:p>96,1%</text:p>
          </table:table-cell>
          <table:table-cell office:value-type="float" office:value="571165" table:style-name="ce119">
            <text:p>571.165</text:p>
          </table:table-cell>
          <table:table-cell office:value-type="percentage" office:value="0.9851528098065967" table:style-name="ce83">
            <text:p>98,5%</text:p>
          </table:table-cell>
          <table:table-cell office:value-type="float" office:value="625737" table:style-name="ce119">
            <text:p>625.737</text:p>
          </table:table-cell>
          <table:table-cell office:value-type="percentage" office:value="0.85271880885346973" table:style-name="ce83">
            <text:p>85,3%</text:p>
          </table:table-cell>
          <table:table-cell office:value-type="float" office:value="553835" table:style-name="ce119">
            <text:p>553.835</text:p>
          </table:table-cell>
          <table:table-cell office:value-type="percentage" office:value="0.71921579525591717" table:style-name="ce83">
            <text:p>71,9%</text:p>
          </table:table-cell>
          <table:table-cell office:value-type="float" office:value="310790" table:style-name="ce119">
            <text:p>310.790</text:p>
          </table:table-cell>
          <table:table-cell office:value-type="percentage" office:value="0.58558855616121919" table:style-name="ce83">
            <text:p>58,6%</text:p>
          </table:table-cell>
          <table:table-cell office:value-type="float" office:value="242925" table:style-name="ce119">
            <text:p>242.925</text:p>
          </table:table-cell>
          <table:table-cell office:value-type="percentage" office:value="0.54293773062421358" table:style-name="ce83">
            <text:p>54,3%</text:p>
          </table:table-cell>
          <table:table-cell office:value-type="float" office:value="51433" table:style-name="ce116">
            <text:p>51.433</text:p>
          </table:table-cell>
          <table:table-cell office:value-type="percentage" office:value="0.53815408117355323" table:style-name="ce117">
            <text:p>53,8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Extremadura</text:p>
          </table:table-cell>
          <table:table-cell office:value-type="float" office:value="156565" table:style-name="ce119">
            <text:p>156.565</text:p>
          </table:table-cell>
          <table:table-cell office:value-type="percentage" office:value="0.90244914663177489" table:style-name="ce83">
            <text:p>90,2%</text:p>
          </table:table-cell>
          <table:table-cell office:value-type="float" office:value="128802" table:style-name="ce119">
            <text:p>128.802</text:p>
          </table:table-cell>
          <table:table-cell office:value-type="percentage" office:value="0.96906999315341613" table:style-name="ce83">
            <text:p>96,9%</text:p>
          </table:table-cell>
          <table:table-cell office:value-type="float" office:value="137508" table:style-name="ce119">
            <text:p>137.508</text:p>
          </table:table-cell>
          <table:table-cell office:value-type="percentage" office:value="0.85076843121241374" table:style-name="ce83">
            <text:p>85,1%</text:p>
          </table:table-cell>
          <table:table-cell office:value-type="float" office:value="109055" table:style-name="ce119">
            <text:p>109.055</text:p>
          </table:table-cell>
          <table:table-cell office:value-type="percentage" office:value="0.74555286653814079" table:style-name="ce83">
            <text:p>74,6%</text:p>
          </table:table-cell>
          <table:table-cell office:value-type="float" office:value="73811" table:style-name="ce119">
            <text:p>73.811</text:p>
          </table:table-cell>
          <table:table-cell office:value-type="percentage" office:value="0.65079309098283322" table:style-name="ce83">
            <text:p>65,1%</text:p>
          </table:table-cell>
          <table:table-cell office:value-type="float" office:value="52282" table:style-name="ce119">
            <text:p>52.282</text:p>
          </table:table-cell>
          <table:table-cell office:value-type="percentage" office:value="0.55822246898289518" table:style-name="ce83">
            <text:p>55,8%</text:p>
          </table:table-cell>
          <table:table-cell office:value-type="float" office:value="7150" table:style-name="ce116">
            <text:p>7.150</text:p>
          </table:table-cell>
          <table:table-cell office:value-type="percentage" office:value="0.37104307213284898" table:style-name="ce117">
            <text:p>37,1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Galicia</text:p>
          </table:table-cell>
          <table:table-cell office:value-type="float" office:value="510312" table:style-name="ce119">
            <text:p>510.312</text:p>
          </table:table-cell>
          <table:table-cell office:value-type="percentage" office:value="0.9566329112974884" table:style-name="ce83">
            <text:p>95,7%</text:p>
          </table:table-cell>
          <table:table-cell office:value-type="float" office:value="339563" table:style-name="ce119">
            <text:p>339.563</text:p>
          </table:table-cell>
          <table:table-cell office:value-type="percentage" office:value="0.97506927594078885" table:style-name="ce83">
            <text:p>97,5%</text:p>
          </table:table-cell>
          <table:table-cell office:value-type="float" office:value="379501" table:style-name="ce119">
            <text:p>379.501</text:p>
          </table:table-cell>
          <table:table-cell office:value-type="percentage" office:value="0.96549171256662381" table:style-name="ce83">
            <text:p>96,5%</text:p>
          </table:table-cell>
          <table:table-cell office:value-type="float" office:value="394369" table:style-name="ce119">
            <text:p>394.369</text:p>
          </table:table-cell>
          <table:table-cell office:value-type="percentage" office:value="0.95839034146554847" table:style-name="ce83">
            <text:p>95,8%</text:p>
          </table:table-cell>
          <table:table-cell office:value-type="float" office:value="209658" table:style-name="ce119">
            <text:p>209.658</text:p>
          </table:table-cell>
          <table:table-cell office:value-type="percentage" office:value="0.78358953659165576" table:style-name="ce83">
            <text:p>78,4%</text:p>
          </table:table-cell>
          <table:table-cell office:value-type="float" office:value="153331" table:style-name="ce119">
            <text:p>153.331</text:p>
          </table:table-cell>
          <table:table-cell office:value-type="percentage" office:value="0.75641689729511064" table:style-name="ce83">
            <text:p>75,6%</text:p>
          </table:table-cell>
          <table:table-cell office:value-type="float" office:value="28497" table:style-name="ce116">
            <text:p>28.497</text:p>
          </table:table-cell>
          <table:table-cell office:value-type="percentage" office:value="0.68284091725972251" table:style-name="ce117">
            <text:p>68,3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La Rioja</text:p>
          </table:table-cell>
          <table:table-cell office:value-type="float" office:value="46301" table:style-name="ce119">
            <text:p>46.301</text:p>
          </table:table-cell>
          <table:table-cell office:value-type="percentage" office:value="0.82889059954528366" table:style-name="ce83">
            <text:p>82,9%</text:p>
          </table:table-cell>
          <table:table-cell office:value-type="float" office:value="37436" table:style-name="ce119">
            <text:p>37.436</text:p>
          </table:table-cell>
          <table:table-cell office:value-type="percentage" office:value="0.94211797865915037" table:style-name="ce83">
            <text:p>94,2%</text:p>
          </table:table-cell>
          <table:table-cell office:value-type="float" office:value="38362" table:style-name="ce119">
            <text:p>38.362</text:p>
          </table:table-cell>
          <table:table-cell office:value-type="percentage" office:value="0.82778413136827567" table:style-name="ce83">
            <text:p>82,8%</text:p>
          </table:table-cell>
          <table:table-cell office:value-type="float" office:value="34834" table:style-name="ce119">
            <text:p>34.834</text:p>
          </table:table-cell>
          <table:table-cell office:value-type="percentage" office:value="0.71558577620739949" table:style-name="ce83">
            <text:p>71,6%</text:p>
          </table:table-cell>
          <table:table-cell office:value-type="float" office:value="18328" table:style-name="ce119">
            <text:p>18.328</text:p>
          </table:table-cell>
          <table:table-cell office:value-type="percentage" office:value="0.56397316757954341" table:style-name="ce83">
            <text:p>56,4%</text:p>
          </table:table-cell>
          <table:table-cell office:value-type="float" office:value="12597" table:style-name="ce119">
            <text:p>12.597</text:p>
          </table:table-cell>
          <table:table-cell office:value-type="percentage" office:value="0.49276326083555" table:style-name="ce83">
            <text:p>49,3%</text:p>
          </table:table-cell>
          <table:table-cell office:value-type="float" office:value="2164" table:style-name="ce116">
            <text:p>2.164</text:p>
          </table:table-cell>
          <table:table-cell office:value-type="percentage" office:value="0.38844013642075031" table:style-name="ce117">
            <text:p>38,8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adrid</text:p>
          </table:table-cell>
          <table:table-cell office:value-type="float" office:value="841178" table:style-name="ce119">
            <text:p>841.178</text:p>
          </table:table-cell>
          <table:table-cell office:value-type="percentage" office:value="0.95123493018779803" table:style-name="ce83">
            <text:p>95,1%</text:p>
          </table:table-cell>
          <table:table-cell office:value-type="float" office:value="642539" table:style-name="ce119">
            <text:p>642.539</text:p>
          </table:table-cell>
          <table:table-cell office:value-type="percentage" office:value="0.92837162663954209" table:style-name="ce83">
            <text:p>92,8%</text:p>
          </table:table-cell>
          <table:table-cell office:value-type="float" office:value="743766" table:style-name="ce119">
            <text:p>743.766</text:p>
          </table:table-cell>
          <table:table-cell office:value-type="percentage" office:value="0.77206127361678145" table:style-name="ce83">
            <text:p>77,2%</text:p>
          </table:table-cell>
          <table:table-cell office:value-type="float" office:value="658620" table:style-name="ce119">
            <text:p>658.620</text:p>
          </table:table-cell>
          <table:table-cell office:value-type="percentage" office:value="0.62455845551175537" table:style-name="ce83">
            <text:p>62,5%</text:p>
          </table:table-cell>
          <table:table-cell office:value-type="float" office:value="390704" table:style-name="ce119">
            <text:p>390.704</text:p>
          </table:table-cell>
          <table:table-cell office:value-type="percentage" office:value="0.50354618155573172" table:style-name="ce83">
            <text:p>50,4%</text:p>
          </table:table-cell>
          <table:table-cell office:value-type="float" office:value="283707" table:style-name="ce119">
            <text:p>283.707</text:p>
          </table:table-cell>
          <table:table-cell office:value-type="percentage" office:value="0.44878560378128529" table:style-name="ce83">
            <text:p>44,9%</text:p>
          </table:table-cell>
          <table:table-cell office:value-type="float" office:value="34752" table:style-name="ce116">
            <text:p>34.752</text:p>
          </table:table-cell>
          <table:table-cell office:value-type="percentage" office:value="0.2813016027197669" table:style-name="ce117">
            <text:p>28,1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urcia<text:s/></text:p>
          </table:table-cell>
          <table:table-cell office:value-type="float" office:value="164201" table:style-name="ce119">
            <text:p>164.201</text:p>
          </table:table-cell>
          <table:table-cell office:value-type="percentage" office:value="0.89085227241901266" table:style-name="ce83">
            <text:p>89,1%</text:p>
          </table:table-cell>
          <table:table-cell office:value-type="float" office:value="137230" table:style-name="ce119">
            <text:p>137.230</text:p>
          </table:table-cell>
          <table:table-cell office:value-type="percentage" office:value="0.89077997611258242" table:style-name="ce83">
            <text:p>89,1%</text:p>
          </table:table-cell>
          <table:table-cell office:value-type="float" office:value="158032" table:style-name="ce119">
            <text:p>158.032</text:p>
          </table:table-cell>
          <table:table-cell office:value-type="percentage" office:value="0.74509304704922752" table:style-name="ce83">
            <text:p>74,5%</text:p>
          </table:table-cell>
          <table:table-cell office:value-type="float" office:value="139061" table:style-name="ce119">
            <text:p>139.061</text:p>
          </table:table-cell>
          <table:table-cell office:value-type="percentage" office:value="0.58888470121917647" table:style-name="ce83">
            <text:p>58,9%</text:p>
          </table:table-cell>
          <table:table-cell office:value-type="float" office:value="69794" table:style-name="ce119">
            <text:p>69.794</text:p>
          </table:table-cell>
          <table:table-cell office:value-type="percentage" office:value="0.40529365991893429" table:style-name="ce83">
            <text:p>40,5%</text:p>
          </table:table-cell>
          <table:table-cell office:value-type="float" office:value="52008" table:style-name="ce119">
            <text:p>52.008</text:p>
          </table:table-cell>
          <table:table-cell office:value-type="percentage" office:value="0.35643401502275346" table:style-name="ce83">
            <text:p>35,6%</text:p>
          </table:table-cell>
          <table:table-cell office:value-type="float" office:value="6570" table:style-name="ce116">
            <text:p>6.570</text:p>
          </table:table-cell>
          <table:table-cell office:value-type="percentage" office:value="0.21428571428571427" table:style-name="ce117">
            <text:p>21,4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Navarra</text:p>
          </table:table-cell>
          <table:table-cell office:value-type="float" office:value="93698" table:style-name="ce119">
            <text:p>93.698</text:p>
          </table:table-cell>
          <table:table-cell office:value-type="percentage" office:value="0.95375657821072668" table:style-name="ce83">
            <text:p>95,4%</text:p>
          </table:table-cell>
          <table:table-cell office:value-type="float" office:value="72459" table:style-name="ce119">
            <text:p>72.459</text:p>
          </table:table-cell>
          <table:table-cell office:value-type="percentage" office:value="0.99944826825197586" table:style-name="ce83">
            <text:p>99,9%</text:p>
          </table:table-cell>
          <table:table-cell office:value-type="float" office:value="77637" table:style-name="ce119">
            <text:p>77.637</text:p>
          </table:table-cell>
          <table:table-cell office:value-type="percentage" office:value="0.83599302235430939" table:style-name="ce83">
            <text:p>83,6%</text:p>
          </table:table-cell>
          <table:table-cell office:value-type="float" office:value="65561" table:style-name="ce119">
            <text:p>65.561</text:p>
          </table:table-cell>
          <table:table-cell office:value-type="percentage" office:value="0.67832717716319546" table:style-name="ce83">
            <text:p>67,8%</text:p>
          </table:table-cell>
          <table:table-cell office:value-type="float" office:value="34403" table:style-name="ce119">
            <text:p>34.403</text:p>
          </table:table-cell>
          <table:table-cell office:value-type="percentage" office:value="0.52244495064540619" table:style-name="ce83">
            <text:p>52,2%</text:p>
          </table:table-cell>
          <table:table-cell office:value-type="float" office:value="26909" table:style-name="ce119">
            <text:p>26.909</text:p>
          </table:table-cell>
          <table:table-cell office:value-type="percentage" office:value="0.45219890096963383" table:style-name="ce83">
            <text:p>45,2%</text:p>
          </table:table-cell>
          <table:table-cell office:value-type="float" office:value="4092" table:style-name="ce116">
            <text:p>4.092</text:p>
          </table:table-cell>
          <table:table-cell office:value-type="percentage" office:value="0.30592105263157893" table:style-name="ce117">
            <text:p>30,6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País Vasco</text:p>
          </table:table-cell>
          <table:table-cell office:value-type="float" office:value="352904" table:style-name="ce119">
            <text:p>352.904</text:p>
          </table:table-cell>
          <table:table-cell office:value-type="percentage" office:value="0.93106159341906003" table:style-name="ce83">
            <text:p>93,1%</text:p>
          </table:table-cell>
          <table:table-cell office:value-type="float" office:value="261614" table:style-name="ce119">
            <text:p>261.614</text:p>
          </table:table-cell>
          <table:table-cell office:value-type="percentage" office:value="0.93865688831800687" table:style-name="ce83">
            <text:p>93,9%</text:p>
          </table:table-cell>
          <table:table-cell office:value-type="float" office:value="272673" table:style-name="ce119">
            <text:p>272.673</text:p>
          </table:table-cell>
          <table:table-cell office:value-type="percentage" office:value="0.83250288519665139" table:style-name="ce83">
            <text:p>83,3%</text:p>
          </table:table-cell>
          <table:table-cell office:value-type="float" office:value="202734" table:style-name="ce119">
            <text:p>202.734</text:p>
          </table:table-cell>
          <table:table-cell office:value-type="percentage" office:value="0.62322547325836619" table:style-name="ce83">
            <text:p>62,3%</text:p>
          </table:table-cell>
          <table:table-cell office:value-type="float" office:value="93381" table:style-name="ce119">
            <text:p>93.381</text:p>
          </table:table-cell>
          <table:table-cell office:value-type="percentage" office:value="0.44446824308887367" table:style-name="ce83">
            <text:p>44,4%</text:p>
          </table:table-cell>
          <table:table-cell office:value-type="float" office:value="66024" table:style-name="ce119">
            <text:p>66.024</text:p>
          </table:table-cell>
          <table:table-cell office:value-type="percentage" office:value="0.37965555906960696" table:style-name="ce83">
            <text:p>38,0%</text:p>
          </table:table-cell>
          <table:table-cell office:value-type="float" office:value="11875" table:style-name="ce116">
            <text:p>11.875</text:p>
          </table:table-cell>
          <table:table-cell office:value-type="percentage" office:value="0.30808945620589456" table:style-name="ce117">
            <text:p>30,8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euta</text:p>
          </table:table-cell>
          <table:table-cell office:value-type="float" office:value="5746" table:style-name="ce119">
            <text:p>5.746</text:p>
          </table:table-cell>
          <table:table-cell office:value-type="percentage" office:value="0.91105121293800539" table:style-name="ce83">
            <text:p>91,1%</text:p>
          </table:table-cell>
          <table:table-cell office:value-type="float" office:value="7352" table:style-name="ce119">
            <text:p>7.352</text:p>
          </table:table-cell>
          <table:table-cell office:value-type="percentage" office:value="0.9596658399686725" table:style-name="ce83">
            <text:p>96,0%</text:p>
          </table:table-cell>
          <table:table-cell office:value-type="float" office:value="9291" table:style-name="ce119">
            <text:p>9.291</text:p>
          </table:table-cell>
          <table:table-cell office:value-type="percentage" office:value="0.87436476566911348" table:style-name="ce83">
            <text:p>87,4%</text:p>
          </table:table-cell>
          <table:table-cell office:value-type="float" office:value="8978" table:style-name="ce119">
            <text:p>8.978</text:p>
          </table:table-cell>
          <table:table-cell office:value-type="percentage" office:value="0.80024957661110618" table:style-name="ce83">
            <text:p>80,0%</text:p>
          </table:table-cell>
          <table:table-cell office:value-type="float" office:value="6427" table:style-name="ce119">
            <text:p>6.427</text:p>
          </table:table-cell>
          <table:table-cell office:value-type="percentage" office:value="0.6830694016367308" table:style-name="ce83">
            <text:p>68,3%</text:p>
          </table:table-cell>
          <table:table-cell office:value-type="float" office:value="5314" table:style-name="ce119">
            <text:p>5.314</text:p>
          </table:table-cell>
          <table:table-cell office:value-type="percentage" office:value="0.57330887905922967" table:style-name="ce83">
            <text:p>57,3%</text:p>
          </table:table-cell>
          <table:table-cell office:value-type="float" office:value="1030" table:style-name="ce116">
            <text:p>1.030</text:p>
          </table:table-cell>
          <table:table-cell office:value-type="percentage" office:value="0.43662568885120812" table:style-name="ce117">
            <text:p>43,7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elilla</text:p>
          </table:table-cell>
          <table:table-cell office:value-type="float" office:value="4598" table:style-name="ce119">
            <text:p>4.598</text:p>
          </table:table-cell>
          <table:table-cell office:value-type="percentage" office:value="0.84693313685761651" table:style-name="ce83">
            <text:p>84,7%</text:p>
          </table:table-cell>
          <table:table-cell office:value-type="float" office:value="6230" table:style-name="ce119">
            <text:p>6.230</text:p>
          </table:table-cell>
          <table:table-cell office:value-type="percentage" office:value="0.84052887209929839" table:style-name="ce83">
            <text:p>84,1%</text:p>
          </table:table-cell>
          <table:table-cell office:value-type="float" office:value="8058" table:style-name="ce119">
            <text:p>8.058</text:p>
          </table:table-cell>
          <table:table-cell office:value-type="percentage" office:value="0.800357568533969" table:style-name="ce83">
            <text:p>80,0%</text:p>
          </table:table-cell>
          <table:table-cell office:value-type="float" office:value="7794" table:style-name="ce119">
            <text:p>7.794</text:p>
          </table:table-cell>
          <table:table-cell office:value-type="percentage" office:value="0.73569945252029456" table:style-name="ce83">
            <text:p>73,6%</text:p>
          </table:table-cell>
          <table:table-cell office:value-type="float" office:value="5095" table:style-name="ce119">
            <text:p>5.095</text:p>
          </table:table-cell>
          <table:table-cell office:value-type="percentage" office:value="0.55531335149863759" table:style-name="ce83">
            <text:p>55,5%</text:p>
          </table:table-cell>
          <table:table-cell office:value-type="float" office:value="4517" table:style-name="ce119">
            <text:p>4.517</text:p>
          </table:table-cell>
          <table:table-cell office:value-type="percentage" office:value="0.46247568342377393" table:style-name="ce83">
            <text:p>46,2%</text:p>
          </table:table-cell>
          <table:table-cell office:value-type="float" office:value="975" table:style-name="ce116">
            <text:p>975</text:p>
          </table:table-cell>
          <table:table-cell office:value-type="percentage" office:value="0.40372670807453415" table:style-name="ce117">
            <text:p>40,4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Fuerzas Armadas</text:p>
          </table:table-cell>
          <table:table-cell office:value-type="float" office:value="7" table:style-name="ce119">
            <text:p>7</text:p>
          </table:table-cell>
          <table:table-cell office:value-type="percentage" office:value="0.16666666666666666" table:style-name="ce83">
            <text:p>16,7%</text:p>
          </table:table-cell>
          <table:table-cell office:value-type="float" office:value="2389" table:style-name="ce119">
            <text:p>2.389</text:p>
          </table:table-cell>
          <table:table-cell office:value-type="percentage" office:value="0.64532685035116155" table:style-name="ce83">
            <text:p>64,5%</text:p>
          </table:table-cell>
          <table:table-cell office:value-type="float" office:value="7442" table:style-name="ce119">
            <text:p>7.442</text:p>
          </table:table-cell>
          <table:table-cell office:value-type="percentage" office:value="0.75583993499898439" table:style-name="ce83">
            <text:p>75,6%</text:p>
          </table:table-cell>
          <table:table-cell office:value-type="float" office:value="15349" table:style-name="ce119">
            <text:p>15.349</text:p>
          </table:table-cell>
          <table:table-cell office:value-type="percentage" office:value="0.67494833120795039" table:style-name="ce83">
            <text:p>67,5%</text:p>
          </table:table-cell>
          <table:table-cell office:value-type="float" office:value="15469" table:style-name="ce119">
            <text:p>15.469</text:p>
          </table:table-cell>
          <table:table-cell office:value-type="percentage" office:value="0.47477134614204164" table:style-name="ce83">
            <text:p>47,5%</text:p>
          </table:table-cell>
          <table:table-cell office:value-type="float" office:value="11099" table:style-name="ce119">
            <text:p>11.099</text:p>
          </table:table-cell>
          <table:table-cell office:value-type="percentage" office:value="0.45117886178861788" table:style-name="ce83">
            <text:p>45,1%</text:p>
          </table:table-cell>
          <table:table-cell office:value-type="float" office:value="256" table:style-name="ce116">
            <text:p>256</text:p>
          </table:table-cell>
          <table:table-cell office:value-type="percentage" office:value="0.19364599092284418" table:style-name="ce117">
            <text:p>19,4%</text:p>
          </table:table-cell>
          <table:table-cell table:number-columns-repeated="16369"/>
        </table:table-row>
        <table:table-row table:style-name="ro16">
          <table:table-cell office:value-type="string" table:style-name="ce120">
            <text:p>Sanidad Exterior</text:p>
          </table:table-cell>
          <table:table-cell office:value-type="float" office:value="79" table:style-name="ce119">
            <text:p>79</text:p>
          </table:table-cell>
          <table:table-cell office:value-type="percentage" office:value="0.98750000000000004" table:style-name="ce86">
            <text:p>98,8%</text:p>
          </table:table-cell>
          <table:table-cell office:value-type="float" office:value="303" table:style-name="ce119">
            <text:p>303</text:p>
          </table:table-cell>
          <table:table-cell office:value-type="percentage" office:value="0.96805111821086265" table:style-name="ce86">
            <text:p>96,8%</text:p>
          </table:table-cell>
          <table:table-cell office:value-type="float" office:value="707" table:style-name="ce119">
            <text:p>707</text:p>
          </table:table-cell>
          <table:table-cell office:value-type="percentage" office:value="0.76681127982646424" table:style-name="ce86">
            <text:p>76,7%</text:p>
          </table:table-cell>
          <table:table-cell office:value-type="float" office:value="945" table:style-name="ce119">
            <text:p>945</text:p>
          </table:table-cell>
          <table:table-cell office:value-type="percentage" office:value="0.47583081570996977" table:style-name="ce86">
            <text:p>47,6%</text:p>
          </table:table-cell>
          <table:table-cell office:value-type="float" office:value="1192" table:style-name="ce119">
            <text:p>1.192</text:p>
          </table:table-cell>
          <table:table-cell office:value-type="percentage" office:value="0.48633210934312526" table:style-name="ce86">
            <text:p>48,6%</text:p>
          </table:table-cell>
          <table:table-cell office:value-type="float" office:value="955" table:style-name="ce119">
            <text:p>955</text:p>
          </table:table-cell>
          <table:table-cell office:value-type="percentage" office:value="0.44584500466853411" table:style-name="ce86">
            <text:p>44,6%</text:p>
          </table:table-cell>
          <table:table-cell office:value-type="float" office:value="20" table:style-name="ce116">
            <text:p>20</text:p>
          </table:table-cell>
          <table:table-cell office:value-type="percentage" office:value="0.11627906976744186" table:style-name="ce117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121">
            <text:p>Totales</text:p>
          </table:table-cell>
          <table:table-cell office:value-type="float" office:value="6455379" table:style-name="ce122">
            <text:p>6.455.379</text:p>
          </table:table-cell>
          <table:table-cell office:value-type="percentage" office:value="0.93753698006787045" table:style-name="ce123">
            <text:p>93,75%</text:p>
          </table:table-cell>
          <table:table-cell office:value-type="float" office:value="5047745" table:style-name="ce122">
            <text:p>5.047.745</text:p>
          </table:table-cell>
          <table:table-cell office:value-type="percentage" office:value="0.94825654190113629" table:style-name="ce123">
            <text:p>94,83%</text:p>
          </table:table-cell>
          <table:table-cell office:value-type="float" office:value="5482942" table:style-name="ce122">
            <text:p>5.482.942</text:p>
          </table:table-cell>
          <table:table-cell office:value-type="percentage" office:value="0.8090980593541609" table:style-name="ce123">
            <text:p>80,91%</text:p>
          </table:table-cell>
          <table:table-cell office:value-type="float" office:value="4697379" table:style-name="ce122">
            <text:p>4.697.379</text:p>
          </table:table-cell>
          <table:table-cell office:value-type="percentage" office:value="0.6613535972508382" table:style-name="ce123">
            <text:p>66,14%</text:p>
          </table:table-cell>
          <table:table-cell office:value-type="float" office:value="2580612" table:style-name="ce122">
            <text:p>2.580.612</text:p>
          </table:table-cell>
          <table:table-cell office:value-type="percentage" office:value="0.50909023476908766" table:style-name="ce123">
            <text:p>50,91%</text:p>
          </table:table-cell>
          <table:table-cell office:value-type="float" office:value="1876322" table:style-name="ce122">
            <text:p>1.876.322</text:p>
          </table:table-cell>
          <table:table-cell office:value-type="percentage" office:value="0.44832892329204288" table:style-name="ce123">
            <text:p>44,83%</text:p>
          </table:table-cell>
          <table:table-cell office:value-type="float" office:value="291689" table:style-name="ce122">
            <text:p>291.689</text:p>
          </table:table-cell>
          <table:table-cell office:value-type="percentage" office:value="0.33264642354545809" table:style-name="ce123">
            <text:p>33,26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3">
        <table:table-column table:style-name="co4" table:number-columns-repeated="16384" table:default-cell-style-name="ce113"/>
        <table:table-row table:style-name="ro17">
          <table:table-cell table:style-name="ce127"/>
          <table:table-cell office:value-type="string" table:style-name="ce128">
            <text:p>Población a vacunar de 5 a 11 años</text:p>
          </table:table-cell>
          <table:table-cell office:value-type="string" table:style-name="ce128">
            <text:p>Nº Personas con 1 dosis</text:p>
          </table:table-cell>
          <table:table-cell office:value-type="string" table:style-name="ce128">
            <text:p>% 1ª dosis</text:p>
          </table:table-cell>
          <table:table-cell office:value-type="string" table:style-name="ce128">
            <text:p>Nº Personas con pauta completa</text:p>
          </table:table-cell>
          <table:table-cell office:value-type="string" table:style-name="ce129">
            <text:p><text:s/>% PC</text:p>
          </table:table-cell>
          <table:table-cell office:value-type="string" table:style-name="ce130">
            <text:p>Fecha de la última</text:p>
            <text:p><text:s/>vacuna registrada<text:s/><text:span text:style-name="T5">(2)</text:span></text:p>
          </table:table-cell>
          <table:table-cell table:number-columns-repeated="16377"/>
        </table:table-row>
        <table:table-row table:style-name="ro5">
          <table:table-cell office:value-type="string" table:style-name="ce131">
            <text:p>Andalucía</text:p>
          </table:table-cell>
          <table:table-cell office:value-type="float" office:value="711866.23802299995" table:style-name="ce132">
            <text:p>711.866</text:p>
          </table:table-cell>
          <table:table-cell office:value-type="float" office:value="456452" table:style-name="ce132">
            <text:p>456.452</text:p>
          </table:table-cell>
          <table:table-cell office:value-type="percentage" office:value="0.6412047314782926" table:style-name="ce133">
            <text:p>64,1%</text:p>
          </table:table-cell>
          <table:table-cell office:value-type="float" office:value="374493" table:style-name="ce132">
            <text:p>374.493</text:p>
          </table:table-cell>
          <table:table-cell office:value-type="percentage" office:value="0.52607214669998204" table:style-name="ce133">
            <text:p>52,6%</text:p>
          </table:table-cell>
          <table:table-cell office:value-type="date" office:date-value="2023-02-08T00:00:00" table:style-name="ce134">
            <text:p>08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Aragón</text:p>
          </table:table-cell>
          <table:table-cell office:value-type="float" office:value="101295.991253" table:style-name="ce132">
            <text:p>101.296</text:p>
          </table:table-cell>
          <table:table-cell office:value-type="float" office:value="56310" table:style-name="ce132">
            <text:p>56.310</text:p>
          </table:table-cell>
          <table:table-cell office:value-type="percentage" office:value="0.55589564111533696" table:style-name="ce133">
            <text:p>55,6%</text:p>
          </table:table-cell>
          <table:table-cell office:value-type="float" office:value="47579" table:style-name="ce132">
            <text:p>47.579</text:p>
          </table:table-cell>
          <table:table-cell office:value-type="percentage" office:value="0.46970269416847127" table:style-name="ce133">
            <text:p>47,0%</text:p>
          </table:table-cell>
          <table:table-cell office:value-type="date" office:date-value="2023-02-08T00:00:00" table:style-name="ce134">
            <text:p>08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Asturias<text:s/></text:p>
          </table:table-cell>
          <table:table-cell office:value-type="float" office:value="60559.811022999995" table:style-name="ce132">
            <text:p>60.560</text:p>
          </table:table-cell>
          <table:table-cell office:value-type="float" office:value="45216" table:style-name="ce132">
            <text:p>45.216</text:p>
          </table:table-cell>
          <table:table-cell office:value-type="percentage" office:value="0.74663376975908047" table:style-name="ce133">
            <text:p>74,7%</text:p>
          </table:table-cell>
          <table:table-cell office:value-type="float" office:value="39777" table:style-name="ce132">
            <text:p>39.777</text:p>
          </table:table-cell>
          <table:table-cell office:value-type="percentage" office:value="0.65682173256605947" table:style-name="ce133">
            <text:p>65,7%</text:p>
          </table:table-cell>
          <table:table-cell office:value-type="date" office:date-value="2023-02-08T00:00:00" table:style-name="ce134">
            <text:p>08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Baleares</text:p>
          </table:table-cell>
          <table:table-cell office:value-type="float" office:value="96555.911571000004" table:style-name="ce132">
            <text:p>96.556</text:p>
          </table:table-cell>
          <table:table-cell office:value-type="float" office:value="34427" table:style-name="ce132">
            <text:p>34.427</text:p>
          </table:table-cell>
          <table:table-cell office:value-type="percentage" office:value="0.35654989363012701" table:style-name="ce133">
            <text:p>35,7%</text:p>
          </table:table-cell>
          <table:table-cell office:value-type="float" office:value="27245" table:style-name="ce132">
            <text:p>27.245</text:p>
          </table:table-cell>
          <table:table-cell office:value-type="percentage" office:value="0.28216811955595344" table:style-name="ce133">
            <text:p>28,2%</text:p>
          </table:table-cell>
          <table:table-cell office:value-type="date" office:date-value="2023-02-08T00:00:00" table:style-name="ce134">
            <text:p>08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narias</text:p>
          </table:table-cell>
          <table:table-cell office:value-type="float" office:value="151958.11089100002" table:style-name="ce132">
            <text:p>151.958</text:p>
          </table:table-cell>
          <table:table-cell office:value-type="float" office:value="82014" table:style-name="ce132">
            <text:p>82.014</text:p>
          </table:table-cell>
          <table:table-cell office:value-type="percentage" office:value="0.53971452737280257" table:style-name="ce133">
            <text:p>54,0%</text:p>
          </table:table-cell>
          <table:table-cell office:value-type="float" office:value="63597" table:style-name="ce132">
            <text:p>63.597</text:p>
          </table:table-cell>
          <table:table-cell office:value-type="percentage" office:value="0.41851665322174414" table:style-name="ce133">
            <text:p>41,9%</text:p>
          </table:table-cell>
          <table:table-cell office:value-type="date" office:date-value="2023-02-08T00:00:00" table:style-name="ce134">
            <text:p>08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ntabria</text:p>
          </table:table-cell>
          <table:table-cell office:value-type="float" office:value="41717.294332999998" table:style-name="ce132">
            <text:p>41.717</text:p>
          </table:table-cell>
          <table:table-cell office:value-type="float" office:value="26270" table:style-name="ce132">
            <text:p>26.270</text:p>
          </table:table-cell>
          <table:table-cell office:value-type="percentage" office:value="0.629714856153061" table:style-name="ce133">
            <text:p>63,0%</text:p>
          </table:table-cell>
          <table:table-cell office:value-type="float" office:value="23857" table:style-name="ce132">
            <text:p>23.857</text:p>
          </table:table-cell>
          <table:table-cell office:value-type="percentage" office:value="0.57187313754257996" table:style-name="ce133">
            <text:p>57,2%</text:p>
          </table:table-cell>
          <table:table-cell office:value-type="date" office:date-value="2023-02-08T00:00:00" table:style-name="ce134">
            <text:p>08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stilla y Leon<text:s/></text:p>
          </table:table-cell>
          <table:table-cell office:value-type="float" office:value="155567.76790400001" table:style-name="ce132">
            <text:p>155.568</text:p>
          </table:table-cell>
          <table:table-cell office:value-type="float" office:value="107184" table:style-name="ce132">
            <text:p>107.184</text:p>
          </table:table-cell>
          <table:table-cell office:value-type="percentage" office:value="0.68898590912574287" table:style-name="ce133">
            <text:p>68,9%</text:p>
          </table:table-cell>
          <table:table-cell office:value-type="float" office:value="99254" table:style-name="ce132">
            <text:p>99.254</text:p>
          </table:table-cell>
          <table:table-cell office:value-type="percentage" office:value="0.63801133960634493" table:style-name="ce133">
            <text:p>63,8%</text:p>
          </table:table-cell>
          <table:table-cell office:value-type="date" office:date-value="2023-02-08T00:00:00" table:style-name="ce134">
            <text:p>08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stilla - La Mancha</text:p>
          </table:table-cell>
          <table:table-cell office:value-type="float" office:value="168143.211595" table:style-name="ce132">
            <text:p>168.143</text:p>
          </table:table-cell>
          <table:table-cell office:value-type="float" office:value="107733" table:style-name="ce132">
            <text:p>107.733</text:p>
          </table:table-cell>
          <table:table-cell office:value-type="percentage" office:value="0.6407216739709497" table:style-name="ce133">
            <text:p>64,1%</text:p>
          </table:table-cell>
          <table:table-cell office:value-type="float" office:value="89639" table:style-name="ce132">
            <text:p>89.639</text:p>
          </table:table-cell>
          <table:table-cell office:value-type="percentage" office:value="0.53311102571247404" table:style-name="ce133">
            <text:p>53,3%</text:p>
          </table:table-cell>
          <table:table-cell office:value-type="date" office:date-value="2023-02-08T00:00:00" table:style-name="ce134">
            <text:p>08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taluña</text:p>
          </table:table-cell>
          <table:table-cell office:value-type="float" office:value="636008.12552400003" table:style-name="ce132">
            <text:p>636.008</text:p>
          </table:table-cell>
          <table:table-cell office:value-type="float" office:value="265621" table:style-name="ce132">
            <text:p>265.621</text:p>
          </table:table-cell>
          <table:table-cell office:value-type="percentage" office:value="0.41763774602904297" table:style-name="ce133">
            <text:p>41,8%</text:p>
          </table:table-cell>
          <table:table-cell office:value-type="float" office:value="209150" table:style-name="ce132">
            <text:p>209.150</text:p>
          </table:table-cell>
          <table:table-cell office:value-type="percentage" office:value="0.32884799990201957" table:style-name="ce133">
            <text:p>32,9%</text:p>
          </table:table-cell>
          <table:table-cell office:value-type="date" office:date-value="2023-02-08T00:00:00" table:style-name="ce134">
            <text:p>08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. Valenciana</text:p>
          </table:table-cell>
          <table:table-cell office:value-type="float" office:value="403004.73383400001" table:style-name="ce132">
            <text:p>403.005</text:p>
          </table:table-cell>
          <table:table-cell office:value-type="float" office:value="266070" table:style-name="ce132">
            <text:p>266.070</text:p>
          </table:table-cell>
          <table:table-cell office:value-type="percentage" office:value="0.66021556984885388" table:style-name="ce133">
            <text:p>66,0%</text:p>
          </table:table-cell>
          <table:table-cell office:value-type="float" office:value="205470" table:style-name="ce132">
            <text:p>205.470</text:p>
          </table:table-cell>
          <table:table-cell office:value-type="percentage" office:value="0.50984512773647539" table:style-name="ce133">
            <text:p>51,0%</text:p>
          </table:table-cell>
          <table:table-cell office:value-type="date" office:date-value="2023-02-08T00:00:00" table:style-name="ce134">
            <text:p>08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Extremadura</text:p>
          </table:table-cell>
          <table:table-cell office:value-type="float" office:value="76572.953594999999" table:style-name="ce132">
            <text:p>76.573</text:p>
          </table:table-cell>
          <table:table-cell office:value-type="float" office:value="62125" table:style-name="ce132">
            <text:p>62.125</text:p>
          </table:table-cell>
          <table:table-cell office:value-type="percentage" office:value="0.81131779673256055" table:style-name="ce133">
            <text:p>81,1%</text:p>
          </table:table-cell>
          <table:table-cell office:value-type="float" office:value="53333" table:style-name="ce132">
            <text:p>53.333</text:p>
          </table:table-cell>
          <table:table-cell office:value-type="percentage" office:value="0.69649918797807087" table:style-name="ce133">
            <text:p>69,6%</text:p>
          </table:table-cell>
          <table:table-cell office:value-type="date" office:date-value="2023-02-08T00:00:00" table:style-name="ce134">
            <text:p>08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Galicia</text:p>
          </table:table-cell>
          <table:table-cell office:value-type="float" office:value="174389.62124499999" table:style-name="ce132">
            <text:p>174.390</text:p>
          </table:table-cell>
          <table:table-cell office:value-type="float" office:value="144656" table:style-name="ce132">
            <text:p>144.656</text:p>
          </table:table-cell>
          <table:table-cell office:value-type="percentage" office:value="0.82949890576786545" table:style-name="ce133">
            <text:p>82,9%</text:p>
          </table:table-cell>
          <table:table-cell office:value-type="float" office:value="128325" table:style-name="ce132">
            <text:p>128.325</text:p>
          </table:table-cell>
          <table:table-cell office:value-type="percentage" office:value="0.73585227769785799" table:style-name="ce133">
            <text:p>73,6%</text:p>
          </table:table-cell>
          <table:table-cell office:value-type="date" office:date-value="2023-02-08T00:00:00" table:style-name="ce134">
            <text:p>08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La Rioja</text:p>
          </table:table-cell>
          <table:table-cell office:value-type="float" office:value="24985.563856000001" table:style-name="ce132">
            <text:p>24.986</text:p>
          </table:table-cell>
          <table:table-cell office:value-type="float" office:value="17150" table:style-name="ce132">
            <text:p>17.150</text:p>
          </table:table-cell>
          <table:table-cell office:value-type="percentage" office:value="0.68639635666583609" table:style-name="ce133">
            <text:p>68,6%</text:p>
          </table:table-cell>
          <table:table-cell office:value-type="float" office:value="14928" table:style-name="ce132">
            <text:p>14.928</text:p>
          </table:table-cell>
          <table:table-cell office:value-type="percentage" office:value="0.59746500363309629" table:style-name="ce133">
            <text:p>59,7%</text:p>
          </table:table-cell>
          <table:table-cell office:value-type="date" office:date-value="2023-02-08T00:00:00" table:style-name="ce134">
            <text:p>08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adrid</text:p>
          </table:table-cell>
          <table:table-cell office:value-type="float" office:value="557396.80747899995" table:style-name="ce132">
            <text:p>557.397</text:p>
          </table:table-cell>
          <table:table-cell office:value-type="float" office:value="271727" table:style-name="ce132">
            <text:p>271.727</text:p>
          </table:table-cell>
          <table:table-cell office:value-type="percentage" office:value="0.48749292488589896" table:style-name="ce133">
            <text:p>48,7%</text:p>
          </table:table-cell>
          <table:table-cell office:value-type="float" office:value="243503" table:style-name="ce132">
            <text:p>243.503</text:p>
          </table:table-cell>
          <table:table-cell office:value-type="percentage" office:value="0.43685754337438332" table:style-name="ce133">
            <text:p>43,7%</text:p>
          </table:table-cell>
          <table:table-cell office:value-type="date" office:date-value="2023-02-08T00:00:00" table:style-name="ce134">
            <text:p>08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urcia<text:s/></text:p>
          </table:table-cell>
          <table:table-cell office:value-type="float" office:value="138113.43695899998" table:style-name="ce132">
            <text:p>138.113</text:p>
          </table:table-cell>
          <table:table-cell office:value-type="float" office:value="72603" table:style-name="ce132">
            <text:p>72.603</text:p>
          </table:table-cell>
          <table:table-cell office:value-type="percentage" office:value="0.52567658584553756" table:style-name="ce133">
            <text:p>52,6%</text:p>
          </table:table-cell>
          <table:table-cell office:value-type="float" office:value="52541" table:style-name="ce132">
            <text:p>52.541</text:p>
          </table:table-cell>
          <table:table-cell office:value-type="percentage" office:value="0.38041917685096194" table:style-name="ce133">
            <text:p>38,0%</text:p>
          </table:table-cell>
          <table:table-cell office:value-type="date" office:date-value="2023-02-08T00:00:00" table:style-name="ce134">
            <text:p>08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Navarra</text:p>
          </table:table-cell>
          <table:table-cell office:value-type="float" office:value="55623.848526000009" table:style-name="ce132">
            <text:p>55.624</text:p>
          </table:table-cell>
          <table:table-cell office:value-type="float" office:value="30014" table:style-name="ce132">
            <text:p>30.014</text:p>
          </table:table-cell>
          <table:table-cell office:value-type="percentage" office:value="0.53958869793000186" table:style-name="ce133">
            <text:p>54,0%</text:p>
          </table:table-cell>
          <table:table-cell office:value-type="float" office:value="26400" table:style-name="ce132">
            <text:p>26.400</text:p>
          </table:table-cell>
          <table:table-cell office:value-type="percentage" office:value="0.47461656644739286" table:style-name="ce133">
            <text:p>47,5%</text:p>
          </table:table-cell>
          <table:table-cell office:value-type="date" office:date-value="2023-02-08T00:00:00" table:style-name="ce134">
            <text:p>08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País Vasco</text:p>
          </table:table-cell>
          <table:table-cell office:value-type="float" office:value="166591.270532" table:style-name="ce132">
            <text:p>166.591</text:p>
          </table:table-cell>
          <table:table-cell office:value-type="float" office:value="88720" table:style-name="ce132">
            <text:p>88.720</text:p>
          </table:table-cell>
          <table:table-cell office:value-type="percentage" office:value="0.53256091820824458" table:style-name="ce133">
            <text:p>53,3%</text:p>
          </table:table-cell>
          <table:table-cell office:value-type="float" office:value="71483" table:style-name="ce132">
            <text:p>71.483</text:p>
          </table:table-cell>
          <table:table-cell office:value-type="percentage" office:value="0.4290921113196568" table:style-name="ce133">
            <text:p>42,9%</text:p>
          </table:table-cell>
          <table:table-cell office:value-type="date" office:date-value="2023-02-08T00:00:00" table:style-name="ce134">
            <text:p>08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euta</text:p>
          </table:table-cell>
          <table:table-cell office:value-type="float" office:value="8813.6462310000006" table:style-name="ce132">
            <text:p>8.814</text:p>
          </table:table-cell>
          <table:table-cell office:value-type="float" office:value="3244" table:style-name="ce132">
            <text:p>3.244</text:p>
          </table:table-cell>
          <table:table-cell office:value-type="percentage" office:value="0.36806560133874744" table:style-name="ce133">
            <text:p>36,8%</text:p>
          </table:table-cell>
          <table:table-cell office:value-type="float" office:value="2280" table:style-name="ce132">
            <text:p>2.280</text:p>
          </table:table-cell>
          <table:table-cell office:value-type="percentage" office:value="0.25868975679788658" table:style-name="ce133">
            <text:p>25,9%</text:p>
          </table:table-cell>
          <table:table-cell office:value-type="date" office:date-value="2023-02-08T00:00:00" table:style-name="ce134">
            <text:p>08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elilla</text:p>
          </table:table-cell>
          <table:table-cell office:value-type="float" office:value="10836.881358999999" table:style-name="ce132">
            <text:p>10.837</text:p>
          </table:table-cell>
          <table:table-cell office:value-type="float" office:value="3657" table:style-name="ce132">
            <text:p>3.657</text:p>
          </table:table-cell>
          <table:table-cell office:value-type="percentage" office:value="0.33745870964646779" table:style-name="ce133">
            <text:p>33,7%</text:p>
          </table:table-cell>
          <table:table-cell office:value-type="float" office:value="2189" table:style-name="ce132">
            <text:p>2.189</text:p>
          </table:table-cell>
          <table:table-cell office:value-type="percentage" office:value="0.20199538294124092" table:style-name="ce133">
            <text:p>20,2%</text:p>
          </table:table-cell>
          <table:table-cell office:value-type="date" office:date-value="2023-02-08T00:00:00" table:style-name="ce134">
            <text:p>08/02/2023</text:p>
          </table:table-cell>
          <table:table-cell table:number-columns-repeated="16377"/>
        </table:table-row>
        <table:table-row table:style-name="ro5">
          <table:table-cell office:value-type="string" table:style-name="ce136">
            <text:p>Min. Defensa</text:p>
          </table:table-cell>
          <table:table-cell office:value-type="string" table:style-name="ce132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date" office:date-value="2023-02-08T00:00:00" table:style-name="ce134">
            <text:p>08/02/2023</text:p>
          </table:table-cell>
          <table:table-cell table:number-columns-repeated="16377"/>
        </table:table-row>
        <table:table-row table:style-name="ro5">
          <table:table-cell office:value-type="string" table:style-name="ce137">
            <text:p>Sanidad Exterior</text:p>
          </table:table-cell>
          <table:table-cell office:value-type="string" table:style-name="ce132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date" office:date-value="2023-02-03T00:00:00" table:style-name="ce134">
            <text:p>03/02/2023</text:p>
          </table:table-cell>
          <table:table-cell table:number-columns-repeated="16377"/>
        </table:table-row>
        <table:table-row table:style-name="ro5">
          <table:table-cell office:value-type="string" table:style-name="ce138">
            <text:p>Totales</text:p>
          </table:table-cell>
          <table:table-cell office:value-type="float" office:value="3740001.2257329994" table:style-name="ce139">
            <text:p>3.740.001</text:p>
          </table:table-cell>
          <table:table-cell office:value-type="float" office:value="2141193" table:style-name="ce139">
            <text:p>2.141.193</text:p>
          </table:table-cell>
          <table:table-cell office:value-type="percentage" office:value="0.57251130969358155" table:style-name="ce140">
            <text:p>57,3%</text:p>
          </table:table-cell>
          <table:table-cell office:value-type="float" office:value="1775043" table:style-name="ce139">
            <text:p>1.775.043</text:p>
          </table:table-cell>
          <table:table-cell office:value-type="percentage" office:value="0.47461027226056884" table:style-name="ce140">
            <text:p>47,5%</text:p>
          </table:table-cell>
          <table:table-cell table:style-name="ce139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4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4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4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4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3-02-09T15:28:48Z</dc:date>
  </office:meta>
</office:document-meta>
</file>